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8">
      <style:text-properties fo:font-weight="bold" style:font-weight-asian="bold" style:font-weight-complex="bold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50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6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63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3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3"/>
    <style:style style:name="ce97" style:family="table-cell" style:parent-style-name="Default" style:data-style-name="N0">
      <style:text-properties fo:color="#FF0000"/>
    </style:style>
    <style:style style:name="ce9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10年10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6">
            <text:p>人 <text:s text:c="7"/>口 <text:s text:c="7"/>數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1">
            <text:p>男</text:p>
          </table:table-cell>
          <table:table-cell office:value-type="string" table:style-name="ce12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總　 <text:s/>計</text:p>
          </table:table-cell>
          <table:table-cell office:value-type="float" office:value="9004383" table:style-name="ce14">
            <text:p>9,004,383</text:p>
          </table:table-cell>
          <table:table-cell office:value-type="float" office:value="23413879" table:style-name="ce15">
            <text:p>23,413,879</text:p>
          </table:table-cell>
          <table:table-cell office:value-type="float" office:value="11598148" table:style-name="ce15">
            <text:p>11,598,148</text:p>
          </table:table-cell>
          <table:table-cell office:value-type="float" office:value="11815731" table:style-name="ce16">
            <text:p>11,815,731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新 北 市</text:p>
          </table:table-cell>
          <table:table-cell office:value-type="float" office:value="1620428" table:style-name="ce14">
            <text:p>1,620,428</text:p>
          </table:table-cell>
          <table:table-cell office:value-type="float" office:value="4014869" table:style-name="ce17">
            <text:p>4,014,869</text:p>
          </table:table-cell>
          <table:table-cell office:value-type="float" office:value="1960442" table:style-name="ce17">
            <text:p>1,960,442</text:p>
          </table:table-cell>
          <table:table-cell office:value-type="float" office:value="2054427" table:style-name="ce16">
            <text:p>2,054,427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北 市</text:p>
          </table:table-cell>
          <table:table-cell office:value-type="float" office:value="1055920" table:style-name="ce14">
            <text:p>1,055,920</text:p>
          </table:table-cell>
          <table:table-cell office:value-type="float" office:value="2538299" table:style-name="ce17">
            <text:p>2,538,299</text:p>
          </table:table-cell>
          <table:table-cell office:value-type="float" office:value="1208385" table:style-name="ce17">
            <text:p>1,208,385</text:p>
          </table:table-cell>
          <table:table-cell office:value-type="float" office:value="1329914" table:style-name="ce16">
            <text:p>1,329,914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桃 園 市</text:p>
          </table:table-cell>
          <table:table-cell office:value-type="float" office:value="860538" table:style-name="ce14">
            <text:p>860,538</text:p>
          </table:table-cell>
          <table:table-cell office:value-type="float" office:value="2272663" table:style-name="ce17">
            <text:p>2,272,663</text:p>
          </table:table-cell>
          <table:table-cell office:value-type="float" office:value="1125386" table:style-name="ce17">
            <text:p>1,125,386</text:p>
          </table:table-cell>
          <table:table-cell office:value-type="float" office:value="1147277" table:style-name="ce16">
            <text:p>1,147,277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臺 中 市</text:p>
          </table:table-cell>
          <table:table-cell office:value-type="float" office:value="1015663" table:style-name="ce14">
            <text:p>1,015,663</text:p>
          </table:table-cell>
          <table:table-cell office:value-type="float" office:value="2815477" table:style-name="ce17">
            <text:p>2,815,477</text:p>
          </table:table-cell>
          <table:table-cell office:value-type="float" office:value="1382072" table:style-name="ce17">
            <text:p>1,382,072</text:p>
          </table:table-cell>
          <table:table-cell office:value-type="float" office:value="1433405" table:style-name="ce16">
            <text:p>1,433,405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南 市</text:p>
          </table:table-cell>
          <table:table-cell office:value-type="float" office:value="709597" table:style-name="ce14">
            <text:p>709,597</text:p>
          </table:table-cell>
          <table:table-cell office:value-type="float" office:value="1864799" table:style-name="ce17">
            <text:p>1,864,799</text:p>
          </table:table-cell>
          <table:table-cell office:value-type="float" office:value="928682" table:style-name="ce17">
            <text:p>928,682</text:p>
          </table:table-cell>
          <table:table-cell office:value-type="float" office:value="936117" table:style-name="ce16">
            <text:p>936,117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高 雄 市</text:p>
          </table:table-cell>
          <table:table-cell office:value-type="float" office:value="1128386" table:style-name="ce14">
            <text:p>1,128,386</text:p>
          </table:table-cell>
          <table:table-cell office:value-type="float" office:value="2749293" table:style-name="ce20">
            <text:p>2,749,293</text:p>
          </table:table-cell>
          <table:table-cell office:value-type="float" office:value="1355140" table:style-name="ce17">
            <text:p>1,355,140</text:p>
          </table:table-cell>
          <table:table-cell office:value-type="float" office:value="1394153" table:style-name="ce16">
            <text:p>1,394,153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臺 灣 省</text:p>
          </table:table-cell>
          <table:table-cell office:value-type="float" office:value="2567857" table:style-name="ce14">
            <text:p>2,567,857</text:p>
          </table:table-cell>
          <table:table-cell office:value-type="float" office:value="7003783" table:style-name="ce20">
            <text:p>7,003,783</text:p>
          </table:table-cell>
          <table:table-cell office:value-type="float" office:value="3559852" table:style-name="ce17">
            <text:p>3,559,852</text:p>
          </table:table-cell>
          <table:table-cell office:value-type="float" office:value="3443931" table:style-name="ce16">
            <text:p>3,443,931</text:p>
          </table:table-cell>
          <table:table-cell table:number-columns-repeated="16379"/>
        </table:table-row>
        <table:table-row table:style-name="ro6">
          <table:table-cell office:value-type="string" table:style-name="ce21">
            <text:p>宜蘭縣</text:p>
          </table:table-cell>
          <table:table-cell office:value-type="float" office:value="174075" table:style-name="ce22">
            <text:p>174,075</text:p>
          </table:table-cell>
          <table:table-cell office:value-type="float" office:value="451175" table:style-name="ce23">
            <text:p>451,175</text:p>
          </table:table-cell>
          <table:table-cell office:value-type="float" office:value="227222" table:style-name="ce23">
            <text:p>227,222</text:p>
          </table:table-cell>
          <table:table-cell office:value-type="float" office:value="223953" table:style-name="ce23">
            <text:p>223,953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新竹縣</text:p>
          </table:table-cell>
          <table:table-cell office:value-type="float" office:value="210169" table:style-name="ce22">
            <text:p>210,169</text:p>
          </table:table-cell>
          <table:table-cell office:value-type="float" office:value="574806" table:style-name="ce23">
            <text:p>574,806</text:p>
          </table:table-cell>
          <table:table-cell office:value-type="float" office:value="293417" table:style-name="ce23">
            <text:p>293,417</text:p>
          </table:table-cell>
          <table:table-cell office:value-type="float" office:value="281389" table:style-name="ce23">
            <text:p>281,389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苗栗縣</text:p>
          </table:table-cell>
          <table:table-cell office:value-type="float" office:value="195263" table:style-name="ce22">
            <text:p>195,263</text:p>
          </table:table-cell>
          <table:table-cell office:value-type="float" office:value="538940" table:style-name="ce23">
            <text:p>538,940</text:p>
          </table:table-cell>
          <table:table-cell office:value-type="float" office:value="277786" table:style-name="ce23">
            <text:p>277,786</text:p>
          </table:table-cell>
          <table:table-cell office:value-type="float" office:value="261154" table:style-name="ce23">
            <text:p>261,154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彰化縣</text:p>
          </table:table-cell>
          <table:table-cell office:value-type="float" office:value="398987" table:style-name="ce22">
            <text:p>398,987</text:p>
          </table:table-cell>
          <table:table-cell office:value-type="float" office:value="1257033" table:style-name="ce23">
            <text:p>1,257,033</text:p>
          </table:table-cell>
          <table:table-cell office:value-type="float" office:value="638686" table:style-name="ce23">
            <text:p>638,686</text:p>
          </table:table-cell>
          <table:table-cell office:value-type="float" office:value="618347" table:style-name="ce23">
            <text:p>618,347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南投縣</text:p>
          </table:table-cell>
          <table:table-cell office:value-type="float" office:value="179945" table:style-name="ce22">
            <text:p>179,945</text:p>
          </table:table-cell>
          <table:table-cell office:value-type="float" office:value="485983" table:style-name="ce23">
            <text:p>485,983</text:p>
          </table:table-cell>
          <table:table-cell office:value-type="float" office:value="248298" table:style-name="ce23">
            <text:p>248,298</text:p>
          </table:table-cell>
          <table:table-cell office:value-type="float" office:value="237685" table:style-name="ce23">
            <text:p>237,68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雲林縣</text:p>
          </table:table-cell>
          <table:table-cell office:value-type="float" office:value="244815" table:style-name="ce22">
            <text:p>244,815</text:p>
          </table:table-cell>
          <table:table-cell office:value-type="float" office:value="671182" table:style-name="ce23">
            <text:p>671,182</text:p>
          </table:table-cell>
          <table:table-cell office:value-type="float" office:value="346966" table:style-name="ce23">
            <text:p>346,966</text:p>
          </table:table-cell>
          <table:table-cell office:value-type="float" office:value="324216" table:style-name="ce23">
            <text:p>324,2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嘉義縣</text:p>
          </table:table-cell>
          <table:table-cell office:value-type="float" office:value="185095" table:style-name="ce22">
            <text:p>185,095</text:p>
          </table:table-cell>
          <table:table-cell office:value-type="float" office:value="494293" table:style-name="ce23">
            <text:p>494,293</text:p>
          </table:table-cell>
          <table:table-cell office:value-type="float" office:value="256417" table:style-name="ce23">
            <text:p>256,417</text:p>
          </table:table-cell>
          <table:table-cell office:value-type="float" office:value="237876" table:style-name="ce23">
            <text:p>237,8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屏東縣</text:p>
          </table:table-cell>
          <table:table-cell office:value-type="float" office:value="293154" table:style-name="ce22">
            <text:p>293,154</text:p>
          </table:table-cell>
          <table:table-cell office:value-type="float" office:value="805717" table:style-name="ce23">
            <text:p>805,717</text:p>
          </table:table-cell>
          <table:table-cell office:value-type="float" office:value="410328" table:style-name="ce23">
            <text:p>410,328</text:p>
          </table:table-cell>
          <table:table-cell office:value-type="float" office:value="395389" table:style-name="ce23">
            <text:p>395,3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臺東縣</text:p>
          </table:table-cell>
          <table:table-cell office:value-type="float" office:value="84087" table:style-name="ce22">
            <text:p>84,087</text:p>
          </table:table-cell>
          <table:table-cell office:value-type="float" office:value="213718" table:style-name="ce25">
            <text:p>213,718</text:p>
          </table:table-cell>
          <table:table-cell office:value-type="float" office:value="109715" table:style-name="ce23">
            <text:p>109,715</text:p>
          </table:table-cell>
          <table:table-cell office:value-type="float" office:value="104003" table:style-name="ce23">
            <text:p>104,00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花蓮縣</text:p>
          </table:table-cell>
          <table:table-cell office:value-type="float" office:value="127939" table:style-name="ce22">
            <text:p>127,939</text:p>
          </table:table-cell>
          <table:table-cell office:value-type="float" office:value="321971" table:style-name="ce23">
            <text:p>321,971</text:p>
          </table:table-cell>
          <table:table-cell office:value-type="float" office:value="162726" table:style-name="ce23">
            <text:p>162,726</text:p>
          </table:table-cell>
          <table:table-cell office:value-type="float" office:value="159245" table:style-name="ce23">
            <text:p>159,24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澎湖縣</text:p>
          </table:table-cell>
          <table:table-cell office:value-type="float" office:value="42316" table:style-name="ce22">
            <text:p>42,316</text:p>
          </table:table-cell>
          <table:table-cell office:value-type="float" office:value="106147" table:style-name="ce23">
            <text:p>106,147</text:p>
          </table:table-cell>
          <table:table-cell office:value-type="float" office:value="54656" table:style-name="ce23">
            <text:p>54,656</text:p>
          </table:table-cell>
          <table:table-cell office:value-type="float" office:value="51491" table:style-name="ce23">
            <text:p>51,4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6">
            <text:p>基隆市</text:p>
          </table:table-cell>
          <table:table-cell office:value-type="float" office:value="156177" table:style-name="ce22">
            <text:p>156,177</text:p>
          </table:table-cell>
          <table:table-cell office:value-type="float" office:value="364766" table:style-name="ce23">
            <text:p>364,766</text:p>
          </table:table-cell>
          <table:table-cell office:value-type="float" office:value="181861" table:style-name="ce23">
            <text:p>181,861</text:p>
          </table:table-cell>
          <table:table-cell office:value-type="float" office:value="182905" table:style-name="ce23">
            <text:p>182,9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新竹市</text:p>
          </table:table-cell>
          <table:table-cell office:value-type="float" office:value="173984" table:style-name="ce22">
            <text:p>173,984</text:p>
          </table:table-cell>
          <table:table-cell office:value-type="float" office:value="452844" table:style-name="ce23">
            <text:p>452,844</text:p>
          </table:table-cell>
          <table:table-cell office:value-type="float" office:value="223672" table:style-name="ce23">
            <text:p>223,672</text:p>
          </table:table-cell>
          <table:table-cell office:value-type="float" office:value="229172" table:style-name="ce23">
            <text:p>229,1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嘉義市</text:p>
          </table:table-cell>
          <table:table-cell office:value-type="float" office:value="101851" table:style-name="ce22">
            <text:p>101,851</text:p>
          </table:table-cell>
          <table:table-cell office:value-type="float" office:value="265208" table:style-name="ce23">
            <text:p>265,208</text:p>
          </table:table-cell>
          <table:table-cell office:value-type="float" office:value="128102" table:style-name="ce23">
            <text:p>128,102</text:p>
          </table:table-cell>
          <table:table-cell office:value-type="float" office:value="137106" table:style-name="ce23">
            <text:p>137,10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3">
            <text:p>福 建 省</text:p>
          </table:table-cell>
          <table:table-cell office:value-type="float" office:value="45994" table:style-name="ce14">
            <text:p>45,994</text:p>
          </table:table-cell>
          <table:table-cell office:value-type="float" office:value="154696" table:style-name="ce20">
            <text:p>154,696</text:p>
          </table:table-cell>
          <table:table-cell office:value-type="float" office:value="78189" table:style-name="ce20">
            <text:p>78,189</text:p>
          </table:table-cell>
          <table:table-cell office:value-type="float" office:value="76507" table:style-name="ce20">
            <text:p>76,5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金門縣</text:p>
          </table:table-cell>
          <table:table-cell office:value-type="float" office:value="42493" table:style-name="ce22">
            <text:p>42,493</text:p>
          </table:table-cell>
          <table:table-cell office:value-type="float" office:value="141180" table:style-name="ce23">
            <text:p>141,180</text:p>
          </table:table-cell>
          <table:table-cell office:value-type="float" office:value="70367" table:style-name="ce23">
            <text:p>70,367</text:p>
          </table:table-cell>
          <table:table-cell office:value-type="float" office:value="70813" table:style-name="ce23">
            <text:p>70,81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7">
            <text:p>連江縣</text:p>
          </table:table-cell>
          <table:table-cell office:value-type="float" office:value="3501" table:style-name="ce28">
            <text:p>3,501</text:p>
          </table:table-cell>
          <table:table-cell office:value-type="float" office:value="13516" table:style-name="ce29">
            <text:p>13,516</text:p>
          </table:table-cell>
          <table:table-cell office:value-type="float" office:value="7822" table:style-name="ce29">
            <text:p>7,822</text:p>
          </table:table-cell>
          <table:table-cell office:value-type="float" office:value="5694" table:style-name="ce29">
            <text:p>5,694</text:p>
          </table:table-cell>
          <table:table-cell table:number-columns-repeated="16379" table:style-name="ce1"/>
        </table:table-row>
        <table:table-row table:style-name="ro7">
          <table:table-cell table:style-name="ce30"/>
          <table:table-cell table:number-columns-repeated="2" table:style-name="ce2"/>
          <table:table-cell table:style-name="ce31"/>
          <table:table-cell office:value-type="string" table:style-name="ce32">
            <text:p><text:s text:c="7"/>內政部戶政司 民國110年11月10日編製</text:p>
          </table:table-cell>
          <table:table-cell table:style-name="ce31"/>
          <table:table-cell table:number-columns-repeated="16378"/>
        </table:table-row>
        <table:table-row table:style-name="ro4">
          <table:table-cell table:style-name="ce24"/>
          <table:table-cell table:number-columns-repeated="3" table:style-name="ce2"/>
          <table:table-cell table:style-name="ce33"/>
          <table:table-cell table:number-columns-repeated="16379" table:style-name="ce1"/>
        </table:table-row>
        <table:table-row table:style-name="ro4">
          <table:table-cell table:style-name="ce24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6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新北市</text:p>
          </table:table-cell>
          <table:table-cell office:value-type="float" office:value="1620428" table:style-name="ce40">
            <text:p>1,620,428</text:p>
          </table:table-cell>
          <table:table-cell office:value-type="float" office:value="4014869" table:style-name="ce41">
            <text:p>4,014,869</text:p>
          </table:table-cell>
          <table:table-cell office:value-type="float" office:value="1960442" table:style-name="ce41">
            <text:p>1,960,442</text:p>
          </table:table-cell>
          <table:table-cell office:value-type="float" office:value="2054427" table:style-name="ce42">
            <text:p>2,054,42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板橋區</text:p>
          </table:table-cell>
          <table:table-cell office:value-type="float" office:value="219474" table:style-name="ce44">
            <text:p>219,474</text:p>
          </table:table-cell>
          <table:table-cell office:value-type="float" office:value="553784" table:style-name="ce45">
            <text:p>553,784</text:p>
          </table:table-cell>
          <table:table-cell office:value-type="float" office:value="269207" table:style-name="ce45">
            <text:p>269,207</text:p>
          </table:table-cell>
          <table:table-cell office:value-type="float" office:value="284577" table:style-name="ce46">
            <text:p>284,57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三重區</text:p>
          </table:table-cell>
          <table:table-cell office:value-type="float" office:value="155491" table:style-name="ce44">
            <text:p>155,491</text:p>
          </table:table-cell>
          <table:table-cell office:value-type="float" office:value="382326" table:style-name="ce45">
            <text:p>382,326</text:p>
          </table:table-cell>
          <table:table-cell office:value-type="float" office:value="187529" table:style-name="ce45">
            <text:p>187,529</text:p>
          </table:table-cell>
          <table:table-cell office:value-type="float" office:value="194797" table:style-name="ce46">
            <text:p>194,79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和區</text:p>
          </table:table-cell>
          <table:table-cell office:value-type="float" office:value="169892" table:style-name="ce44">
            <text:p>169,892</text:p>
          </table:table-cell>
          <table:table-cell office:value-type="float" office:value="407364" table:style-name="ce45">
            <text:p>407,364</text:p>
          </table:table-cell>
          <table:table-cell office:value-type="float" office:value="196965" table:style-name="ce45">
            <text:p>196,965</text:p>
          </table:table-cell>
          <table:table-cell office:value-type="float" office:value="210399" table:style-name="ce46">
            <text:p>210,39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永和區</text:p>
          </table:table-cell>
          <table:table-cell office:value-type="float" office:value="91708" table:style-name="ce44">
            <text:p>91,708</text:p>
          </table:table-cell>
          <table:table-cell office:value-type="float" office:value="216484" table:style-name="ce45">
            <text:p>216,484</text:p>
          </table:table-cell>
          <table:table-cell office:value-type="float" office:value="102563" table:style-name="ce45">
            <text:p>102,563</text:p>
          </table:table-cell>
          <table:table-cell office:value-type="float" office:value="113921" table:style-name="ce46">
            <text:p>113,92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莊區</text:p>
          </table:table-cell>
          <table:table-cell office:value-type="float" office:value="162638" table:style-name="ce44">
            <text:p>162,638</text:p>
          </table:table-cell>
          <table:table-cell office:value-type="float" office:value="421969" table:style-name="ce45">
            <text:p>421,969</text:p>
          </table:table-cell>
          <table:table-cell office:value-type="float" office:value="205512" table:style-name="ce45">
            <text:p>205,512</text:p>
          </table:table-cell>
          <table:table-cell office:value-type="float" office:value="216457" table:style-name="ce46">
            <text:p>216,4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店區</text:p>
          </table:table-cell>
          <table:table-cell office:value-type="float" office:value="130834" table:style-name="ce44">
            <text:p>130,834</text:p>
          </table:table-cell>
          <table:table-cell office:value-type="float" office:value="300881" table:style-name="ce45">
            <text:p>300,881</text:p>
          </table:table-cell>
          <table:table-cell office:value-type="float" office:value="144272" table:style-name="ce45">
            <text:p>144,272</text:p>
          </table:table-cell>
          <table:table-cell office:value-type="float" office:value="156609" table:style-name="ce46">
            <text:p>156,6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樹林區</text:p>
          </table:table-cell>
          <table:table-cell office:value-type="float" office:value="67810" table:style-name="ce44">
            <text:p>67,810</text:p>
          </table:table-cell>
          <table:table-cell office:value-type="float" office:value="182311" table:style-name="ce45">
            <text:p>182,311</text:p>
          </table:table-cell>
          <table:table-cell office:value-type="float" office:value="90837" table:style-name="ce45">
            <text:p>90,837</text:p>
          </table:table-cell>
          <table:table-cell office:value-type="float" office:value="91474" table:style-name="ce46">
            <text:p>91,4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鶯歌區</text:p>
          </table:table-cell>
          <table:table-cell office:value-type="float" office:value="32582" table:style-name="ce44">
            <text:p>32,582</text:p>
          </table:table-cell>
          <table:table-cell office:value-type="float" office:value="88142" table:style-name="ce45">
            <text:p>88,142</text:p>
          </table:table-cell>
          <table:table-cell office:value-type="float" office:value="44114" table:style-name="ce45">
            <text:p>44,114</text:p>
          </table:table-cell>
          <table:table-cell office:value-type="float" office:value="44028" table:style-name="ce46">
            <text:p>44,0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峽區</text:p>
          </table:table-cell>
          <table:table-cell office:value-type="float" office:value="44798" table:style-name="ce44">
            <text:p>44,798</text:p>
          </table:table-cell>
          <table:table-cell office:value-type="float" office:value="116165" table:style-name="ce45">
            <text:p>116,165</text:p>
          </table:table-cell>
          <table:table-cell office:value-type="float" office:value="58042" table:style-name="ce45">
            <text:p>58,042</text:p>
          </table:table-cell>
          <table:table-cell office:value-type="float" office:value="58123" table:style-name="ce46">
            <text:p>58,1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淡水區</text:p>
          </table:table-cell>
          <table:table-cell office:value-type="float" office:value="84774" table:style-name="ce44">
            <text:p>84,774</text:p>
          </table:table-cell>
          <table:table-cell office:value-type="float" office:value="184984" table:style-name="ce45">
            <text:p>184,984</text:p>
          </table:table-cell>
          <table:table-cell office:value-type="float" office:value="88496" table:style-name="ce45">
            <text:p>88,496</text:p>
          </table:table-cell>
          <table:table-cell office:value-type="float" office:value="96488" table:style-name="ce46">
            <text:p>96,4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汐止區</text:p>
          </table:table-cell>
          <table:table-cell office:value-type="float" office:value="92166" table:style-name="ce44">
            <text:p>92,166</text:p>
          </table:table-cell>
          <table:table-cell office:value-type="float" office:value="205865" table:style-name="ce45">
            <text:p>205,865</text:p>
          </table:table-cell>
          <table:table-cell office:value-type="float" office:value="100174" table:style-name="ce45">
            <text:p>100,174</text:p>
          </table:table-cell>
          <table:table-cell office:value-type="float" office:value="105691" table:style-name="ce46">
            <text:p>105,6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芳區</text:p>
          </table:table-cell>
          <table:table-cell office:value-type="float" office:value="16121" table:style-name="ce44">
            <text:p>16,121</text:p>
          </table:table-cell>
          <table:table-cell office:value-type="float" office:value="38586" table:style-name="ce45">
            <text:p>38,586</text:p>
          </table:table-cell>
          <table:table-cell office:value-type="float" office:value="19439" table:style-name="ce45">
            <text:p>19,439</text:p>
          </table:table-cell>
          <table:table-cell office:value-type="float" office:value="19147" table:style-name="ce46">
            <text:p>19,1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城區</text:p>
          </table:table-cell>
          <table:table-cell office:value-type="float" office:value="90448" table:style-name="ce44">
            <text:p>90,448</text:p>
          </table:table-cell>
          <table:table-cell office:value-type="float" office:value="237614" table:style-name="ce45">
            <text:p>237,614</text:p>
          </table:table-cell>
          <table:table-cell office:value-type="float" office:value="116819" table:style-name="ce45">
            <text:p>116,819</text:p>
          </table:table-cell>
          <table:table-cell office:value-type="float" office:value="120795" table:style-name="ce46">
            <text:p>120,7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蘆洲區</text:p>
          </table:table-cell>
          <table:table-cell office:value-type="float" office:value="73954" table:style-name="ce44">
            <text:p>73,954</text:p>
          </table:table-cell>
          <table:table-cell office:value-type="float" office:value="201725" table:style-name="ce45">
            <text:p>201,725</text:p>
          </table:table-cell>
          <table:table-cell office:value-type="float" office:value="98750" table:style-name="ce45">
            <text:p>98,750</text:p>
          </table:table-cell>
          <table:table-cell office:value-type="float" office:value="102975" table:style-name="ce46">
            <text:p>102,9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股區</text:p>
          </table:table-cell>
          <table:table-cell office:value-type="float" office:value="35582" table:style-name="ce44">
            <text:p>35,582</text:p>
          </table:table-cell>
          <table:table-cell office:value-type="float" office:value="90416" table:style-name="ce45">
            <text:p>90,416</text:p>
          </table:table-cell>
          <table:table-cell office:value-type="float" office:value="45351" table:style-name="ce45">
            <text:p>45,351</text:p>
          </table:table-cell>
          <table:table-cell office:value-type="float" office:value="45065" table:style-name="ce46">
            <text:p>45,0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泰山區</text:p>
          </table:table-cell>
          <table:table-cell office:value-type="float" office:value="29014" table:style-name="ce44">
            <text:p>29,014</text:p>
          </table:table-cell>
          <table:table-cell office:value-type="float" office:value="77603" table:style-name="ce45">
            <text:p>77,603</text:p>
          </table:table-cell>
          <table:table-cell office:value-type="float" office:value="38251" table:style-name="ce45">
            <text:p>38,251</text:p>
          </table:table-cell>
          <table:table-cell office:value-type="float" office:value="39352" table:style-name="ce46">
            <text:p>39,3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口區</text:p>
          </table:table-cell>
          <table:table-cell office:value-type="float" office:value="50513" table:style-name="ce44">
            <text:p>50,513</text:p>
          </table:table-cell>
          <table:table-cell office:value-type="float" office:value="124134" table:style-name="ce45">
            <text:p>124,134</text:p>
          </table:table-cell>
          <table:table-cell office:value-type="float" office:value="60308" table:style-name="ce45">
            <text:p>60,308</text:p>
          </table:table-cell>
          <table:table-cell office:value-type="float" office:value="63826" table:style-name="ce46">
            <text:p>63,8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深坑區</text:p>
          </table:table-cell>
          <table:table-cell office:value-type="float" office:value="9866" table:style-name="ce44">
            <text:p>9,866</text:p>
          </table:table-cell>
          <table:table-cell office:value-type="float" office:value="23678" table:style-name="ce45">
            <text:p>23,678</text:p>
          </table:table-cell>
          <table:table-cell office:value-type="float" office:value="11824" table:style-name="ce45">
            <text:p>11,824</text:p>
          </table:table-cell>
          <table:table-cell office:value-type="float" office:value="11854" table:style-name="ce46">
            <text:p>11,8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碇區</text:p>
          </table:table-cell>
          <table:table-cell office:value-type="float" office:value="3392" table:style-name="ce44">
            <text:p>3,392</text:p>
          </table:table-cell>
          <table:table-cell office:value-type="float" office:value="7507" table:style-name="ce45">
            <text:p>7,507</text:p>
          </table:table-cell>
          <table:table-cell office:value-type="float" office:value="4102" table:style-name="ce45">
            <text:p>4,102</text:p>
          </table:table-cell>
          <table:table-cell office:value-type="float" office:value="3405" table:style-name="ce46">
            <text:p>3,4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坪林區</text:p>
          </table:table-cell>
          <table:table-cell office:value-type="float" office:value="2566" table:style-name="ce44">
            <text:p>2,566</text:p>
          </table:table-cell>
          <table:table-cell office:value-type="float" office:value="6646" table:style-name="ce45">
            <text:p>6,646</text:p>
          </table:table-cell>
          <table:table-cell office:value-type="float" office:value="3608" table:style-name="ce45">
            <text:p>3,608</text:p>
          </table:table-cell>
          <table:table-cell office:value-type="float" office:value="3038" table:style-name="ce46">
            <text:p>3,0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芝區</text:p>
          </table:table-cell>
          <table:table-cell office:value-type="float" office:value="9638" table:style-name="ce44">
            <text:p>9,638</text:p>
          </table:table-cell>
          <table:table-cell office:value-type="float" office:value="22407" table:style-name="ce45">
            <text:p>22,407</text:p>
          </table:table-cell>
          <table:table-cell office:value-type="float" office:value="11502" table:style-name="ce45">
            <text:p>11,502</text:p>
          </table:table-cell>
          <table:table-cell office:value-type="float" office:value="10905" table:style-name="ce46">
            <text:p>10,9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門區</text:p>
          </table:table-cell>
          <table:table-cell office:value-type="float" office:value="4223" table:style-name="ce44">
            <text:p>4,223</text:p>
          </table:table-cell>
          <table:table-cell office:value-type="float" office:value="11225" table:style-name="ce45">
            <text:p>11,225</text:p>
          </table:table-cell>
          <table:table-cell office:value-type="float" office:value="5847" table:style-name="ce45">
            <text:p>5,847</text:p>
          </table:table-cell>
          <table:table-cell office:value-type="float" office:value="5378" table:style-name="ce46">
            <text:p>5,3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八里區</text:p>
          </table:table-cell>
          <table:table-cell office:value-type="float" office:value="16014" table:style-name="ce44">
            <text:p>16,014</text:p>
          </table:table-cell>
          <table:table-cell office:value-type="float" office:value="40080" table:style-name="ce45">
            <text:p>40,080</text:p>
          </table:table-cell>
          <table:table-cell office:value-type="float" office:value="19962" table:style-name="ce45">
            <text:p>19,962</text:p>
          </table:table-cell>
          <table:table-cell office:value-type="float" office:value="20118" table:style-name="ce46">
            <text:p>20,1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平溪區</text:p>
          </table:table-cell>
          <table:table-cell office:value-type="float" office:value="2223" table:style-name="ce44">
            <text:p>2,223</text:p>
          </table:table-cell>
          <table:table-cell office:value-type="float" office:value="4344" table:style-name="ce45">
            <text:p>4,344</text:p>
          </table:table-cell>
          <table:table-cell office:value-type="float" office:value="2433" table:style-name="ce45">
            <text:p>2,433</text:p>
          </table:table-cell>
          <table:table-cell office:value-type="float" office:value="1911" table:style-name="ce46">
            <text:p>1,9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雙溪區</text:p>
          </table:table-cell>
          <table:table-cell office:value-type="float" office:value="3684" table:style-name="ce44">
            <text:p>3,684</text:p>
          </table:table-cell>
          <table:table-cell office:value-type="float" office:value="8263" table:style-name="ce45">
            <text:p>8,263</text:p>
          </table:table-cell>
          <table:table-cell office:value-type="float" office:value="4490" table:style-name="ce45">
            <text:p>4,490</text:p>
          </table:table-cell>
          <table:table-cell office:value-type="float" office:value="3773" table:style-name="ce46">
            <text:p>3,7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貢寮區</text:p>
          </table:table-cell>
          <table:table-cell office:value-type="float" office:value="4333" table:style-name="ce44">
            <text:p>4,333</text:p>
          </table:table-cell>
          <table:table-cell office:value-type="float" office:value="11588" table:style-name="ce45">
            <text:p>11,588</text:p>
          </table:table-cell>
          <table:table-cell office:value-type="float" office:value="5914" table:style-name="ce45">
            <text:p>5,914</text:p>
          </table:table-cell>
          <table:table-cell office:value-type="float" office:value="5674" table:style-name="ce46">
            <text:p>5,6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山區</text:p>
          </table:table-cell>
          <table:table-cell office:value-type="float" office:value="7224" table:style-name="ce44">
            <text:p>7,224</text:p>
          </table:table-cell>
          <table:table-cell office:value-type="float" office:value="20861" table:style-name="ce45">
            <text:p>20,861</text:p>
          </table:table-cell>
          <table:table-cell office:value-type="float" office:value="10241" table:style-name="ce45">
            <text:p>10,241</text:p>
          </table:table-cell>
          <table:table-cell office:value-type="float" office:value="10620" table:style-name="ce46">
            <text:p>10,6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里區</text:p>
          </table:table-cell>
          <table:table-cell office:value-type="float" office:value="7550" table:style-name="ce44">
            <text:p>7,550</text:p>
          </table:table-cell>
          <table:table-cell office:value-type="float" office:value="21545" table:style-name="ce45">
            <text:p>21,545</text:p>
          </table:table-cell>
          <table:table-cell office:value-type="float" office:value="10772" table:style-name="ce45">
            <text:p>10,772</text:p>
          </table:table-cell>
          <table:table-cell office:value-type="float" office:value="10773" table:style-name="ce46">
            <text:p>10,773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※烏來區</text:p>
          </table:table-cell>
          <table:table-cell office:value-type="float" office:value="1916" table:style-name="ce49">
            <text:p>1,916</text:p>
          </table:table-cell>
          <table:table-cell office:value-type="float" office:value="6372" table:style-name="ce50">
            <text:p>6,372</text:p>
          </table:table-cell>
          <table:table-cell office:value-type="float" office:value="3118" table:style-name="ce50">
            <text:p>3,118</text:p>
          </table:table-cell>
          <table:table-cell office:value-type="float" office:value="3254" table:style-name="ce51">
            <text:p>3,254</text:p>
          </table:table-cell>
          <table:table-cell table:number-columns-repeated="16379"/>
        </table:table-row>
        <table:table-row table:style-name="ro4">
          <table:table-cell office:value-type="string" table:style-name="ce52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北市</text:p>
          </table:table-cell>
          <table:table-cell office:value-type="float" office:value="1055920" table:style-name="ce57">
            <text:p>1,055,920</text:p>
          </table:table-cell>
          <table:table-cell office:value-type="float" office:value="2538299" table:style-name="ce41">
            <text:p>2,538,299</text:p>
          </table:table-cell>
          <table:table-cell office:value-type="float" office:value="1208385" table:style-name="ce41">
            <text:p>1,208,385</text:p>
          </table:table-cell>
          <table:table-cell office:value-type="float" office:value="1329914" table:style-name="ce58">
            <text:p>1,329,9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松山區</text:p>
          </table:table-cell>
          <table:table-cell office:value-type="float" office:value="80296" table:style-name="ce59">
            <text:p>80,296</text:p>
          </table:table-cell>
          <table:table-cell office:value-type="float" office:value="194600" table:style-name="ce45">
            <text:p>194,600</text:p>
          </table:table-cell>
          <table:table-cell office:value-type="float" office:value="90991" table:style-name="ce45">
            <text:p>90,991</text:p>
          </table:table-cell>
          <table:table-cell office:value-type="float" office:value="103609" table:style-name="ce60">
            <text:p>103,6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信義區</text:p>
          </table:table-cell>
          <table:table-cell office:value-type="float" office:value="88127" table:style-name="ce59">
            <text:p>88,127</text:p>
          </table:table-cell>
          <table:table-cell office:value-type="float" office:value="208665" table:style-name="ce45">
            <text:p>208,665</text:p>
          </table:table-cell>
          <table:table-cell office:value-type="float" office:value="99058" table:style-name="ce45">
            <text:p>99,058</text:p>
          </table:table-cell>
          <table:table-cell office:value-type="float" office:value="109607" table:style-name="ce60">
            <text:p>109,6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安區</text:p>
          </table:table-cell>
          <table:table-cell office:value-type="float" office:value="119724" table:style-name="ce59">
            <text:p>119,724</text:p>
          </table:table-cell>
          <table:table-cell office:value-type="float" office:value="292875" table:style-name="ce45">
            <text:p>292,875</text:p>
          </table:table-cell>
          <table:table-cell office:value-type="float" office:value="136535" table:style-name="ce45">
            <text:p>136,535</text:p>
          </table:table-cell>
          <table:table-cell office:value-type="float" office:value="156340" table:style-name="ce60">
            <text:p>156,3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山區</text:p>
          </table:table-cell>
          <table:table-cell office:value-type="float" office:value="100040" table:style-name="ce59">
            <text:p>100,040</text:p>
          </table:table-cell>
          <table:table-cell office:value-type="float" office:value="217277" table:style-name="ce45">
            <text:p>217,277</text:p>
          </table:table-cell>
          <table:table-cell office:value-type="float" office:value="100682" table:style-name="ce45">
            <text:p>100,682</text:p>
          </table:table-cell>
          <table:table-cell office:value-type="float" office:value="116595" table:style-name="ce60">
            <text:p>116,5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正區</text:p>
          </table:table-cell>
          <table:table-cell office:value-type="float" office:value="65298" table:style-name="ce59">
            <text:p>65,298</text:p>
          </table:table-cell>
          <table:table-cell office:value-type="float" office:value="151326" table:style-name="ce45">
            <text:p>151,326</text:p>
          </table:table-cell>
          <table:table-cell office:value-type="float" office:value="71993" table:style-name="ce45">
            <text:p>71,993</text:p>
          </table:table-cell>
          <table:table-cell office:value-type="float" office:value="79333" table:style-name="ce60">
            <text:p>79,3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同區</text:p>
          </table:table-cell>
          <table:table-cell office:value-type="float" office:value="52270" table:style-name="ce59">
            <text:p>52,270</text:p>
          </table:table-cell>
          <table:table-cell office:value-type="float" office:value="121468" table:style-name="ce45">
            <text:p>121,468</text:p>
          </table:table-cell>
          <table:table-cell office:value-type="float" office:value="58803" table:style-name="ce45">
            <text:p>58,803</text:p>
          </table:table-cell>
          <table:table-cell office:value-type="float" office:value="62665" table:style-name="ce60">
            <text:p>62,6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華區</text:p>
          </table:table-cell>
          <table:table-cell office:value-type="float" office:value="78832" table:style-name="ce59">
            <text:p>78,832</text:p>
          </table:table-cell>
          <table:table-cell office:value-type="float" office:value="177799" table:style-name="ce45">
            <text:p>177,799</text:p>
          </table:table-cell>
          <table:table-cell office:value-type="float" office:value="86909" table:style-name="ce45">
            <text:p>86,909</text:p>
          </table:table-cell>
          <table:table-cell office:value-type="float" office:value="90890" table:style-name="ce60">
            <text:p>90,8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文山區</text:p>
          </table:table-cell>
          <table:table-cell office:value-type="float" office:value="107518" table:style-name="ce59">
            <text:p>107,518</text:p>
          </table:table-cell>
          <table:table-cell office:value-type="float" office:value="262791" table:style-name="ce45">
            <text:p>262,791</text:p>
          </table:table-cell>
          <table:table-cell office:value-type="float" office:value="125551" table:style-name="ce45">
            <text:p>125,551</text:p>
          </table:table-cell>
          <table:table-cell office:value-type="float" office:value="137240" table:style-name="ce60">
            <text:p>137,2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港區</text:p>
          </table:table-cell>
          <table:table-cell office:value-type="float" office:value="47972" table:style-name="ce59">
            <text:p>47,972</text:p>
          </table:table-cell>
          <table:table-cell office:value-type="float" office:value="116419" table:style-name="ce45">
            <text:p>116,419</text:p>
          </table:table-cell>
          <table:table-cell office:value-type="float" office:value="56717" table:style-name="ce45">
            <text:p>56,717</text:p>
          </table:table-cell>
          <table:table-cell office:value-type="float" office:value="59702" table:style-name="ce60">
            <text:p>59,7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湖區</text:p>
          </table:table-cell>
          <table:table-cell office:value-type="float" office:value="110216" table:style-name="ce59">
            <text:p>110,216</text:p>
          </table:table-cell>
          <table:table-cell office:value-type="float" office:value="277880" table:style-name="ce45">
            <text:p>277,880</text:p>
          </table:table-cell>
          <table:table-cell office:value-type="float" office:value="132391" table:style-name="ce45">
            <text:p>132,391</text:p>
          </table:table-cell>
          <table:table-cell office:value-type="float" office:value="145489" table:style-name="ce60">
            <text:p>145,4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士林區</text:p>
          </table:table-cell>
          <table:table-cell office:value-type="float" office:value="107618" table:style-name="ce59">
            <text:p>107,618</text:p>
          </table:table-cell>
          <table:table-cell office:value-type="float" office:value="271854" table:style-name="ce45">
            <text:p>271,854</text:p>
          </table:table-cell>
          <table:table-cell office:value-type="float" office:value="130977" table:style-name="ce45">
            <text:p>130,977</text:p>
          </table:table-cell>
          <table:table-cell office:value-type="float" office:value="140877" table:style-name="ce60">
            <text:p>140,877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北投區</text:p>
          </table:table-cell>
          <table:table-cell office:value-type="float" office:value="98009" table:style-name="ce62">
            <text:p>98,009</text:p>
          </table:table-cell>
          <table:table-cell office:value-type="float" office:value="245345" table:style-name="ce50">
            <text:p>245,345</text:p>
          </table:table-cell>
          <table:table-cell office:value-type="float" office:value="117778" table:style-name="ce50">
            <text:p>117,778</text:p>
          </table:table-cell>
          <table:table-cell office:value-type="float" office:value="127567" table:style-name="ce63">
            <text:p>127,567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桃園市</text:p>
          </table:table-cell>
          <table:table-cell office:value-type="float" office:value="860538" table:style-name="ce57">
            <text:p>860,538</text:p>
          </table:table-cell>
          <table:table-cell office:value-type="float" office:value="2272663" table:style-name="ce41">
            <text:p>2,272,663</text:p>
          </table:table-cell>
          <table:table-cell office:value-type="float" office:value="1125386" table:style-name="ce41">
            <text:p>1,125,386</text:p>
          </table:table-cell>
          <table:table-cell office:value-type="float" office:value="1147277" table:style-name="ce42">
            <text:p>1,147,27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桃園區</text:p>
          </table:table-cell>
          <table:table-cell office:value-type="float" office:value="181288" table:style-name="ce59">
            <text:p>181,288</text:p>
          </table:table-cell>
          <table:table-cell office:value-type="float" office:value="458888" table:style-name="ce45">
            <text:p>458,888</text:p>
          </table:table-cell>
          <table:table-cell office:value-type="float" office:value="221485" table:style-name="ce45">
            <text:p>221,485</text:p>
          </table:table-cell>
          <table:table-cell office:value-type="float" office:value="237403" table:style-name="ce46">
            <text:p>237,40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中壢區</text:p>
          </table:table-cell>
          <table:table-cell office:value-type="float" office:value="163962" table:style-name="ce59">
            <text:p>163,962</text:p>
          </table:table-cell>
          <table:table-cell office:value-type="float" office:value="422658" table:style-name="ce45">
            <text:p>422,658</text:p>
          </table:table-cell>
          <table:table-cell office:value-type="float" office:value="206987" table:style-name="ce45">
            <text:p>206,987</text:p>
          </table:table-cell>
          <table:table-cell office:value-type="float" office:value="215671" table:style-name="ce46">
            <text:p>215,67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溪區</text:p>
          </table:table-cell>
          <table:table-cell office:value-type="float" office:value="34433" table:style-name="ce59">
            <text:p>34,433</text:p>
          </table:table-cell>
          <table:table-cell office:value-type="float" office:value="95074" table:style-name="ce45">
            <text:p>95,074</text:p>
          </table:table-cell>
          <table:table-cell office:value-type="float" office:value="48349" table:style-name="ce45">
            <text:p>48,349</text:p>
          </table:table-cell>
          <table:table-cell office:value-type="float" office:value="46725" table:style-name="ce46">
            <text:p>46,72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楊梅區</text:p>
          </table:table-cell>
          <table:table-cell office:value-type="float" office:value="64140" table:style-name="ce59">
            <text:p>64,140</text:p>
          </table:table-cell>
          <table:table-cell office:value-type="float" office:value="176529" table:style-name="ce45">
            <text:p>176,529</text:p>
          </table:table-cell>
          <table:table-cell office:value-type="float" office:value="88494" table:style-name="ce45">
            <text:p>88,494</text:p>
          </table:table-cell>
          <table:table-cell office:value-type="float" office:value="88035" table:style-name="ce46">
            <text:p>88,03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蘆竹區</text:p>
          </table:table-cell>
          <table:table-cell office:value-type="float" office:value="61774" table:style-name="ce59">
            <text:p>61,774</text:p>
          </table:table-cell>
          <table:table-cell office:value-type="float" office:value="166570" table:style-name="ce45">
            <text:p>166,570</text:p>
          </table:table-cell>
          <table:table-cell office:value-type="float" office:value="82432" table:style-name="ce45">
            <text:p>82,432</text:p>
          </table:table-cell>
          <table:table-cell office:value-type="float" office:value="84138" table:style-name="ce46">
            <text:p>84,138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園區</text:p>
          </table:table-cell>
          <table:table-cell office:value-type="float" office:value="35624" table:style-name="ce59">
            <text:p>35,624</text:p>
          </table:table-cell>
          <table:table-cell office:value-type="float" office:value="92839" table:style-name="ce45">
            <text:p>92,839</text:p>
          </table:table-cell>
          <table:table-cell office:value-type="float" office:value="47187" table:style-name="ce45">
            <text:p>47,187</text:p>
          </table:table-cell>
          <table:table-cell office:value-type="float" office:value="45652" table:style-name="ce46">
            <text:p>45,65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龜山區</text:p>
          </table:table-cell>
          <table:table-cell office:value-type="float" office:value="67713" table:style-name="ce59">
            <text:p>67,713</text:p>
          </table:table-cell>
          <table:table-cell office:value-type="float" office:value="166327" table:style-name="ce45">
            <text:p>166,327</text:p>
          </table:table-cell>
          <table:table-cell office:value-type="float" office:value="82508" table:style-name="ce45">
            <text:p>82,508</text:p>
          </table:table-cell>
          <table:table-cell office:value-type="float" office:value="83819" table:style-name="ce46">
            <text:p>83,81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八德區</text:p>
          </table:table-cell>
          <table:table-cell office:value-type="float" office:value="77702" table:style-name="ce59">
            <text:p>77,702</text:p>
          </table:table-cell>
          <table:table-cell office:value-type="float" office:value="209739" table:style-name="ce45">
            <text:p>209,739</text:p>
          </table:table-cell>
          <table:table-cell office:value-type="float" office:value="104177" table:style-name="ce45">
            <text:p>104,177</text:p>
          </table:table-cell>
          <table:table-cell office:value-type="float" office:value="105562" table:style-name="ce46">
            <text:p>105,56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龍潭區</text:p>
          </table:table-cell>
          <table:table-cell office:value-type="float" office:value="44790" table:style-name="ce59">
            <text:p>44,790</text:p>
          </table:table-cell>
          <table:table-cell office:value-type="float" office:value="124459" table:style-name="ce45">
            <text:p>124,459</text:p>
          </table:table-cell>
          <table:table-cell office:value-type="float" office:value="62036" table:style-name="ce45">
            <text:p>62,036</text:p>
          </table:table-cell>
          <table:table-cell office:value-type="float" office:value="62423" table:style-name="ce46">
            <text:p>62,42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平鎮區</text:p>
          </table:table-cell>
          <table:table-cell office:value-type="float" office:value="82169" table:style-name="ce59">
            <text:p>82,169</text:p>
          </table:table-cell>
          <table:table-cell office:value-type="float" office:value="228230" table:style-name="ce45">
            <text:p>228,230</text:p>
          </table:table-cell>
          <table:table-cell office:value-type="float" office:value="112873" table:style-name="ce45">
            <text:p>112,873</text:p>
          </table:table-cell>
          <table:table-cell office:value-type="float" office:value="115357" table:style-name="ce46">
            <text:p>115,35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新屋區</text:p>
          </table:table-cell>
          <table:table-cell office:value-type="float" office:value="17528" table:style-name="ce59">
            <text:p>17,528</text:p>
          </table:table-cell>
          <table:table-cell office:value-type="float" office:value="49169" table:style-name="ce45">
            <text:p>49,169</text:p>
          </table:table-cell>
          <table:table-cell office:value-type="float" office:value="26106" table:style-name="ce45">
            <text:p>26,106</text:p>
          </table:table-cell>
          <table:table-cell office:value-type="float" office:value="23063" table:style-name="ce46">
            <text:p>23,06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觀音區</text:p>
          </table:table-cell>
          <table:table-cell office:value-type="float" office:value="25531" table:style-name="ce59">
            <text:p>25,531</text:p>
          </table:table-cell>
          <table:table-cell office:value-type="float" office:value="69690" table:style-name="ce45">
            <text:p>69,690</text:p>
          </table:table-cell>
          <table:table-cell office:value-type="float" office:value="36073" table:style-name="ce45">
            <text:p>36,073</text:p>
          </table:table-cell>
          <table:table-cell office:value-type="float" office:value="33617" table:style-name="ce46">
            <text:p>33,617</text:p>
          </table:table-cell>
          <table:table-cell table:style-name="ce47"/>
          <table:table-cell table:style-name="ce65"/>
          <table:table-cell table:number-columns-repeated="16377"/>
        </table:table-row>
        <table:table-row table:style-name="ro4">
          <table:table-cell office:value-type="string" table:style-name="ce61">
            <text:p>※復興區</text:p>
          </table:table-cell>
          <table:table-cell office:value-type="float" office:value="3884" table:style-name="ce62">
            <text:p>3,884</text:p>
          </table:table-cell>
          <table:table-cell office:value-type="float" office:value="12491" table:style-name="ce50">
            <text:p>12,491</text:p>
          </table:table-cell>
          <table:table-cell office:value-type="float" office:value="6679" table:style-name="ce50">
            <text:p>6,679</text:p>
          </table:table-cell>
          <table:table-cell office:value-type="float" office:value="5812" table:style-name="ce51">
            <text:p>5,812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24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24"/>
          <table:table-cell table:style-name="ce66"/>
          <table:table-cell office:value-type="string" table:style-name="ce3">
            <text:p>中華民國110年10月底</text:p>
          </table:table-cell>
          <table:table-cell table:number-columns-repeated="2" table:style-name="ce6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中市</text:p>
          </table:table-cell>
          <table:table-cell office:value-type="float" office:value="1015663" table:style-name="ce57">
            <text:p>1,015,663</text:p>
          </table:table-cell>
          <table:table-cell office:value-type="float" office:value="2815477" table:style-name="ce41">
            <text:p>2,815,477</text:p>
          </table:table-cell>
          <table:table-cell office:value-type="float" office:value="1382072" table:style-name="ce41">
            <text:p>1,382,072</text:p>
          </table:table-cell>
          <table:table-cell office:value-type="float" office:value="1433405" table:style-name="ce58">
            <text:p>1,433,40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中　區</text:p>
          </table:table-cell>
          <table:table-cell office:value-type="float" office:value="7922" table:style-name="ce59">
            <text:p>7,922</text:p>
          </table:table-cell>
          <table:table-cell office:value-type="float" office:value="17728" table:style-name="ce45">
            <text:p>17,728</text:p>
          </table:table-cell>
          <table:table-cell office:value-type="float" office:value="8774" table:style-name="ce45">
            <text:p>8,774</text:p>
          </table:table-cell>
          <table:table-cell office:value-type="float" office:value="8954" table:style-name="ce60">
            <text:p>8,95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東　區</text:p>
          </table:table-cell>
          <table:table-cell office:value-type="float" office:value="29259" table:style-name="ce59">
            <text:p>29,259</text:p>
          </table:table-cell>
          <table:table-cell office:value-type="float" office:value="75625" table:style-name="ce45">
            <text:p>75,625</text:p>
          </table:table-cell>
          <table:table-cell office:value-type="float" office:value="37415" table:style-name="ce45">
            <text:p>37,415</text:p>
          </table:table-cell>
          <table:table-cell office:value-type="float" office:value="38210" table:style-name="ce60">
            <text:p>38,210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50631" table:style-name="ce59">
            <text:p>50,631</text:p>
          </table:table-cell>
          <table:table-cell office:value-type="float" office:value="126326" table:style-name="ce45">
            <text:p>126,326</text:p>
          </table:table-cell>
          <table:table-cell office:value-type="float" office:value="60427" table:style-name="ce45">
            <text:p>60,427</text:p>
          </table:table-cell>
          <table:table-cell office:value-type="float" office:value="65899" table:style-name="ce60">
            <text:p>65,89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6363" table:style-name="ce59">
            <text:p>46,363</text:p>
          </table:table-cell>
          <table:table-cell office:value-type="float" office:value="113105" table:style-name="ce45">
            <text:p>113,105</text:p>
          </table:table-cell>
          <table:table-cell office:value-type="float" office:value="53477" table:style-name="ce45">
            <text:p>53,477</text:p>
          </table:table-cell>
          <table:table-cell office:value-type="float" office:value="59628" table:style-name="ce60">
            <text:p>59,62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　區</text:p>
          </table:table-cell>
          <table:table-cell office:value-type="float" office:value="60718" table:style-name="ce59">
            <text:p>60,718</text:p>
          </table:table-cell>
          <table:table-cell office:value-type="float" office:value="144507" table:style-name="ce45">
            <text:p>144,507</text:p>
          </table:table-cell>
          <table:table-cell office:value-type="float" office:value="68832" table:style-name="ce45">
            <text:p>68,832</text:p>
          </table:table-cell>
          <table:table-cell office:value-type="float" office:value="75675" table:style-name="ce60">
            <text:p>75,67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屯區</text:p>
          </table:table-cell>
          <table:table-cell office:value-type="float" office:value="90995" table:style-name="ce59">
            <text:p>90,995</text:p>
          </table:table-cell>
          <table:table-cell office:value-type="float" office:value="231020" table:style-name="ce45">
            <text:p>231,020</text:p>
          </table:table-cell>
          <table:table-cell office:value-type="float" office:value="110612" table:style-name="ce45">
            <text:p>110,612</text:p>
          </table:table-cell>
          <table:table-cell office:value-type="float" office:value="120408" table:style-name="ce60">
            <text:p>120,40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屯區</text:p>
          </table:table-cell>
          <table:table-cell office:value-type="float" office:value="67930" table:style-name="ce59">
            <text:p>67,930</text:p>
          </table:table-cell>
          <table:table-cell office:value-type="float" office:value="176757" table:style-name="ce45">
            <text:p>176,757</text:p>
          </table:table-cell>
          <table:table-cell office:value-type="float" office:value="84295" table:style-name="ce45">
            <text:p>84,295</text:p>
          </table:table-cell>
          <table:table-cell office:value-type="float" office:value="92462" table:style-name="ce60">
            <text:p>92,46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屯區</text:p>
          </table:table-cell>
          <table:table-cell office:value-type="float" office:value="110665" table:style-name="ce59">
            <text:p>110,665</text:p>
          </table:table-cell>
          <table:table-cell office:value-type="float" office:value="290347" table:style-name="ce45">
            <text:p>290,347</text:p>
          </table:table-cell>
          <table:table-cell office:value-type="float" office:value="138381" table:style-name="ce45">
            <text:p>138,381</text:p>
          </table:table-cell>
          <table:table-cell office:value-type="float" office:value="151966" table:style-name="ce60">
            <text:p>151,966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豐原區</text:p>
          </table:table-cell>
          <table:table-cell office:value-type="float" office:value="55466" table:style-name="ce59">
            <text:p>55,466</text:p>
          </table:table-cell>
          <table:table-cell office:value-type="float" office:value="165017" table:style-name="ce45">
            <text:p>165,017</text:p>
          </table:table-cell>
          <table:table-cell office:value-type="float" office:value="81336" table:style-name="ce45">
            <text:p>81,336</text:p>
          </table:table-cell>
          <table:table-cell office:value-type="float" office:value="83681" table:style-name="ce60">
            <text:p>83,68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東勢區</text:p>
          </table:table-cell>
          <table:table-cell office:value-type="float" office:value="17485" table:style-name="ce59">
            <text:p>17,485</text:p>
          </table:table-cell>
          <table:table-cell office:value-type="float" office:value="48557" table:style-name="ce45">
            <text:p>48,557</text:p>
          </table:table-cell>
          <table:table-cell office:value-type="float" office:value="24844" table:style-name="ce45">
            <text:p>24,844</text:p>
          </table:table-cell>
          <table:table-cell office:value-type="float" office:value="23713" table:style-name="ce60">
            <text:p>23,71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甲區</text:p>
          </table:table-cell>
          <table:table-cell office:value-type="float" office:value="24069" table:style-name="ce59">
            <text:p>24,069</text:p>
          </table:table-cell>
          <table:table-cell office:value-type="float" office:value="75660" table:style-name="ce45">
            <text:p>75,660</text:p>
          </table:table-cell>
          <table:table-cell office:value-type="float" office:value="37936" table:style-name="ce45">
            <text:p>37,936</text:p>
          </table:table-cell>
          <table:table-cell office:value-type="float" office:value="37724" table:style-name="ce60">
            <text:p>37,72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清水區</text:p>
          </table:table-cell>
          <table:table-cell office:value-type="float" office:value="29971" table:style-name="ce59">
            <text:p>29,971</text:p>
          </table:table-cell>
          <table:table-cell office:value-type="float" office:value="88361" table:style-name="ce45">
            <text:p>88,361</text:p>
          </table:table-cell>
          <table:table-cell office:value-type="float" office:value="45099" table:style-name="ce45">
            <text:p>45,099</text:p>
          </table:table-cell>
          <table:table-cell office:value-type="float" office:value="43262" table:style-name="ce60">
            <text:p>43,26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沙鹿區</text:p>
          </table:table-cell>
          <table:table-cell office:value-type="float" office:value="31854" table:style-name="ce59">
            <text:p>31,854</text:p>
          </table:table-cell>
          <table:table-cell office:value-type="float" office:value="95763" table:style-name="ce45">
            <text:p>95,763</text:p>
          </table:table-cell>
          <table:table-cell office:value-type="float" office:value="48117" table:style-name="ce45">
            <text:p>48,117</text:p>
          </table:table-cell>
          <table:table-cell office:value-type="float" office:value="47646" table:style-name="ce60">
            <text:p>47,64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梧棲區</text:p>
          </table:table-cell>
          <table:table-cell office:value-type="float" office:value="19415" table:style-name="ce59">
            <text:p>19,415</text:p>
          </table:table-cell>
          <table:table-cell office:value-type="float" office:value="59513" table:style-name="ce45">
            <text:p>59,513</text:p>
          </table:table-cell>
          <table:table-cell office:value-type="float" office:value="29824" table:style-name="ce45">
            <text:p>29,824</text:p>
          </table:table-cell>
          <table:table-cell office:value-type="float" office:value="29689" table:style-name="ce60">
            <text:p>29,68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后里區</text:p>
          </table:table-cell>
          <table:table-cell office:value-type="float" office:value="16961" table:style-name="ce59">
            <text:p>16,961</text:p>
          </table:table-cell>
          <table:table-cell office:value-type="float" office:value="54013" table:style-name="ce45">
            <text:p>54,013</text:p>
          </table:table-cell>
          <table:table-cell office:value-type="float" office:value="27287" table:style-name="ce45">
            <text:p>27,287</text:p>
          </table:table-cell>
          <table:table-cell office:value-type="float" office:value="26726" table:style-name="ce60">
            <text:p>26,72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神岡區</text:p>
          </table:table-cell>
          <table:table-cell office:value-type="float" office:value="20323" table:style-name="ce59">
            <text:p>20,323</text:p>
          </table:table-cell>
          <table:table-cell office:value-type="float" office:value="64989" table:style-name="ce45">
            <text:p>64,989</text:p>
          </table:table-cell>
          <table:table-cell office:value-type="float" office:value="33151" table:style-name="ce45">
            <text:p>33,151</text:p>
          </table:table-cell>
          <table:table-cell office:value-type="float" office:value="31838" table:style-name="ce60">
            <text:p>31,83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潭子區</text:p>
          </table:table-cell>
          <table:table-cell office:value-type="float" office:value="37873" table:style-name="ce59">
            <text:p>37,873</text:p>
          </table:table-cell>
          <table:table-cell office:value-type="float" office:value="109145" table:style-name="ce45">
            <text:p>109,145</text:p>
          </table:table-cell>
          <table:table-cell office:value-type="float" office:value="53755" table:style-name="ce45">
            <text:p>53,755</text:p>
          </table:table-cell>
          <table:table-cell office:value-type="float" office:value="55390" table:style-name="ce60">
            <text:p>55,39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雅區</text:p>
          </table:table-cell>
          <table:table-cell office:value-type="float" office:value="30901" table:style-name="ce59">
            <text:p>30,901</text:p>
          </table:table-cell>
          <table:table-cell office:value-type="float" office:value="95605" table:style-name="ce45">
            <text:p>95,605</text:p>
          </table:table-cell>
          <table:table-cell office:value-type="float" office:value="47515" table:style-name="ce45">
            <text:p>47,515</text:p>
          </table:table-cell>
          <table:table-cell office:value-type="float" office:value="48090" table:style-name="ce60">
            <text:p>48,09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社區</text:p>
          </table:table-cell>
          <table:table-cell office:value-type="float" office:value="7786" table:style-name="ce59">
            <text:p>7,786</text:p>
          </table:table-cell>
          <table:table-cell office:value-type="float" office:value="23713" table:style-name="ce45">
            <text:p>23,713</text:p>
          </table:table-cell>
          <table:table-cell office:value-type="float" office:value="12238" table:style-name="ce45">
            <text:p>12,238</text:p>
          </table:table-cell>
          <table:table-cell office:value-type="float" office:value="11475" table:style-name="ce60">
            <text:p>11,47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石岡區</text:p>
          </table:table-cell>
          <table:table-cell office:value-type="float" office:value="4952" table:style-name="ce59">
            <text:p>4,952</text:p>
          </table:table-cell>
          <table:table-cell office:value-type="float" office:value="14472" table:style-name="ce45">
            <text:p>14,472</text:p>
          </table:table-cell>
          <table:table-cell office:value-type="float" office:value="7453" table:style-name="ce45">
            <text:p>7,453</text:p>
          </table:table-cell>
          <table:table-cell office:value-type="float" office:value="7019" table:style-name="ce60">
            <text:p>7,01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外埔區</text:p>
          </table:table-cell>
          <table:table-cell office:value-type="float" office:value="9991" table:style-name="ce59">
            <text:p>9,991</text:p>
          </table:table-cell>
          <table:table-cell office:value-type="float" office:value="31626" table:style-name="ce45">
            <text:p>31,626</text:p>
          </table:table-cell>
          <table:table-cell office:value-type="float" office:value="16108" table:style-name="ce45">
            <text:p>16,108</text:p>
          </table:table-cell>
          <table:table-cell office:value-type="float" office:value="15518" table:style-name="ce60">
            <text:p>15,51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安區</text:p>
          </table:table-cell>
          <table:table-cell office:value-type="float" office:value="5635" table:style-name="ce59">
            <text:p>5,635</text:p>
          </table:table-cell>
          <table:table-cell office:value-type="float" office:value="18562" table:style-name="ce45">
            <text:p>18,562</text:p>
          </table:table-cell>
          <table:table-cell office:value-type="float" office:value="9804" table:style-name="ce45">
            <text:p>9,804</text:p>
          </table:table-cell>
          <table:table-cell office:value-type="float" office:value="8758" table:style-name="ce60">
            <text:p>8,75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日區</text:p>
          </table:table-cell>
          <table:table-cell office:value-type="float" office:value="27156" table:style-name="ce59">
            <text:p>27,156</text:p>
          </table:table-cell>
          <table:table-cell office:value-type="float" office:value="77017" table:style-name="ce45">
            <text:p>77,017</text:p>
          </table:table-cell>
          <table:table-cell office:value-type="float" office:value="38491" table:style-name="ce45">
            <text:p>38,491</text:p>
          </table:table-cell>
          <table:table-cell office:value-type="float" office:value="38526" table:style-name="ce60">
            <text:p>38,52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肚區</text:p>
          </table:table-cell>
          <table:table-cell office:value-type="float" office:value="18606" table:style-name="ce59">
            <text:p>18,606</text:p>
          </table:table-cell>
          <table:table-cell office:value-type="float" office:value="56534" table:style-name="ce45">
            <text:p>56,534</text:p>
          </table:table-cell>
          <table:table-cell office:value-type="float" office:value="28761" table:style-name="ce45">
            <text:p>28,761</text:p>
          </table:table-cell>
          <table:table-cell office:value-type="float" office:value="27773" table:style-name="ce60">
            <text:p>27,77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龍井區</text:p>
          </table:table-cell>
          <table:table-cell office:value-type="float" office:value="24586" table:style-name="ce59">
            <text:p>24,586</text:p>
          </table:table-cell>
          <table:table-cell office:value-type="float" office:value="77973" table:style-name="ce45">
            <text:p>77,973</text:p>
          </table:table-cell>
          <table:table-cell office:value-type="float" office:value="39164" table:style-name="ce45">
            <text:p>39,164</text:p>
          </table:table-cell>
          <table:table-cell office:value-type="float" office:value="38809" table:style-name="ce60">
            <text:p>38,80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霧峰區</text:p>
          </table:table-cell>
          <table:table-cell office:value-type="float" office:value="21020" table:style-name="ce59">
            <text:p>21,020</text:p>
          </table:table-cell>
          <table:table-cell office:value-type="float" office:value="64682" table:style-name="ce45">
            <text:p>64,682</text:p>
          </table:table-cell>
          <table:table-cell office:value-type="float" office:value="32716" table:style-name="ce45">
            <text:p>32,716</text:p>
          </table:table-cell>
          <table:table-cell office:value-type="float" office:value="31966" table:style-name="ce60">
            <text:p>31,96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太平區</text:p>
          </table:table-cell>
          <table:table-cell office:value-type="float" office:value="68918" table:style-name="ce59">
            <text:p>68,918</text:p>
          </table:table-cell>
          <table:table-cell office:value-type="float" office:value="195634" table:style-name="ce45">
            <text:p>195,634</text:p>
          </table:table-cell>
          <table:table-cell office:value-type="float" office:value="96564" table:style-name="ce45">
            <text:p>96,564</text:p>
          </table:table-cell>
          <table:table-cell office:value-type="float" office:value="99070" table:style-name="ce60">
            <text:p>99,07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里區</text:p>
          </table:table-cell>
          <table:table-cell office:value-type="float" office:value="73528" table:style-name="ce59">
            <text:p>73,528</text:p>
          </table:table-cell>
          <table:table-cell office:value-type="float" office:value="212357" table:style-name="ce45">
            <text:p>212,357</text:p>
          </table:table-cell>
          <table:table-cell office:value-type="float" office:value="103895" table:style-name="ce45">
            <text:p>103,895</text:p>
          </table:table-cell>
          <table:table-cell office:value-type="float" office:value="108462" table:style-name="ce60">
            <text:p>108,462</text:p>
          </table:table-cell>
          <table:table-cell table:number-columns-repeated="16379"/>
        </table:table-row>
        <table:table-row table:style-name="ro4">
          <table:table-cell office:value-type="string" table:style-name="ce72">
            <text:p>※和平區</text:p>
          </table:table-cell>
          <table:table-cell office:value-type="float" office:value="4684" table:style-name="ce62">
            <text:p>4,684</text:p>
          </table:table-cell>
          <table:table-cell office:value-type="float" office:value="10869" table:style-name="ce50">
            <text:p>10,869</text:p>
          </table:table-cell>
          <table:table-cell office:value-type="float" office:value="5801" table:style-name="ce50">
            <text:p>5,801</text:p>
          </table:table-cell>
          <table:table-cell office:value-type="float" office:value="5068" table:style-name="ce63">
            <text:p>5,068</text:p>
          </table:table-cell>
          <table:table-cell table:number-columns-repeated="16379"/>
        </table:table-row>
        <table:table-row table:number-rows-repeated="4" table:style-name="ro4">
          <table:table-cell table:style-name="ce2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53">
            <text:p>人口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南市</text:p>
          </table:table-cell>
          <table:table-cell office:value-type="float" office:value="709597" table:style-name="ce57">
            <text:p>709,597</text:p>
          </table:table-cell>
          <table:table-cell office:value-type="float" office:value="1864799" table:style-name="ce41">
            <text:p>1,864,799</text:p>
          </table:table-cell>
          <table:table-cell office:value-type="float" office:value="928682" table:style-name="ce41">
            <text:p>928,682</text:p>
          </table:table-cell>
          <table:table-cell office:value-type="float" office:value="936117" table:style-name="ce58">
            <text:p>936,1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營區</text:p>
          </table:table-cell>
          <table:table-cell office:value-type="float" office:value="29670" table:style-name="ce59">
            <text:p>29,670</text:p>
          </table:table-cell>
          <table:table-cell office:value-type="float" office:value="75655" table:style-name="ce45">
            <text:p>75,655</text:p>
          </table:table-cell>
          <table:table-cell office:value-type="float" office:value="37311" table:style-name="ce45">
            <text:p>37,311</text:p>
          </table:table-cell>
          <table:table-cell office:value-type="float" office:value="38344" table:style-name="ce60">
            <text:p>38,34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鹽水區</text:p>
          </table:table-cell>
          <table:table-cell office:value-type="float" office:value="10200" table:style-name="ce59">
            <text:p>10,200</text:p>
          </table:table-cell>
          <table:table-cell office:value-type="float" office:value="24829" table:style-name="ce45">
            <text:p>24,829</text:p>
          </table:table-cell>
          <table:table-cell office:value-type="float" office:value="12933" table:style-name="ce45">
            <text:p>12,933</text:p>
          </table:table-cell>
          <table:table-cell office:value-type="float" office:value="11896" table:style-name="ce60">
            <text:p>11,89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白河區</text:p>
          </table:table-cell>
          <table:table-cell office:value-type="float" office:value="10698" table:style-name="ce59">
            <text:p>10,698</text:p>
          </table:table-cell>
          <table:table-cell office:value-type="float" office:value="26798" table:style-name="ce45">
            <text:p>26,798</text:p>
          </table:table-cell>
          <table:table-cell office:value-type="float" office:value="14002" table:style-name="ce45">
            <text:p>14,002</text:p>
          </table:table-cell>
          <table:table-cell office:value-type="float" office:value="12796" table:style-name="ce60">
            <text:p>12,79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柳營區</text:p>
          </table:table-cell>
          <table:table-cell office:value-type="float" office:value="8018" table:style-name="ce59">
            <text:p>8,018</text:p>
          </table:table-cell>
          <table:table-cell office:value-type="float" office:value="20671" table:style-name="ce45">
            <text:p>20,671</text:p>
          </table:table-cell>
          <table:table-cell office:value-type="float" office:value="10745" table:style-name="ce45">
            <text:p>10,745</text:p>
          </table:table-cell>
          <table:table-cell office:value-type="float" office:value="9926" table:style-name="ce60">
            <text:p>9,9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後壁區</text:p>
          </table:table-cell>
          <table:table-cell office:value-type="float" office:value="8772" table:style-name="ce59">
            <text:p>8,772</text:p>
          </table:table-cell>
          <table:table-cell office:value-type="float" office:value="22416" table:style-name="ce45">
            <text:p>22,416</text:p>
          </table:table-cell>
          <table:table-cell office:value-type="float" office:value="11601" table:style-name="ce45">
            <text:p>11,601</text:p>
          </table:table-cell>
          <table:table-cell office:value-type="float" office:value="10815" table:style-name="ce60">
            <text:p>10,81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山區</text:p>
          </table:table-cell>
          <table:table-cell office:value-type="float" office:value="8236" table:style-name="ce59">
            <text:p>8,236</text:p>
          </table:table-cell>
          <table:table-cell office:value-type="float" office:value="19872" table:style-name="ce45">
            <text:p>19,872</text:p>
          </table:table-cell>
          <table:table-cell office:value-type="float" office:value="10594" table:style-name="ce45">
            <text:p>10,594</text:p>
          </table:table-cell>
          <table:table-cell office:value-type="float" office:value="9278" table:style-name="ce60">
            <text:p>9,27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麻豆區</text:p>
          </table:table-cell>
          <table:table-cell office:value-type="float" office:value="16190" table:style-name="ce59">
            <text:p>16,190</text:p>
          </table:table-cell>
          <table:table-cell office:value-type="float" office:value="43457" table:style-name="ce45">
            <text:p>43,457</text:p>
          </table:table-cell>
          <table:table-cell office:value-type="float" office:value="22081" table:style-name="ce45">
            <text:p>22,081</text:p>
          </table:table-cell>
          <table:table-cell office:value-type="float" office:value="21376" table:style-name="ce60">
            <text:p>21,37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下營區</text:p>
          </table:table-cell>
          <table:table-cell office:value-type="float" office:value="9407" table:style-name="ce59">
            <text:p>9,407</text:p>
          </table:table-cell>
          <table:table-cell office:value-type="float" office:value="23145" table:style-name="ce45">
            <text:p>23,145</text:p>
          </table:table-cell>
          <table:table-cell office:value-type="float" office:value="11988" table:style-name="ce45">
            <text:p>11,988</text:p>
          </table:table-cell>
          <table:table-cell office:value-type="float" office:value="11157" table:style-name="ce60">
            <text:p>11,15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六甲區</text:p>
          </table:table-cell>
          <table:table-cell office:value-type="float" office:value="8004" table:style-name="ce59">
            <text:p>8,004</text:p>
          </table:table-cell>
          <table:table-cell office:value-type="float" office:value="21524" table:style-name="ce45">
            <text:p>21,524</text:p>
          </table:table-cell>
          <table:table-cell office:value-type="float" office:value="11145" table:style-name="ce45">
            <text:p>11,145</text:p>
          </table:table-cell>
          <table:table-cell office:value-type="float" office:value="10379" table:style-name="ce60">
            <text:p>10,37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官田區</text:p>
          </table:table-cell>
          <table:table-cell office:value-type="float" office:value="8157" table:style-name="ce59">
            <text:p>8,157</text:p>
          </table:table-cell>
          <table:table-cell office:value-type="float" office:value="21083" table:style-name="ce45">
            <text:p>21,083</text:p>
          </table:table-cell>
          <table:table-cell office:value-type="float" office:value="10717" table:style-name="ce45">
            <text:p>10,717</text:p>
          </table:table-cell>
          <table:table-cell office:value-type="float" office:value="10366" table:style-name="ce60">
            <text:p>10,36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大內區</text:p>
          </table:table-cell>
          <table:table-cell office:value-type="float" office:value="3691" table:style-name="ce59">
            <text:p>3,691</text:p>
          </table:table-cell>
          <table:table-cell office:value-type="float" office:value="9065" table:style-name="ce45">
            <text:p>9,065</text:p>
          </table:table-cell>
          <table:table-cell office:value-type="float" office:value="4888" table:style-name="ce45">
            <text:p>4,888</text:p>
          </table:table-cell>
          <table:table-cell office:value-type="float" office:value="4177" table:style-name="ce60">
            <text:p>4,17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佳里區</text:p>
          </table:table-cell>
          <table:table-cell office:value-type="float" office:value="21415" table:style-name="ce59">
            <text:p>21,415</text:p>
          </table:table-cell>
          <table:table-cell office:value-type="float" office:value="58546" table:style-name="ce45">
            <text:p>58,546</text:p>
          </table:table-cell>
          <table:table-cell office:value-type="float" office:value="28921" table:style-name="ce45">
            <text:p>28,921</text:p>
          </table:table-cell>
          <table:table-cell office:value-type="float" office:value="29625" table:style-name="ce60">
            <text:p>29,62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學甲區</text:p>
          </table:table-cell>
          <table:table-cell office:value-type="float" office:value="9774" table:style-name="ce59">
            <text:p>9,774</text:p>
          </table:table-cell>
          <table:table-cell office:value-type="float" office:value="25025" table:style-name="ce45">
            <text:p>25,025</text:p>
          </table:table-cell>
          <table:table-cell office:value-type="float" office:value="12834" table:style-name="ce45">
            <text:p>12,834</text:p>
          </table:table-cell>
          <table:table-cell office:value-type="float" office:value="12191" table:style-name="ce60">
            <text:p>12,19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西港區</text:p>
          </table:table-cell>
          <table:table-cell office:value-type="float" office:value="8592" table:style-name="ce59">
            <text:p>8,592</text:p>
          </table:table-cell>
          <table:table-cell office:value-type="float" office:value="24558" table:style-name="ce45">
            <text:p>24,558</text:p>
          </table:table-cell>
          <table:table-cell office:value-type="float" office:value="12414" table:style-name="ce45">
            <text:p>12,414</text:p>
          </table:table-cell>
          <table:table-cell office:value-type="float" office:value="12144" table:style-name="ce60">
            <text:p>12,14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七股區</text:p>
          </table:table-cell>
          <table:table-cell office:value-type="float" office:value="7923" table:style-name="ce59">
            <text:p>7,923</text:p>
          </table:table-cell>
          <table:table-cell office:value-type="float" office:value="21792" table:style-name="ce45">
            <text:p>21,792</text:p>
          </table:table-cell>
          <table:table-cell office:value-type="float" office:value="11287" table:style-name="ce45">
            <text:p>11,287</text:p>
          </table:table-cell>
          <table:table-cell office:value-type="float" office:value="10505" table:style-name="ce60">
            <text:p>10,50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將軍區</text:p>
          </table:table-cell>
          <table:table-cell office:value-type="float" office:value="7168" table:style-name="ce59">
            <text:p>7,168</text:p>
          </table:table-cell>
          <table:table-cell office:value-type="float" office:value="18875" table:style-name="ce45">
            <text:p>18,875</text:p>
          </table:table-cell>
          <table:table-cell office:value-type="float" office:value="9627" table:style-name="ce45">
            <text:p>9,627</text:p>
          </table:table-cell>
          <table:table-cell office:value-type="float" office:value="9248" table:style-name="ce60">
            <text:p>9,24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門區</text:p>
          </table:table-cell>
          <table:table-cell office:value-type="float" office:value="4103" table:style-name="ce59">
            <text:p>4,103</text:p>
          </table:table-cell>
          <table:table-cell office:value-type="float" office:value="10421" table:style-name="ce45">
            <text:p>10,421</text:p>
          </table:table-cell>
          <table:table-cell office:value-type="float" office:value="5229" table:style-name="ce45">
            <text:p>5,229</text:p>
          </table:table-cell>
          <table:table-cell office:value-type="float" office:value="5192" table:style-name="ce60">
            <text:p>5,19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化區</text:p>
          </table:table-cell>
          <table:table-cell office:value-type="float" office:value="14932" table:style-name="ce59">
            <text:p>14,932</text:p>
          </table:table-cell>
          <table:table-cell office:value-type="float" office:value="42938" table:style-name="ce45">
            <text:p>42,938</text:p>
          </table:table-cell>
          <table:table-cell office:value-type="float" office:value="21777" table:style-name="ce45">
            <text:p>21,777</text:p>
          </table:table-cell>
          <table:table-cell office:value-type="float" office:value="21161" table:style-name="ce60">
            <text:p>21,16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善化區</text:p>
          </table:table-cell>
          <table:table-cell office:value-type="float" office:value="19574" table:style-name="ce59">
            <text:p>19,574</text:p>
          </table:table-cell>
          <table:table-cell office:value-type="float" office:value="51157" table:style-name="ce45">
            <text:p>51,157</text:p>
          </table:table-cell>
          <table:table-cell office:value-type="float" office:value="25741" table:style-name="ce45">
            <text:p>25,741</text:p>
          </table:table-cell>
          <table:table-cell office:value-type="float" office:value="25416" table:style-name="ce60">
            <text:p>25,41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市區</text:p>
          </table:table-cell>
          <table:table-cell office:value-type="float" office:value="13482" table:style-name="ce59">
            <text:p>13,482</text:p>
          </table:table-cell>
          <table:table-cell office:value-type="float" office:value="37605" table:style-name="ce45">
            <text:p>37,605</text:p>
          </table:table-cell>
          <table:table-cell office:value-type="float" office:value="18868" table:style-name="ce45">
            <text:p>18,868</text:p>
          </table:table-cell>
          <table:table-cell office:value-type="float" office:value="18737" table:style-name="ce60">
            <text:p>18,7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定區</text:p>
          </table:table-cell>
          <table:table-cell office:value-type="float" office:value="10593" table:style-name="ce59">
            <text:p>10,593</text:p>
          </table:table-cell>
          <table:table-cell office:value-type="float" office:value="30166" table:style-name="ce45">
            <text:p>30,166</text:p>
          </table:table-cell>
          <table:table-cell office:value-type="float" office:value="15532" table:style-name="ce45">
            <text:p>15,532</text:p>
          </table:table-cell>
          <table:table-cell office:value-type="float" office:value="14634" table:style-name="ce60">
            <text:p>14,63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山上區</text:p>
          </table:table-cell>
          <table:table-cell office:value-type="float" office:value="2719" table:style-name="ce59">
            <text:p>2,719</text:p>
          </table:table-cell>
          <table:table-cell office:value-type="float" office:value="7029" table:style-name="ce45">
            <text:p>7,029</text:p>
          </table:table-cell>
          <table:table-cell office:value-type="float" office:value="3700" table:style-name="ce45">
            <text:p>3,700</text:p>
          </table:table-cell>
          <table:table-cell office:value-type="float" office:value="3329" table:style-name="ce60">
            <text:p>3,32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玉井區</text:p>
          </table:table-cell>
          <table:table-cell office:value-type="float" office:value="5166" table:style-name="ce59">
            <text:p>5,166</text:p>
          </table:table-cell>
          <table:table-cell office:value-type="float" office:value="13391" table:style-name="ce45">
            <text:p>13,391</text:p>
          </table:table-cell>
          <table:table-cell office:value-type="float" office:value="6944" table:style-name="ce45">
            <text:p>6,944</text:p>
          </table:table-cell>
          <table:table-cell office:value-type="float" office:value="6447" table:style-name="ce60">
            <text:p>6,44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楠西區</text:p>
          </table:table-cell>
          <table:table-cell office:value-type="float" office:value="3496" table:style-name="ce59">
            <text:p>3,496</text:p>
          </table:table-cell>
          <table:table-cell office:value-type="float" office:value="9064" table:style-name="ce45">
            <text:p>9,064</text:p>
          </table:table-cell>
          <table:table-cell office:value-type="float" office:value="4767" table:style-name="ce45">
            <text:p>4,767</text:p>
          </table:table-cell>
          <table:table-cell office:value-type="float" office:value="4297" table:style-name="ce60">
            <text:p>4,29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化區</text:p>
          </table:table-cell>
          <table:table-cell office:value-type="float" office:value="2810" table:style-name="ce59">
            <text:p>2,810</text:p>
          </table:table-cell>
          <table:table-cell office:value-type="float" office:value="8287" table:style-name="ce45">
            <text:p>8,287</text:p>
          </table:table-cell>
          <table:table-cell office:value-type="float" office:value="4471" table:style-name="ce45">
            <text:p>4,471</text:p>
          </table:table-cell>
          <table:table-cell office:value-type="float" office:value="3816" table:style-name="ce60">
            <text:p>3,81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左鎮區</text:p>
          </table:table-cell>
          <table:table-cell office:value-type="float" office:value="1897" table:style-name="ce59">
            <text:p>1,897</text:p>
          </table:table-cell>
          <table:table-cell office:value-type="float" office:value="4464" table:style-name="ce45">
            <text:p>4,464</text:p>
          </table:table-cell>
          <table:table-cell office:value-type="float" office:value="2530" table:style-name="ce45">
            <text:p>2,530</text:p>
          </table:table-cell>
          <table:table-cell office:value-type="float" office:value="1934" table:style-name="ce60">
            <text:p>1,93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仁德區</text:p>
          </table:table-cell>
          <table:table-cell office:value-type="float" office:value="29259" table:style-name="ce59">
            <text:p>29,259</text:p>
          </table:table-cell>
          <table:table-cell office:value-type="float" office:value="76534" table:style-name="ce45">
            <text:p>76,534</text:p>
          </table:table-cell>
          <table:table-cell office:value-type="float" office:value="38571" table:style-name="ce45">
            <text:p>38,571</text:p>
          </table:table-cell>
          <table:table-cell office:value-type="float" office:value="37963" table:style-name="ce60">
            <text:p>37,96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歸仁區</text:p>
          </table:table-cell>
          <table:table-cell office:value-type="float" office:value="23554" table:style-name="ce59">
            <text:p>23,554</text:p>
          </table:table-cell>
          <table:table-cell office:value-type="float" office:value="67984" table:style-name="ce45">
            <text:p>67,984</text:p>
          </table:table-cell>
          <table:table-cell office:value-type="float" office:value="34364" table:style-name="ce45">
            <text:p>34,364</text:p>
          </table:table-cell>
          <table:table-cell office:value-type="float" office:value="33620" table:style-name="ce60">
            <text:p>33,62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關廟區</text:p>
          </table:table-cell>
          <table:table-cell office:value-type="float" office:value="11649" table:style-name="ce59">
            <text:p>11,649</text:p>
          </table:table-cell>
          <table:table-cell office:value-type="float" office:value="33895" table:style-name="ce45">
            <text:p>33,895</text:p>
          </table:table-cell>
          <table:table-cell office:value-type="float" office:value="17372" table:style-name="ce45">
            <text:p>17,372</text:p>
          </table:table-cell>
          <table:table-cell office:value-type="float" office:value="16523" table:style-name="ce60">
            <text:p>16,52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龍崎區</text:p>
          </table:table-cell>
          <table:table-cell office:value-type="float" office:value="1501" table:style-name="ce59">
            <text:p>1,501</text:p>
          </table:table-cell>
          <table:table-cell office:value-type="float" office:value="3684" table:style-name="ce45">
            <text:p>3,684</text:p>
          </table:table-cell>
          <table:table-cell office:value-type="float" office:value="1988" table:style-name="ce45">
            <text:p>1,988</text:p>
          </table:table-cell>
          <table:table-cell office:value-type="float" office:value="1696" table:style-name="ce60">
            <text:p>1,69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永康區</text:p>
          </table:table-cell>
          <table:table-cell office:value-type="float" office:value="88716" table:style-name="ce59">
            <text:p>88,716</text:p>
          </table:table-cell>
          <table:table-cell office:value-type="float" office:value="234860" table:style-name="ce45">
            <text:p>234,860</text:p>
          </table:table-cell>
          <table:table-cell office:value-type="float" office:value="115247" table:style-name="ce45">
            <text:p>115,247</text:p>
          </table:table-cell>
          <table:table-cell office:value-type="float" office:value="119613" table:style-name="ce60">
            <text:p>119,6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73263" table:style-name="ce59">
            <text:p>73,263</text:p>
          </table:table-cell>
          <table:table-cell office:value-type="float" office:value="182860" table:style-name="ce45">
            <text:p>182,860</text:p>
          </table:table-cell>
          <table:table-cell office:value-type="float" office:value="87442" table:style-name="ce45">
            <text:p>87,442</text:p>
          </table:table-cell>
          <table:table-cell office:value-type="float" office:value="95418" table:style-name="ce60">
            <text:p>95,41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 <text:s text:c="3"/>區</text:p>
          </table:table-cell>
          <table:table-cell office:value-type="float" office:value="47573" table:style-name="ce59">
            <text:p>47,573</text:p>
          </table:table-cell>
          <table:table-cell office:value-type="float" office:value="122676" table:style-name="ce45">
            <text:p>122,676</text:p>
          </table:table-cell>
          <table:table-cell office:value-type="float" office:value="60434" table:style-name="ce45">
            <text:p>60,434</text:p>
          </table:table-cell>
          <table:table-cell office:value-type="float" office:value="62242" table:style-name="ce60">
            <text:p>62,24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1877" table:style-name="ce59">
            <text:p>51,877</text:p>
          </table:table-cell>
          <table:table-cell office:value-type="float" office:value="128381" table:style-name="ce45">
            <text:p>128,381</text:p>
          </table:table-cell>
          <table:table-cell office:value-type="float" office:value="62212" table:style-name="ce45">
            <text:p>62,212</text:p>
          </table:table-cell>
          <table:table-cell office:value-type="float" office:value="66169" table:style-name="ce60">
            <text:p>66,16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南區</text:p>
          </table:table-cell>
          <table:table-cell office:value-type="float" office:value="67522" table:style-name="ce59">
            <text:p>67,522</text:p>
          </table:table-cell>
          <table:table-cell office:value-type="float" office:value="196856" table:style-name="ce45">
            <text:p>196,856</text:p>
          </table:table-cell>
          <table:table-cell office:value-type="float" office:value="98938" table:style-name="ce45">
            <text:p>98,938</text:p>
          </table:table-cell>
          <table:table-cell office:value-type="float" office:value="97918" table:style-name="ce60">
            <text:p>97,91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平區</text:p>
          </table:table-cell>
          <table:table-cell office:value-type="float" office:value="27423" table:style-name="ce59">
            <text:p>27,423</text:p>
          </table:table-cell>
          <table:table-cell office:value-type="float" office:value="67485" table:style-name="ce45">
            <text:p>67,485</text:p>
          </table:table-cell>
          <table:table-cell office:value-type="float" office:value="31939" table:style-name="ce45">
            <text:p>31,939</text:p>
          </table:table-cell>
          <table:table-cell office:value-type="float" office:value="35546" table:style-name="ce60">
            <text:p>35,546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中西區</text:p>
          </table:table-cell>
          <table:table-cell office:value-type="float" office:value="32573" table:style-name="ce62">
            <text:p>32,573</text:p>
          </table:table-cell>
          <table:table-cell office:value-type="float" office:value="77751" table:style-name="ce50">
            <text:p>77,751</text:p>
          </table:table-cell>
          <table:table-cell office:value-type="float" office:value="37528" table:style-name="ce50">
            <text:p>37,528</text:p>
          </table:table-cell>
          <table:table-cell office:value-type="float" office:value="40223" table:style-name="ce63">
            <text:p>40,223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386" table:style-name="ce75">
            <text:p>1,128,386</text:p>
          </table:table-cell>
          <table:table-cell office:value-type="float" office:value="2749293" table:style-name="ce41">
            <text:p>2,749,293</text:p>
          </table:table-cell>
          <table:table-cell office:value-type="float" office:value="1355140" table:style-name="ce76">
            <text:p>1,355,140</text:p>
          </table:table-cell>
          <table:table-cell office:value-type="float" office:value="1394153" table:style-name="ce77">
            <text:p>1,394,1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埕區</text:p>
          </table:table-cell>
          <table:table-cell office:value-type="float" office:value="10819" table:style-name="ce44">
            <text:p>10,819</text:p>
          </table:table-cell>
          <table:table-cell office:value-type="float" office:value="23004" table:style-name="ce45">
            <text:p>23,004</text:p>
          </table:table-cell>
          <table:table-cell office:value-type="float" office:value="11363" table:style-name="ce44">
            <text:p>11,363</text:p>
          </table:table-cell>
          <table:table-cell office:value-type="float" office:value="11641" table:style-name="ce44">
            <text:p>11,6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鼓山區</text:p>
          </table:table-cell>
          <table:table-cell office:value-type="float" office:value="60342" table:style-name="ce44">
            <text:p>60,342</text:p>
          </table:table-cell>
          <table:table-cell office:value-type="float" office:value="140608" table:style-name="ce45">
            <text:p>140,608</text:p>
          </table:table-cell>
          <table:table-cell office:value-type="float" office:value="67449" table:style-name="ce44">
            <text:p>67,449</text:p>
          </table:table-cell>
          <table:table-cell office:value-type="float" office:value="73159" table:style-name="ce44">
            <text:p>73,1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左營區</text:p>
          </table:table-cell>
          <table:table-cell office:value-type="float" office:value="81762" table:style-name="ce44">
            <text:p>81,762</text:p>
          </table:table-cell>
          <table:table-cell office:value-type="float" office:value="196585" table:style-name="ce45">
            <text:p>196,585</text:p>
          </table:table-cell>
          <table:table-cell office:value-type="float" office:value="93879" table:style-name="ce44">
            <text:p>93,879</text:p>
          </table:table-cell>
          <table:table-cell office:value-type="float" office:value="102706" table:style-name="ce44">
            <text:p>102,7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楠梓區</text:p>
          </table:table-cell>
          <table:table-cell office:value-type="float" office:value="75798" table:style-name="ce44">
            <text:p>75,798</text:p>
          </table:table-cell>
          <table:table-cell office:value-type="float" office:value="190147" table:style-name="ce45">
            <text:p>190,147</text:p>
          </table:table-cell>
          <table:table-cell office:value-type="float" office:value="92905" table:style-name="ce44">
            <text:p>92,905</text:p>
          </table:table-cell>
          <table:table-cell office:value-type="float" office:value="97242" table:style-name="ce44">
            <text:p>97,2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民區</text:p>
          </table:table-cell>
          <table:table-cell office:value-type="float" office:value="139591" table:style-name="ce44">
            <text:p>139,591</text:p>
          </table:table-cell>
          <table:table-cell office:value-type="float" office:value="333704" table:style-name="ce45">
            <text:p>333,704</text:p>
          </table:table-cell>
          <table:table-cell office:value-type="float" office:value="160733" table:style-name="ce44">
            <text:p>160,733</text:p>
          </table:table-cell>
          <table:table-cell office:value-type="float" office:value="172971" table:style-name="ce44">
            <text:p>172,9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興區</text:p>
          </table:table-cell>
          <table:table-cell office:value-type="float" office:value="23194" table:style-name="ce44">
            <text:p>23,194</text:p>
          </table:table-cell>
          <table:table-cell office:value-type="float" office:value="49563" table:style-name="ce45">
            <text:p>49,563</text:p>
          </table:table-cell>
          <table:table-cell office:value-type="float" office:value="23825" table:style-name="ce44">
            <text:p>23,825</text:p>
          </table:table-cell>
          <table:table-cell office:value-type="float" office:value="25738" table:style-name="ce44">
            <text:p>25,7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金區</text:p>
          </table:table-cell>
          <table:table-cell office:value-type="float" office:value="13152" table:style-name="ce44">
            <text:p>13,152</text:p>
          </table:table-cell>
          <table:table-cell office:value-type="float" office:value="26494" table:style-name="ce45">
            <text:p>26,494</text:p>
          </table:table-cell>
          <table:table-cell office:value-type="float" office:value="12496" table:style-name="ce44">
            <text:p>12,496</text:p>
          </table:table-cell>
          <table:table-cell office:value-type="float" office:value="13998" table:style-name="ce44">
            <text:p>13,9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苓雅區</text:p>
          </table:table-cell>
          <table:table-cell office:value-type="float" office:value="73237" table:style-name="ce44">
            <text:p>73,237</text:p>
          </table:table-cell>
          <table:table-cell office:value-type="float" office:value="165122" table:style-name="ce45">
            <text:p>165,122</text:p>
          </table:table-cell>
          <table:table-cell office:value-type="float" office:value="78939" table:style-name="ce44">
            <text:p>78,939</text:p>
          </table:table-cell>
          <table:table-cell office:value-type="float" office:value="86183" table:style-name="ce44">
            <text:p>86,1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鎮區</text:p>
          </table:table-cell>
          <table:table-cell office:value-type="float" office:value="79592" table:style-name="ce44">
            <text:p>79,592</text:p>
          </table:table-cell>
          <table:table-cell office:value-type="float" office:value="183437" table:style-name="ce45">
            <text:p>183,437</text:p>
          </table:table-cell>
          <table:table-cell office:value-type="float" office:value="89803" table:style-name="ce44">
            <text:p>89,803</text:p>
          </table:table-cell>
          <table:table-cell office:value-type="float" office:value="93634" table:style-name="ce44">
            <text:p>93,6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津區</text:p>
          </table:table-cell>
          <table:table-cell office:value-type="float" office:value="10950" table:style-name="ce44">
            <text:p>10,950</text:p>
          </table:table-cell>
          <table:table-cell office:value-type="float" office:value="27334" table:style-name="ce45">
            <text:p>27,334</text:p>
          </table:table-cell>
          <table:table-cell office:value-type="float" office:value="14041" table:style-name="ce44">
            <text:p>14,041</text:p>
          </table:table-cell>
          <table:table-cell office:value-type="float" office:value="13293" table:style-name="ce44">
            <text:p>13,293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小港區</text:p>
          </table:table-cell>
          <table:table-cell office:value-type="float" office:value="69589" table:style-name="ce44">
            <text:p>69,589</text:p>
          </table:table-cell>
          <table:table-cell office:value-type="float" office:value="156168" table:style-name="ce45">
            <text:p>156,168</text:p>
          </table:table-cell>
          <table:table-cell office:value-type="float" office:value="77204" table:style-name="ce44">
            <text:p>77,204</text:p>
          </table:table-cell>
          <table:table-cell office:value-type="float" office:value="78964" table:style-name="ce44">
            <text:p>78,9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山區</text:p>
          </table:table-cell>
          <table:table-cell office:value-type="float" office:value="145953" table:style-name="ce44">
            <text:p>145,953</text:p>
          </table:table-cell>
          <table:table-cell office:value-type="float" office:value="358471" table:style-name="ce45">
            <text:p>358,471</text:p>
          </table:table-cell>
          <table:table-cell office:value-type="float" office:value="174712" table:style-name="ce44">
            <text:p>174,712</text:p>
          </table:table-cell>
          <table:table-cell office:value-type="float" office:value="183759" table:style-name="ce44">
            <text:p>183,7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園區</text:p>
          </table:table-cell>
          <table:table-cell office:value-type="float" office:value="26968" table:style-name="ce44">
            <text:p>26,968</text:p>
          </table:table-cell>
          <table:table-cell office:value-type="float" office:value="69045" table:style-name="ce45">
            <text:p>69,045</text:p>
          </table:table-cell>
          <table:table-cell office:value-type="float" office:value="34703" table:style-name="ce44">
            <text:p>34,703</text:p>
          </table:table-cell>
          <table:table-cell office:value-type="float" office:value="34342" table:style-name="ce44">
            <text:p>34,3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寮區</text:p>
          </table:table-cell>
          <table:table-cell office:value-type="float" office:value="43791" table:style-name="ce44">
            <text:p>43,791</text:p>
          </table:table-cell>
          <table:table-cell office:value-type="float" office:value="112084" table:style-name="ce45">
            <text:p>112,084</text:p>
          </table:table-cell>
          <table:table-cell office:value-type="float" office:value="57149" table:style-name="ce44">
            <text:p>57,149</text:p>
          </table:table-cell>
          <table:table-cell office:value-type="float" office:value="54935" table:style-name="ce44">
            <text:p>54,9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樹區</text:p>
          </table:table-cell>
          <table:table-cell office:value-type="float" office:value="14007" table:style-name="ce44">
            <text:p>14,007</text:p>
          </table:table-cell>
          <table:table-cell office:value-type="float" office:value="41375" table:style-name="ce45">
            <text:p>41,375</text:p>
          </table:table-cell>
          <table:table-cell office:value-type="float" office:value="21147" table:style-name="ce44">
            <text:p>21,147</text:p>
          </table:table-cell>
          <table:table-cell office:value-type="float" office:value="20228" table:style-name="ce44">
            <text:p>20,2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社區</text:p>
          </table:table-cell>
          <table:table-cell office:value-type="float" office:value="13427" table:style-name="ce44">
            <text:p>13,427</text:p>
          </table:table-cell>
          <table:table-cell office:value-type="float" office:value="34096" table:style-name="ce45">
            <text:p>34,096</text:p>
          </table:table-cell>
          <table:table-cell office:value-type="float" office:value="17309" table:style-name="ce44">
            <text:p>17,309</text:p>
          </table:table-cell>
          <table:table-cell office:value-type="float" office:value="16787" table:style-name="ce44">
            <text:p>16,7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仁武區</text:p>
          </table:table-cell>
          <table:table-cell office:value-type="float" office:value="37894" table:style-name="ce44">
            <text:p>37,894</text:p>
          </table:table-cell>
          <table:table-cell office:value-type="float" office:value="93398" table:style-name="ce45">
            <text:p>93,398</text:p>
          </table:table-cell>
          <table:table-cell office:value-type="float" office:value="47138" table:style-name="ce44">
            <text:p>47,138</text:p>
          </table:table-cell>
          <table:table-cell office:value-type="float" office:value="46260" table:style-name="ce44">
            <text:p>46,2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鳥松區</text:p>
          </table:table-cell>
          <table:table-cell office:value-type="float" office:value="19318" table:style-name="ce44">
            <text:p>19,318</text:p>
          </table:table-cell>
          <table:table-cell office:value-type="float" office:value="44457" table:style-name="ce45">
            <text:p>44,457</text:p>
          </table:table-cell>
          <table:table-cell office:value-type="float" office:value="22439" table:style-name="ce44">
            <text:p>22,439</text:p>
          </table:table-cell>
          <table:table-cell office:value-type="float" office:value="22018" table:style-name="ce44">
            <text:p>22,0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岡山區</text:p>
          </table:table-cell>
          <table:table-cell office:value-type="float" office:value="35686" table:style-name="ce44">
            <text:p>35,686</text:p>
          </table:table-cell>
          <table:table-cell office:value-type="float" office:value="96080" table:style-name="ce45">
            <text:p>96,080</text:p>
          </table:table-cell>
          <table:table-cell office:value-type="float" office:value="47469" table:style-name="ce44">
            <text:p>47,469</text:p>
          </table:table-cell>
          <table:table-cell office:value-type="float" office:value="48611" table:style-name="ce44">
            <text:p>48,6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橋頭區</text:p>
          </table:table-cell>
          <table:table-cell office:value-type="float" office:value="15813" table:style-name="ce44">
            <text:p>15,813</text:p>
          </table:table-cell>
          <table:table-cell office:value-type="float" office:value="39966" table:style-name="ce45">
            <text:p>39,966</text:p>
          </table:table-cell>
          <table:table-cell office:value-type="float" office:value="20085" table:style-name="ce44">
            <text:p>20,085</text:p>
          </table:table-cell>
          <table:table-cell office:value-type="float" office:value="19881" table:style-name="ce44">
            <text:p>19,8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燕巢區</text:p>
          </table:table-cell>
          <table:table-cell office:value-type="float" office:value="10806" table:style-name="ce44">
            <text:p>10,806</text:p>
          </table:table-cell>
          <table:table-cell office:value-type="float" office:value="29279" table:style-name="ce45">
            <text:p>29,279</text:p>
          </table:table-cell>
          <table:table-cell office:value-type="float" office:value="15385" table:style-name="ce44">
            <text:p>15,385</text:p>
          </table:table-cell>
          <table:table-cell office:value-type="float" office:value="13894" table:style-name="ce44">
            <text:p>13,8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寮區</text:p>
          </table:table-cell>
          <table:table-cell office:value-type="float" office:value="3110" table:style-name="ce44">
            <text:p>3,110</text:p>
          </table:table-cell>
          <table:table-cell office:value-type="float" office:value="6821" table:style-name="ce45">
            <text:p>6,821</text:p>
          </table:table-cell>
          <table:table-cell office:value-type="float" office:value="3770" table:style-name="ce44">
            <text:p>3,770</text:p>
          </table:table-cell>
          <table:table-cell office:value-type="float" office:value="3051" table:style-name="ce44">
            <text:p>3,0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阿蓮區</text:p>
          </table:table-cell>
          <table:table-cell office:value-type="float" office:value="9503" table:style-name="ce44">
            <text:p>9,503</text:p>
          </table:table-cell>
          <table:table-cell office:value-type="float" office:value="28072" table:style-name="ce45">
            <text:p>28,072</text:p>
          </table:table-cell>
          <table:table-cell office:value-type="float" office:value="14155" table:style-name="ce44">
            <text:p>14,155</text:p>
          </table:table-cell>
          <table:table-cell office:value-type="float" office:value="13917" table:style-name="ce44">
            <text:p>13,91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路竹區</text:p>
          </table:table-cell>
          <table:table-cell office:value-type="float" office:value="17427" table:style-name="ce44">
            <text:p>17,427</text:p>
          </table:table-cell>
          <table:table-cell office:value-type="float" office:value="51313" table:style-name="ce45">
            <text:p>51,313</text:p>
          </table:table-cell>
          <table:table-cell office:value-type="float" office:value="26004" table:style-name="ce44">
            <text:p>26,004</text:p>
          </table:table-cell>
          <table:table-cell office:value-type="float" office:value="25309" table:style-name="ce44">
            <text:p>25,3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內區</text:p>
          </table:table-cell>
          <table:table-cell office:value-type="float" office:value="11228" table:style-name="ce44">
            <text:p>11,228</text:p>
          </table:table-cell>
          <table:table-cell office:value-type="float" office:value="29705" table:style-name="ce45">
            <text:p>29,705</text:p>
          </table:table-cell>
          <table:table-cell office:value-type="float" office:value="15098" table:style-name="ce44">
            <text:p>15,098</text:p>
          </table:table-cell>
          <table:table-cell office:value-type="float" office:value="14607" table:style-name="ce44">
            <text:p>14,6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茄萣區</text:p>
          </table:table-cell>
          <table:table-cell office:value-type="float" office:value="10728" table:style-name="ce44">
            <text:p>10,728</text:p>
          </table:table-cell>
          <table:table-cell office:value-type="float" office:value="29842" table:style-name="ce45">
            <text:p>29,842</text:p>
          </table:table-cell>
          <table:table-cell office:value-type="float" office:value="15262" table:style-name="ce44">
            <text:p>15,262</text:p>
          </table:table-cell>
          <table:table-cell office:value-type="float" office:value="14580" table:style-name="ce44">
            <text:p>14,5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安區</text:p>
          </table:table-cell>
          <table:table-cell office:value-type="float" office:value="5772" table:style-name="ce44">
            <text:p>5,772</text:p>
          </table:table-cell>
          <table:table-cell office:value-type="float" office:value="13590" table:style-name="ce45">
            <text:p>13,590</text:p>
          </table:table-cell>
          <table:table-cell office:value-type="float" office:value="6810" table:style-name="ce44">
            <text:p>6,810</text:p>
          </table:table-cell>
          <table:table-cell office:value-type="float" office:value="6780" table:style-name="ce44">
            <text:p>6,7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彌陀區</text:p>
          </table:table-cell>
          <table:table-cell office:value-type="float" office:value="6822" table:style-name="ce44">
            <text:p>6,822</text:p>
          </table:table-cell>
          <table:table-cell office:value-type="float" office:value="18688" table:style-name="ce45">
            <text:p>18,688</text:p>
          </table:table-cell>
          <table:table-cell office:value-type="float" office:value="9552" table:style-name="ce44">
            <text:p>9,552</text:p>
          </table:table-cell>
          <table:table-cell office:value-type="float" office:value="9136" table:style-name="ce44">
            <text:p>9,1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梓官區</text:p>
          </table:table-cell>
          <table:table-cell office:value-type="float" office:value="12982" table:style-name="ce44">
            <text:p>12,982</text:p>
          </table:table-cell>
          <table:table-cell office:value-type="float" office:value="35205" table:style-name="ce45">
            <text:p>35,205</text:p>
          </table:table-cell>
          <table:table-cell office:value-type="float" office:value="18081" table:style-name="ce44">
            <text:p>18,081</text:p>
          </table:table-cell>
          <table:table-cell office:value-type="float" office:value="17124" table:style-name="ce44">
            <text:p>17,12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山區</text:p>
          </table:table-cell>
          <table:table-cell office:value-type="float" office:value="13718" table:style-name="ce44">
            <text:p>13,718</text:p>
          </table:table-cell>
          <table:table-cell office:value-type="float" office:value="35268" table:style-name="ce45">
            <text:p>35,268</text:p>
          </table:table-cell>
          <table:table-cell office:value-type="float" office:value="18135" table:style-name="ce44">
            <text:p>18,135</text:p>
          </table:table-cell>
          <table:table-cell office:value-type="float" office:value="17133" table:style-name="ce44">
            <text:p>17,1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美濃區</text:p>
          </table:table-cell>
          <table:table-cell office:value-type="float" office:value="14949" table:style-name="ce44">
            <text:p>14,949</text:p>
          </table:table-cell>
          <table:table-cell office:value-type="float" office:value="38049" table:style-name="ce45">
            <text:p>38,049</text:p>
          </table:table-cell>
          <table:table-cell office:value-type="float" office:value="20046" table:style-name="ce44">
            <text:p>20,046</text:p>
          </table:table-cell>
          <table:table-cell office:value-type="float" office:value="18003" table:style-name="ce44">
            <text:p>18,0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龜區</text:p>
          </table:table-cell>
          <table:table-cell office:value-type="float" office:value="5449" table:style-name="ce44">
            <text:p>5,449</text:p>
          </table:table-cell>
          <table:table-cell office:value-type="float" office:value="12166" table:style-name="ce45">
            <text:p>12,166</text:p>
          </table:table-cell>
          <table:table-cell office:value-type="float" office:value="6567" table:style-name="ce44">
            <text:p>6,567</text:p>
          </table:table-cell>
          <table:table-cell office:value-type="float" office:value="5599" table:style-name="ce44">
            <text:p>5,5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甲仙區</text:p>
          </table:table-cell>
          <table:table-cell office:value-type="float" office:value="2298" table:style-name="ce44">
            <text:p>2,298</text:p>
          </table:table-cell>
          <table:table-cell office:value-type="float" office:value="5794" table:style-name="ce45">
            <text:p>5,794</text:p>
          </table:table-cell>
          <table:table-cell office:value-type="float" office:value="3063" table:style-name="ce44">
            <text:p>3,063</text:p>
          </table:table-cell>
          <table:table-cell office:value-type="float" office:value="2731" table:style-name="ce44">
            <text:p>2,731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杉林區</text:p>
          </table:table-cell>
          <table:table-cell office:value-type="float" office:value="4750" table:style-name="ce44">
            <text:p>4,750</text:p>
          </table:table-cell>
          <table:table-cell office:value-type="float" office:value="11329" table:style-name="ce45">
            <text:p>11,329</text:p>
          </table:table-cell>
          <table:table-cell office:value-type="float" office:value="6190" table:style-name="ce44">
            <text:p>6,190</text:p>
          </table:table-cell>
          <table:table-cell office:value-type="float" office:value="5139" table:style-name="ce44">
            <text:p>5,139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內門區</text:p>
          </table:table-cell>
          <table:table-cell office:value-type="float" office:value="5120" table:style-name="ce44">
            <text:p>5,120</text:p>
          </table:table-cell>
          <table:table-cell office:value-type="float" office:value="13818" table:style-name="ce45">
            <text:p>13,818</text:p>
          </table:table-cell>
          <table:table-cell office:value-type="float" office:value="7474" table:style-name="ce44">
            <text:p>7,474</text:p>
          </table:table-cell>
          <table:table-cell office:value-type="float" office:value="6344" table:style-name="ce44">
            <text:p>6,344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茂林區</text:p>
          </table:table-cell>
          <table:table-cell office:value-type="float" office:value="614" table:style-name="ce44">
            <text:p>614</text:p>
          </table:table-cell>
          <table:table-cell office:value-type="float" office:value="1872" table:style-name="ce45">
            <text:p>1,872</text:p>
          </table:table-cell>
          <table:table-cell office:value-type="float" office:value="938" table:style-name="ce44">
            <text:p>938</text:p>
          </table:table-cell>
          <table:table-cell office:value-type="float" office:value="934" table:style-name="ce44">
            <text:p>934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桃源區</text:p>
          </table:table-cell>
          <table:table-cell office:value-type="float" office:value="1362" table:style-name="ce44">
            <text:p>1,362</text:p>
          </table:table-cell>
          <table:table-cell office:value-type="float" office:value="4198" table:style-name="ce45">
            <text:p>4,198</text:p>
          </table:table-cell>
          <table:table-cell office:value-type="float" office:value="2203" table:style-name="ce44">
            <text:p>2,203</text:p>
          </table:table-cell>
          <table:table-cell office:value-type="float" office:value="1995" table:style-name="ce44">
            <text:p>1,995</text:p>
          </table:table-cell>
          <table:table-cell table:number-columns-repeated="16379"/>
        </table:table-row>
        <table:table-row table:style-name="ro9">
          <table:table-cell office:value-type="string" table:style-name="ce61">
            <text:p>※那瑪夏區</text:p>
          </table:table-cell>
          <table:table-cell office:value-type="float" office:value="865" table:style-name="ce49">
            <text:p>865</text:p>
          </table:table-cell>
          <table:table-cell office:value-type="float" office:value="3146" table:style-name="ce50">
            <text:p>3,146</text:p>
          </table:table-cell>
          <table:table-cell office:value-type="float" office:value="1619" table:style-name="ce49">
            <text:p>1,619</text:p>
          </table:table-cell>
          <table:table-cell office:value-type="float" office:value="1527" table:style-name="ce49">
            <text:p>1,527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 table:style-name="ce24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79"/>
        </table:table-row>
        <table:table-row table:style-name="ro4">
          <table:table-cell office:value-type="string" table:style-name="ce56">
            <text:p>宜蘭縣</text:p>
          </table:table-cell>
          <table:table-cell office:value-type="float" office:value="174075" table:style-name="ce57">
            <text:p>174,075</text:p>
          </table:table-cell>
          <table:table-cell office:value-type="float" office:value="451175" table:style-name="ce41">
            <text:p>451,175</text:p>
          </table:table-cell>
          <table:table-cell office:value-type="float" office:value="227222" table:style-name="ce41">
            <text:p>227,222</text:p>
          </table:table-cell>
          <table:table-cell office:value-type="float" office:value="223953" table:style-name="ce58">
            <text:p>223,95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宜蘭市</text:p>
          </table:table-cell>
          <table:table-cell office:value-type="float" office:value="37464" table:style-name="ce59">
            <text:p>37,464</text:p>
          </table:table-cell>
          <table:table-cell office:value-type="float" office:value="94987" table:style-name="ce45">
            <text:p>94,987</text:p>
          </table:table-cell>
          <table:table-cell office:value-type="float" office:value="46198" table:style-name="ce45">
            <text:p>46,198</text:p>
          </table:table-cell>
          <table:table-cell office:value-type="float" office:value="48789" table:style-name="ce60">
            <text:p>48,7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羅東鎮</text:p>
          </table:table-cell>
          <table:table-cell office:value-type="float" office:value="26765" table:style-name="ce59">
            <text:p>26,765</text:p>
          </table:table-cell>
          <table:table-cell office:value-type="float" office:value="70838" table:style-name="ce45">
            <text:p>70,838</text:p>
          </table:table-cell>
          <table:table-cell office:value-type="float" office:value="33428" table:style-name="ce45">
            <text:p>33,428</text:p>
          </table:table-cell>
          <table:table-cell office:value-type="float" office:value="37410" table:style-name="ce60">
            <text:p>37,4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蘇澳鎮</text:p>
          </table:table-cell>
          <table:table-cell office:value-type="float" office:value="14427" table:style-name="ce59">
            <text:p>14,427</text:p>
          </table:table-cell>
          <table:table-cell office:value-type="float" office:value="38398" table:style-name="ce45">
            <text:p>38,398</text:p>
          </table:table-cell>
          <table:table-cell office:value-type="float" office:value="19525" table:style-name="ce45">
            <text:p>19,525</text:p>
          </table:table-cell>
          <table:table-cell office:value-type="float" office:value="18873" table:style-name="ce60">
            <text:p>18,8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城鎮</text:p>
          </table:table-cell>
          <table:table-cell office:value-type="float" office:value="10504" table:style-name="ce59">
            <text:p>10,504</text:p>
          </table:table-cell>
          <table:table-cell office:value-type="float" office:value="28588" table:style-name="ce45">
            <text:p>28,588</text:p>
          </table:table-cell>
          <table:table-cell office:value-type="float" office:value="14729" table:style-name="ce45">
            <text:p>14,729</text:p>
          </table:table-cell>
          <table:table-cell office:value-type="float" office:value="13859" table:style-name="ce60">
            <text:p>13,8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礁溪鄉</text:p>
          </table:table-cell>
          <table:table-cell office:value-type="float" office:value="14521" table:style-name="ce59">
            <text:p>14,521</text:p>
          </table:table-cell>
          <table:table-cell office:value-type="float" office:value="35087" table:style-name="ce45">
            <text:p>35,087</text:p>
          </table:table-cell>
          <table:table-cell office:value-type="float" office:value="18162" table:style-name="ce45">
            <text:p>18,162</text:p>
          </table:table-cell>
          <table:table-cell office:value-type="float" office:value="16925" table:style-name="ce60">
            <text:p>16,9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壯圍鄉</text:p>
          </table:table-cell>
          <table:table-cell office:value-type="float" office:value="9259" table:style-name="ce59">
            <text:p>9,259</text:p>
          </table:table-cell>
          <table:table-cell office:value-type="float" office:value="24407" table:style-name="ce45">
            <text:p>24,407</text:p>
          </table:table-cell>
          <table:table-cell office:value-type="float" office:value="12776" table:style-name="ce45">
            <text:p>12,776</text:p>
          </table:table-cell>
          <table:table-cell office:value-type="float" office:value="11631" table:style-name="ce60">
            <text:p>11,6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員山鄉</text:p>
          </table:table-cell>
          <table:table-cell office:value-type="float" office:value="12119" table:style-name="ce59">
            <text:p>12,119</text:p>
          </table:table-cell>
          <table:table-cell office:value-type="float" office:value="32118" table:style-name="ce45">
            <text:p>32,118</text:p>
          </table:table-cell>
          <table:table-cell office:value-type="float" office:value="16921" table:style-name="ce45">
            <text:p>16,921</text:p>
          </table:table-cell>
          <table:table-cell office:value-type="float" office:value="15197" table:style-name="ce60">
            <text:p>15,1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冬山鄉</text:p>
          </table:table-cell>
          <table:table-cell office:value-type="float" office:value="20076" table:style-name="ce59">
            <text:p>20,076</text:p>
          </table:table-cell>
          <table:table-cell office:value-type="float" office:value="52945" table:style-name="ce45">
            <text:p>52,945</text:p>
          </table:table-cell>
          <table:table-cell office:value-type="float" office:value="26934" table:style-name="ce45">
            <text:p>26,934</text:p>
          </table:table-cell>
          <table:table-cell office:value-type="float" office:value="26011" table:style-name="ce60">
            <text:p>26,0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結鄉</text:p>
          </table:table-cell>
          <table:table-cell office:value-type="float" office:value="15934" table:style-name="ce59">
            <text:p>15,934</text:p>
          </table:table-cell>
          <table:table-cell office:value-type="float" office:value="40516" table:style-name="ce45">
            <text:p>40,516</text:p>
          </table:table-cell>
          <table:table-cell office:value-type="float" office:value="20729" table:style-name="ce45">
            <text:p>20,729</text:p>
          </table:table-cell>
          <table:table-cell office:value-type="float" office:value="19787" table:style-name="ce60">
            <text:p>19,7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星鄉</text:p>
          </table:table-cell>
          <table:table-cell office:value-type="float" office:value="8971" table:style-name="ce59">
            <text:p>8,971</text:p>
          </table:table-cell>
          <table:table-cell office:value-type="float" office:value="21212" table:style-name="ce45">
            <text:p>21,212</text:p>
          </table:table-cell>
          <table:table-cell office:value-type="float" office:value="11444" table:style-name="ce45">
            <text:p>11,444</text:p>
          </table:table-cell>
          <table:table-cell office:value-type="float" office:value="9768" table:style-name="ce60">
            <text:p>9,76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大同鄉</text:p>
          </table:table-cell>
          <table:table-cell office:value-type="float" office:value="1991" table:style-name="ce59">
            <text:p>1,991</text:p>
          </table:table-cell>
          <table:table-cell office:value-type="float" office:value="6083" table:style-name="ce45">
            <text:p>6,083</text:p>
          </table:table-cell>
          <table:table-cell office:value-type="float" office:value="3267" table:style-name="ce45">
            <text:p>3,267</text:p>
          </table:table-cell>
          <table:table-cell office:value-type="float" office:value="2816" table:style-name="ce60">
            <text:p>2,816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南澳鄉</text:p>
          </table:table-cell>
          <table:table-cell office:value-type="float" office:value="2044" table:style-name="ce62">
            <text:p>2,044</text:p>
          </table:table-cell>
          <table:table-cell office:value-type="float" office:value="5996" table:style-name="ce50">
            <text:p>5,996</text:p>
          </table:table-cell>
          <table:table-cell office:value-type="float" office:value="3109" table:style-name="ce50">
            <text:p>3,109</text:p>
          </table:table-cell>
          <table:table-cell office:value-type="float" office:value="2887" table:style-name="ce63">
            <text:p>2,88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64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81"/>
          <table:table-cell office:value-type="string" table:style-name="ce3">
            <text:p>中華民國110年10月底</text:p>
          </table:table-cell>
          <table:table-cell table:number-columns-repeated="2" table:style-name="ce8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83">
            <text:p>人 <text:s text:c="7"/>口 <text:s text:c="7"/>數</text:p>
          </table:table-cell>
          <table:table-cell table:number-columns-repeated="2" table:style-name="ce8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87">
            <text:p>計</text:p>
          </table:table-cell>
          <table:table-cell office:value-type="string" table:style-name="ce88">
            <text:p>男</text:p>
          </table:table-cell>
          <table:table-cell office:value-type="string" table:style-name="ce8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新竹縣</text:p>
          </table:table-cell>
          <table:table-cell office:value-type="float" office:value="210169" table:style-name="ce57">
            <text:p>210,169</text:p>
          </table:table-cell>
          <table:table-cell office:value-type="float" office:value="574806" table:style-name="ce41">
            <text:p>574,806</text:p>
          </table:table-cell>
          <table:table-cell office:value-type="float" office:value="293417" table:style-name="ce41">
            <text:p>293,417</text:p>
          </table:table-cell>
          <table:table-cell office:value-type="float" office:value="281389" table:style-name="ce58">
            <text:p>281,38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北市</text:p>
          </table:table-cell>
          <table:table-cell office:value-type="float" office:value="77070" table:style-name="ce59">
            <text:p>77,070</text:p>
          </table:table-cell>
          <table:table-cell office:value-type="float" office:value="205476" table:style-name="ce45">
            <text:p>205,476</text:p>
          </table:table-cell>
          <table:table-cell office:value-type="float" office:value="102273" table:style-name="ce45">
            <text:p>102,273</text:p>
          </table:table-cell>
          <table:table-cell office:value-type="float" office:value="103203" table:style-name="ce60">
            <text:p>103,20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關西鎮</text:p>
          </table:table-cell>
          <table:table-cell office:value-type="float" office:value="9368" table:style-name="ce59">
            <text:p>9,368</text:p>
          </table:table-cell>
          <table:table-cell office:value-type="float" office:value="27421" table:style-name="ce91">
            <text:p>27,421</text:p>
          </table:table-cell>
          <table:table-cell office:value-type="float" office:value="14720" table:style-name="ce45">
            <text:p>14,720</text:p>
          </table:table-cell>
          <table:table-cell office:value-type="float" office:value="12701" table:style-name="ce60">
            <text:p>12,70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埔鎮</text:p>
          </table:table-cell>
          <table:table-cell office:value-type="float" office:value="11554" table:style-name="ce59">
            <text:p>11,554</text:p>
          </table:table-cell>
          <table:table-cell office:value-type="float" office:value="32930" table:style-name="ce91">
            <text:p>32,930</text:p>
          </table:table-cell>
          <table:table-cell office:value-type="float" office:value="17571" table:style-name="ce45">
            <text:p>17,571</text:p>
          </table:table-cell>
          <table:table-cell office:value-type="float" office:value="15359" table:style-name="ce60">
            <text:p>15,35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東鎮</text:p>
          </table:table-cell>
          <table:table-cell office:value-type="float" office:value="35800" table:style-name="ce59">
            <text:p>35,800</text:p>
          </table:table-cell>
          <table:table-cell office:value-type="float" office:value="96705" table:style-name="ce91">
            <text:p>96,705</text:p>
          </table:table-cell>
          <table:table-cell office:value-type="float" office:value="48737" table:style-name="ce45">
            <text:p>48,737</text:p>
          </table:table-cell>
          <table:table-cell office:value-type="float" office:value="47968" table:style-name="ce60">
            <text:p>47,96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湖口鄉</text:p>
          </table:table-cell>
          <table:table-cell office:value-type="float" office:value="29273" table:style-name="ce59">
            <text:p>29,273</text:p>
          </table:table-cell>
          <table:table-cell office:value-type="float" office:value="79467" table:style-name="ce91">
            <text:p>79,467</text:p>
          </table:table-cell>
          <table:table-cell office:value-type="float" office:value="40166" table:style-name="ce45">
            <text:p>40,166</text:p>
          </table:table-cell>
          <table:table-cell office:value-type="float" office:value="39301" table:style-name="ce60">
            <text:p>39,30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橫山鄉</text:p>
          </table:table-cell>
          <table:table-cell office:value-type="float" office:value="4385" table:style-name="ce59">
            <text:p>4,385</text:p>
          </table:table-cell>
          <table:table-cell office:value-type="float" office:value="12356" table:style-name="ce91">
            <text:p>12,356</text:p>
          </table:table-cell>
          <table:table-cell office:value-type="float" office:value="6722" table:style-name="ce45">
            <text:p>6,722</text:p>
          </table:table-cell>
          <table:table-cell office:value-type="float" office:value="5634" table:style-name="ce60">
            <text:p>5,63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豐鄉</text:p>
          </table:table-cell>
          <table:table-cell office:value-type="float" office:value="19791" table:style-name="ce59">
            <text:p>19,791</text:p>
          </table:table-cell>
          <table:table-cell office:value-type="float" office:value="57852" table:style-name="ce91">
            <text:p>57,852</text:p>
          </table:table-cell>
          <table:table-cell office:value-type="float" office:value="29642" table:style-name="ce45">
            <text:p>29,642</text:p>
          </table:table-cell>
          <table:table-cell office:value-type="float" office:value="28210" table:style-name="ce60">
            <text:p>28,21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芎林鄉</text:p>
          </table:table-cell>
          <table:table-cell office:value-type="float" office:value="7023" table:style-name="ce59">
            <text:p>7,023</text:p>
          </table:table-cell>
          <table:table-cell office:value-type="float" office:value="19944" table:style-name="ce91">
            <text:p>19,944</text:p>
          </table:table-cell>
          <table:table-cell office:value-type="float" office:value="10528" table:style-name="ce45">
            <text:p>10,528</text:p>
          </table:table-cell>
          <table:table-cell office:value-type="float" office:value="9416" table:style-name="ce60">
            <text:p>9,41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寶山鄉</text:p>
          </table:table-cell>
          <table:table-cell office:value-type="float" office:value="6007" table:style-name="ce59">
            <text:p>6,007</text:p>
          </table:table-cell>
          <table:table-cell office:value-type="float" office:value="14530" table:style-name="ce91">
            <text:p>14,530</text:p>
          </table:table-cell>
          <table:table-cell office:value-type="float" office:value="7919" table:style-name="ce45">
            <text:p>7,919</text:p>
          </table:table-cell>
          <table:table-cell office:value-type="float" office:value="6611" table:style-name="ce60">
            <text:p>6,61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北埔鄉</text:p>
          </table:table-cell>
          <table:table-cell office:value-type="float" office:value="3112" table:style-name="ce59">
            <text:p>3,112</text:p>
          </table:table-cell>
          <table:table-cell office:value-type="float" office:value="8817" table:style-name="ce91">
            <text:p>8,817</text:p>
          </table:table-cell>
          <table:table-cell office:value-type="float" office:value="4824" table:style-name="ce45">
            <text:p>4,824</text:p>
          </table:table-cell>
          <table:table-cell office:value-type="float" office:value="3993" table:style-name="ce60">
            <text:p>3,99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峨眉鄉</text:p>
          </table:table-cell>
          <table:table-cell office:value-type="float" office:value="2079" table:style-name="ce59">
            <text:p>2,079</text:p>
          </table:table-cell>
          <table:table-cell office:value-type="float" office:value="5300" table:style-name="ce91">
            <text:p>5,300</text:p>
          </table:table-cell>
          <table:table-cell office:value-type="float" office:value="2927" table:style-name="ce45">
            <text:p>2,927</text:p>
          </table:table-cell>
          <table:table-cell office:value-type="float" office:value="2373" table:style-name="ce60">
            <text:p>2,373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938" table:style-name="ce59">
            <text:p>2,938</text:p>
          </table:table-cell>
          <table:table-cell office:value-type="float" office:value="9555" table:style-name="ce91">
            <text:p>9,555</text:p>
          </table:table-cell>
          <table:table-cell office:value-type="float" office:value="4976" table:style-name="ce45">
            <text:p>4,976</text:p>
          </table:table-cell>
          <table:table-cell office:value-type="float" office:value="4579" table:style-name="ce60">
            <text:p>4,579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69" table:style-name="ce62">
            <text:p>1,769</text:p>
          </table:table-cell>
          <table:table-cell office:value-type="float" office:value="4453" table:style-name="ce94">
            <text:p>4,453</text:p>
          </table:table-cell>
          <table:table-cell office:value-type="float" office:value="2412" table:style-name="ce50">
            <text:p>2,412</text:p>
          </table:table-cell>
          <table:table-cell office:value-type="float" office:value="2041" table:style-name="ce63">
            <text:p>2,04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苗栗縣</text:p>
          </table:table-cell>
          <table:table-cell office:value-type="float" office:value="195263" table:style-name="ce57">
            <text:p>195,263</text:p>
          </table:table-cell>
          <table:table-cell office:value-type="float" office:value="538940" table:style-name="ce41">
            <text:p>538,940</text:p>
          </table:table-cell>
          <table:table-cell office:value-type="float" office:value="277786" table:style-name="ce41">
            <text:p>277,786</text:p>
          </table:table-cell>
          <table:table-cell office:value-type="float" office:value="261154" table:style-name="ce58">
            <text:p>261,1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苗栗市</text:p>
          </table:table-cell>
          <table:table-cell office:value-type="float" office:value="32533" table:style-name="ce59">
            <text:p>32,533</text:p>
          </table:table-cell>
          <table:table-cell office:value-type="float" office:value="87141" table:style-name="ce45">
            <text:p>87,141</text:p>
          </table:table-cell>
          <table:table-cell office:value-type="float" office:value="43381" table:style-name="ce45">
            <text:p>43,381</text:p>
          </table:table-cell>
          <table:table-cell office:value-type="float" office:value="43760" table:style-name="ce60">
            <text:p>43,760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頭份市</text:p>
          </table:table-cell>
          <table:table-cell office:value-type="float" office:value="37963" table:style-name="ce59">
            <text:p>37,963</text:p>
          </table:table-cell>
          <table:table-cell office:value-type="float" office:value="105010" table:style-name="ce45">
            <text:p>105,010</text:p>
          </table:table-cell>
          <table:table-cell office:value-type="float" office:value="52900" table:style-name="ce45">
            <text:p>52,900</text:p>
          </table:table-cell>
          <table:table-cell office:value-type="float" office:value="52110" table:style-name="ce60">
            <text:p>52,110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苑裡鎮</text:p>
          </table:table-cell>
          <table:table-cell office:value-type="float" office:value="15153" table:style-name="ce59">
            <text:p>15,153</text:p>
          </table:table-cell>
          <table:table-cell office:value-type="float" office:value="44310" table:style-name="ce45">
            <text:p>44,310</text:p>
          </table:table-cell>
          <table:table-cell office:value-type="float" office:value="23140" table:style-name="ce45">
            <text:p>23,140</text:p>
          </table:table-cell>
          <table:table-cell office:value-type="float" office:value="21170" table:style-name="ce60">
            <text:p>21,1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通霄鎮</text:p>
          </table:table-cell>
          <table:table-cell office:value-type="float" office:value="11595" table:style-name="ce59">
            <text:p>11,595</text:p>
          </table:table-cell>
          <table:table-cell office:value-type="float" office:value="32546" table:style-name="ce45">
            <text:p>32,546</text:p>
          </table:table-cell>
          <table:table-cell office:value-type="float" office:value="17233" table:style-name="ce45">
            <text:p>17,233</text:p>
          </table:table-cell>
          <table:table-cell office:value-type="float" office:value="15313" table:style-name="ce60">
            <text:p>15,3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南鎮</text:p>
          </table:table-cell>
          <table:table-cell office:value-type="float" office:value="31789" table:style-name="ce59">
            <text:p>31,789</text:p>
          </table:table-cell>
          <table:table-cell office:value-type="float" office:value="87332" table:style-name="ce45">
            <text:p>87,332</text:p>
          </table:table-cell>
          <table:table-cell office:value-type="float" office:value="44074" table:style-name="ce45">
            <text:p>44,074</text:p>
          </table:table-cell>
          <table:table-cell office:value-type="float" office:value="43258" table:style-name="ce60">
            <text:p>43,2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後龍鎮</text:p>
          </table:table-cell>
          <table:table-cell office:value-type="float" office:value="12141" table:style-name="ce59">
            <text:p>12,141</text:p>
          </table:table-cell>
          <table:table-cell office:value-type="float" office:value="34778" table:style-name="ce45">
            <text:p>34,778</text:p>
          </table:table-cell>
          <table:table-cell office:value-type="float" office:value="18403" table:style-name="ce45">
            <text:p>18,403</text:p>
          </table:table-cell>
          <table:table-cell office:value-type="float" office:value="16375" table:style-name="ce60">
            <text:p>16,3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卓蘭鎮</text:p>
          </table:table-cell>
          <table:table-cell office:value-type="float" office:value="5884" table:style-name="ce59">
            <text:p>5,884</text:p>
          </table:table-cell>
          <table:table-cell office:value-type="float" office:value="15914" table:style-name="ce45">
            <text:p>15,914</text:p>
          </table:table-cell>
          <table:table-cell office:value-type="float" office:value="8321" table:style-name="ce45">
            <text:p>8,321</text:p>
          </table:table-cell>
          <table:table-cell office:value-type="float" office:value="7593" table:style-name="ce60">
            <text:p>7,5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湖鄉</text:p>
          </table:table-cell>
          <table:table-cell office:value-type="float" office:value="5264" table:style-name="ce59">
            <text:p>5,264</text:p>
          </table:table-cell>
          <table:table-cell office:value-type="float" office:value="13576" table:style-name="ce45">
            <text:p>13,576</text:p>
          </table:table-cell>
          <table:table-cell office:value-type="float" office:value="7253" table:style-name="ce45">
            <text:p>7,253</text:p>
          </table:table-cell>
          <table:table-cell office:value-type="float" office:value="6323" table:style-name="ce60">
            <text:p>6,3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公館鄉</text:p>
          </table:table-cell>
          <table:table-cell office:value-type="float" office:value="10867" table:style-name="ce59">
            <text:p>10,867</text:p>
          </table:table-cell>
          <table:table-cell office:value-type="float" office:value="31974" table:style-name="ce45">
            <text:p>31,974</text:p>
          </table:table-cell>
          <table:table-cell office:value-type="float" office:value="16654" table:style-name="ce45">
            <text:p>16,654</text:p>
          </table:table-cell>
          <table:table-cell office:value-type="float" office:value="15320" table:style-name="ce60">
            <text:p>15,3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銅鑼鄉</text:p>
          </table:table-cell>
          <table:table-cell office:value-type="float" office:value="6111" table:style-name="ce59">
            <text:p>6,111</text:p>
          </table:table-cell>
          <table:table-cell office:value-type="float" office:value="16940" table:style-name="ce45">
            <text:p>16,940</text:p>
          </table:table-cell>
          <table:table-cell office:value-type="float" office:value="8981" table:style-name="ce45">
            <text:p>8,981</text:p>
          </table:table-cell>
          <table:table-cell office:value-type="float" office:value="7959" table:style-name="ce60">
            <text:p>7,9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庄鄉</text:p>
          </table:table-cell>
          <table:table-cell office:value-type="float" office:value="3890" table:style-name="ce59">
            <text:p>3,890</text:p>
          </table:table-cell>
          <table:table-cell office:value-type="float" office:value="9377" table:style-name="ce45">
            <text:p>9,377</text:p>
          </table:table-cell>
          <table:table-cell office:value-type="float" office:value="5166" table:style-name="ce45">
            <text:p>5,166</text:p>
          </table:table-cell>
          <table:table-cell office:value-type="float" office:value="4211" table:style-name="ce60">
            <text:p>4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屋鄉</text:p>
          </table:table-cell>
          <table:table-cell office:value-type="float" office:value="3617" table:style-name="ce59">
            <text:p>3,617</text:p>
          </table:table-cell>
          <table:table-cell office:value-type="float" office:value="10039" table:style-name="ce45">
            <text:p>10,039</text:p>
          </table:table-cell>
          <table:table-cell office:value-type="float" office:value="5318" table:style-name="ce45">
            <text:p>5,318</text:p>
          </table:table-cell>
          <table:table-cell office:value-type="float" office:value="4721" table:style-name="ce60">
            <text:p>4,7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義鄉</text:p>
          </table:table-cell>
          <table:table-cell office:value-type="float" office:value="5645" table:style-name="ce59">
            <text:p>5,645</text:p>
          </table:table-cell>
          <table:table-cell office:value-type="float" office:value="15393" table:style-name="ce45">
            <text:p>15,393</text:p>
          </table:table-cell>
          <table:table-cell office:value-type="float" office:value="8146" table:style-name="ce45">
            <text:p>8,146</text:p>
          </table:table-cell>
          <table:table-cell office:value-type="float" office:value="7247" table:style-name="ce60">
            <text:p>7,2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湖鄉</text:p>
          </table:table-cell>
          <table:table-cell office:value-type="float" office:value="2631" table:style-name="ce59">
            <text:p>2,631</text:p>
          </table:table-cell>
          <table:table-cell office:value-type="float" office:value="6597" table:style-name="ce45">
            <text:p>6,597</text:p>
          </table:table-cell>
          <table:table-cell office:value-type="float" office:value="3705" table:style-name="ce45">
            <text:p>3,705</text:p>
          </table:table-cell>
          <table:table-cell office:value-type="float" office:value="2892" table:style-name="ce60">
            <text:p>2,8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造橋鄉</text:p>
          </table:table-cell>
          <table:table-cell office:value-type="float" office:value="4137" table:style-name="ce59">
            <text:p>4,137</text:p>
          </table:table-cell>
          <table:table-cell office:value-type="float" office:value="12003" table:style-name="ce45">
            <text:p>12,003</text:p>
          </table:table-cell>
          <table:table-cell office:value-type="float" office:value="6371" table:style-name="ce45">
            <text:p>6,371</text:p>
          </table:table-cell>
          <table:table-cell office:value-type="float" office:value="5632" table:style-name="ce60">
            <text:p>5,6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灣鄉</text:p>
          </table:table-cell>
          <table:table-cell office:value-type="float" office:value="2329" table:style-name="ce59">
            <text:p>2,329</text:p>
          </table:table-cell>
          <table:table-cell office:value-type="float" office:value="6218" table:style-name="ce45">
            <text:p>6,218</text:p>
          </table:table-cell>
          <table:table-cell office:value-type="float" office:value="3390" table:style-name="ce45">
            <text:p>3,390</text:p>
          </table:table-cell>
          <table:table-cell office:value-type="float" office:value="2828" table:style-name="ce60">
            <text:p>2,8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獅潭鄉</text:p>
          </table:table-cell>
          <table:table-cell office:value-type="float" office:value="1719" table:style-name="ce59">
            <text:p>1,719</text:p>
          </table:table-cell>
          <table:table-cell office:value-type="float" office:value="4101" table:style-name="ce45">
            <text:p>4,101</text:p>
          </table:table-cell>
          <table:table-cell office:value-type="float" office:value="2280" table:style-name="ce45">
            <text:p>2,280</text:p>
          </table:table-cell>
          <table:table-cell office:value-type="float" office:value="1821" table:style-name="ce60">
            <text:p>1,821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泰安鄉</text:p>
          </table:table-cell>
          <table:table-cell office:value-type="float" office:value="1995" table:style-name="ce62">
            <text:p>1,995</text:p>
          </table:table-cell>
          <table:table-cell office:value-type="float" office:value="5691" table:style-name="ce50">
            <text:p>5,691</text:p>
          </table:table-cell>
          <table:table-cell office:value-type="float" office:value="3070" table:style-name="ce50">
            <text:p>3,070</text:p>
          </table:table-cell>
          <table:table-cell office:value-type="float" office:value="2621" table:style-name="ce63">
            <text:p>2,621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96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彰化縣</text:p>
          </table:table-cell>
          <table:table-cell office:value-type="float" office:value="398987" table:style-name="ce57">
            <text:p>398,987</text:p>
          </table:table-cell>
          <table:table-cell office:value-type="float" office:value="1257033" table:style-name="ce41">
            <text:p>1,257,033</text:p>
          </table:table-cell>
          <table:table-cell office:value-type="float" office:value="638686" table:style-name="ce41">
            <text:p>638,686</text:p>
          </table:table-cell>
          <table:table-cell office:value-type="float" office:value="618347" table:style-name="ce58">
            <text:p>618,3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彰化市</text:p>
          </table:table-cell>
          <table:table-cell office:value-type="float" office:value="78361" table:style-name="ce59">
            <text:p>78,361</text:p>
          </table:table-cell>
          <table:table-cell office:value-type="float" office:value="228844" table:style-name="ce45">
            <text:p>228,844</text:p>
          </table:table-cell>
          <table:table-cell office:value-type="float" office:value="112597" table:style-name="ce45">
            <text:p>112,597</text:p>
          </table:table-cell>
          <table:table-cell office:value-type="float" office:value="116247" table:style-name="ce60">
            <text:p>116,2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5">
            <text:p>員林市</text:p>
          </table:table-cell>
          <table:table-cell office:value-type="float" office:value="41295" table:style-name="ce59">
            <text:p>41,295</text:p>
          </table:table-cell>
          <table:table-cell office:value-type="float" office:value="123058" table:style-name="ce45">
            <text:p>123,058</text:p>
          </table:table-cell>
          <table:table-cell office:value-type="float" office:value="60945" table:style-name="ce45">
            <text:p>60,945</text:p>
          </table:table-cell>
          <table:table-cell office:value-type="float" office:value="62113" table:style-name="ce60">
            <text:p>62,113</text:p>
          </table:table-cell>
          <table:table-cell table:style-name="ce1"/>
          <table:table-cell table:style-name="ce97"/>
          <table:table-cell table:number-columns-repeated="16377"/>
        </table:table-row>
        <table:table-row table:style-name="ro4">
          <table:table-cell office:value-type="string" table:style-name="ce47">
            <text:p>鹿港鎮</text:p>
          </table:table-cell>
          <table:table-cell office:value-type="float" office:value="25388" table:style-name="ce59">
            <text:p>25,388</text:p>
          </table:table-cell>
          <table:table-cell office:value-type="float" office:value="85947" table:style-name="ce45">
            <text:p>85,947</text:p>
          </table:table-cell>
          <table:table-cell office:value-type="float" office:value="43605" table:style-name="ce45">
            <text:p>43,605</text:p>
          </table:table-cell>
          <table:table-cell office:value-type="float" office:value="42342" table:style-name="ce60">
            <text:p>42,3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和美鎮</text:p>
          </table:table-cell>
          <table:table-cell office:value-type="float" office:value="27624" table:style-name="ce59">
            <text:p>27,624</text:p>
          </table:table-cell>
          <table:table-cell office:value-type="float" office:value="89654" table:style-name="ce45">
            <text:p>89,654</text:p>
          </table:table-cell>
          <table:table-cell office:value-type="float" office:value="45563" table:style-name="ce45">
            <text:p>45,563</text:p>
          </table:table-cell>
          <table:table-cell office:value-type="float" office:value="44091" table:style-name="ce60">
            <text:p>44,0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北斗鎮</text:p>
          </table:table-cell>
          <table:table-cell office:value-type="float" office:value="11195" table:style-name="ce59">
            <text:p>11,195</text:p>
          </table:table-cell>
          <table:table-cell office:value-type="float" office:value="33340" table:style-name="ce45">
            <text:p>33,340</text:p>
          </table:table-cell>
          <table:table-cell office:value-type="float" office:value="16732" table:style-name="ce45">
            <text:p>16,732</text:p>
          </table:table-cell>
          <table:table-cell office:value-type="float" office:value="16608" table:style-name="ce60">
            <text:p>16,6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溪湖鎮</text:p>
          </table:table-cell>
          <table:table-cell office:value-type="float" office:value="16794" table:style-name="ce59">
            <text:p>16,794</text:p>
          </table:table-cell>
          <table:table-cell office:value-type="float" office:value="54384" table:style-name="ce45">
            <text:p>54,384</text:p>
          </table:table-cell>
          <table:table-cell office:value-type="float" office:value="27518" table:style-name="ce45">
            <text:p>27,518</text:p>
          </table:table-cell>
          <table:table-cell office:value-type="float" office:value="26866" table:style-name="ce60">
            <text:p>26,8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田中鎮</text:p>
          </table:table-cell>
          <table:table-cell office:value-type="float" office:value="13470" table:style-name="ce59">
            <text:p>13,470</text:p>
          </table:table-cell>
          <table:table-cell office:value-type="float" office:value="40215" table:style-name="ce45">
            <text:p>40,215</text:p>
          </table:table-cell>
          <table:table-cell office:value-type="float" office:value="20621" table:style-name="ce45">
            <text:p>20,621</text:p>
          </table:table-cell>
          <table:table-cell office:value-type="float" office:value="19594" table:style-name="ce60">
            <text:p>19,5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二林鎮</text:p>
          </table:table-cell>
          <table:table-cell office:value-type="float" office:value="15366" table:style-name="ce59">
            <text:p>15,366</text:p>
          </table:table-cell>
          <table:table-cell office:value-type="float" office:value="49185" table:style-name="ce45">
            <text:p>49,185</text:p>
          </table:table-cell>
          <table:table-cell office:value-type="float" office:value="25207" table:style-name="ce45">
            <text:p>25,207</text:p>
          </table:table-cell>
          <table:table-cell office:value-type="float" office:value="23978" table:style-name="ce60">
            <text:p>23,9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線西鄉</text:p>
          </table:table-cell>
          <table:table-cell office:value-type="float" office:value="4572" table:style-name="ce59">
            <text:p>4,572</text:p>
          </table:table-cell>
          <table:table-cell office:value-type="float" office:value="16509" table:style-name="ce45">
            <text:p>16,509</text:p>
          </table:table-cell>
          <table:table-cell office:value-type="float" office:value="8517" table:style-name="ce45">
            <text:p>8,517</text:p>
          </table:table-cell>
          <table:table-cell office:value-type="float" office:value="7992" table:style-name="ce60">
            <text:p>7,9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伸港鄉</text:p>
          </table:table-cell>
          <table:table-cell office:value-type="float" office:value="10677" table:style-name="ce59">
            <text:p>10,677</text:p>
          </table:table-cell>
          <table:table-cell office:value-type="float" office:value="37797" table:style-name="ce45">
            <text:p>37,797</text:p>
          </table:table-cell>
          <table:table-cell office:value-type="float" office:value="19083" table:style-name="ce45">
            <text:p>19,083</text:p>
          </table:table-cell>
          <table:table-cell office:value-type="float" office:value="18714" table:style-name="ce60">
            <text:p>18,7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福興鄉</text:p>
          </table:table-cell>
          <table:table-cell office:value-type="float" office:value="13303" table:style-name="ce59">
            <text:p>13,303</text:p>
          </table:table-cell>
          <table:table-cell office:value-type="float" office:value="46029" table:style-name="ce45">
            <text:p>46,029</text:p>
          </table:table-cell>
          <table:table-cell office:value-type="float" office:value="23989" table:style-name="ce45">
            <text:p>23,989</text:p>
          </table:table-cell>
          <table:table-cell office:value-type="float" office:value="22040" table:style-name="ce60">
            <text:p>22,0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秀水鄉</text:p>
          </table:table-cell>
          <table:table-cell office:value-type="float" office:value="11222" table:style-name="ce59">
            <text:p>11,222</text:p>
          </table:table-cell>
          <table:table-cell office:value-type="float" office:value="38718" table:style-name="ce45">
            <text:p>38,718</text:p>
          </table:table-cell>
          <table:table-cell office:value-type="float" office:value="19952" table:style-name="ce45">
            <text:p>19,952</text:p>
          </table:table-cell>
          <table:table-cell office:value-type="float" office:value="18766" table:style-name="ce60">
            <text:p>18,7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花壇鄉</text:p>
          </table:table-cell>
          <table:table-cell office:value-type="float" office:value="14527" table:style-name="ce59">
            <text:p>14,527</text:p>
          </table:table-cell>
          <table:table-cell office:value-type="float" office:value="44901" table:style-name="ce45">
            <text:p>44,901</text:p>
          </table:table-cell>
          <table:table-cell office:value-type="float" office:value="23017" table:style-name="ce45">
            <text:p>23,017</text:p>
          </table:table-cell>
          <table:table-cell office:value-type="float" office:value="21884" table:style-name="ce60">
            <text:p>21,8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芬園鄉</text:p>
          </table:table-cell>
          <table:table-cell office:value-type="float" office:value="6842" table:style-name="ce59">
            <text:p>6,842</text:p>
          </table:table-cell>
          <table:table-cell office:value-type="float" office:value="22879" table:style-name="ce45">
            <text:p>22,879</text:p>
          </table:table-cell>
          <table:table-cell office:value-type="float" office:value="12066" table:style-name="ce45">
            <text:p>12,066</text:p>
          </table:table-cell>
          <table:table-cell office:value-type="float" office:value="10813" table:style-name="ce60">
            <text:p>10,8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村鄉</text:p>
          </table:table-cell>
          <table:table-cell office:value-type="float" office:value="11884" table:style-name="ce59">
            <text:p>11,884</text:p>
          </table:table-cell>
          <table:table-cell office:value-type="float" office:value="39393" table:style-name="ce45">
            <text:p>39,393</text:p>
          </table:table-cell>
          <table:table-cell office:value-type="float" office:value="20058" table:style-name="ce45">
            <text:p>20,058</text:p>
          </table:table-cell>
          <table:table-cell office:value-type="float" office:value="19335" table:style-name="ce60">
            <text:p>19,3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鹽鄉</text:p>
          </table:table-cell>
          <table:table-cell office:value-type="float" office:value="9364" table:style-name="ce59">
            <text:p>9,364</text:p>
          </table:table-cell>
          <table:table-cell office:value-type="float" office:value="31763" table:style-name="ce45">
            <text:p>31,763</text:p>
          </table:table-cell>
          <table:table-cell office:value-type="float" office:value="16658" table:style-name="ce45">
            <text:p>16,658</text:p>
          </table:table-cell>
          <table:table-cell office:value-type="float" office:value="15105" table:style-name="ce60">
            <text:p>15,1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心鄉</text:p>
          </table:table-cell>
          <table:table-cell office:value-type="float" office:value="11000" table:style-name="ce59">
            <text:p>11,000</text:p>
          </table:table-cell>
          <table:table-cell office:value-type="float" office:value="34062" table:style-name="ce45">
            <text:p>34,062</text:p>
          </table:table-cell>
          <table:table-cell office:value-type="float" office:value="17452" table:style-name="ce45">
            <text:p>17,452</text:p>
          </table:table-cell>
          <table:table-cell office:value-type="float" office:value="16610" table:style-name="ce60">
            <text:p>16,6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靖鄉</text:p>
          </table:table-cell>
          <table:table-cell office:value-type="float" office:value="11177" table:style-name="ce59">
            <text:p>11,177</text:p>
          </table:table-cell>
          <table:table-cell office:value-type="float" office:value="35966" table:style-name="ce45">
            <text:p>35,966</text:p>
          </table:table-cell>
          <table:table-cell office:value-type="float" office:value="18605" table:style-name="ce45">
            <text:p>18,605</text:p>
          </table:table-cell>
          <table:table-cell office:value-type="float" office:value="17361" table:style-name="ce60">
            <text:p>17,3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社頭鄉</text:p>
          </table:table-cell>
          <table:table-cell office:value-type="float" office:value="13271" table:style-name="ce59">
            <text:p>13,271</text:p>
          </table:table-cell>
          <table:table-cell office:value-type="float" office:value="42118" table:style-name="ce45">
            <text:p>42,118</text:p>
          </table:table-cell>
          <table:table-cell office:value-type="float" office:value="21609" table:style-name="ce45">
            <text:p>21,609</text:p>
          </table:table-cell>
          <table:table-cell office:value-type="float" office:value="20509" table:style-name="ce60">
            <text:p>20,5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水鄉</text:p>
          </table:table-cell>
          <table:table-cell office:value-type="float" office:value="5299" table:style-name="ce59">
            <text:p>5,299</text:p>
          </table:table-cell>
          <table:table-cell office:value-type="float" office:value="14406" table:style-name="ce45">
            <text:p>14,406</text:p>
          </table:table-cell>
          <table:table-cell office:value-type="float" office:value="7590" table:style-name="ce45">
            <text:p>7,590</text:p>
          </table:table-cell>
          <table:table-cell office:value-type="float" office:value="6816" table:style-name="ce60">
            <text:p>6,8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尾鄉</text:p>
          </table:table-cell>
          <table:table-cell office:value-type="float" office:value="8201" table:style-name="ce59">
            <text:p>8,201</text:p>
          </table:table-cell>
          <table:table-cell office:value-type="float" office:value="26479" table:style-name="ce45">
            <text:p>26,479</text:p>
          </table:table-cell>
          <table:table-cell office:value-type="float" office:value="13664" table:style-name="ce45">
            <text:p>13,664</text:p>
          </table:table-cell>
          <table:table-cell office:value-type="float" office:value="12815" table:style-name="ce60">
            <text:p>12,8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埤頭鄉</text:p>
          </table:table-cell>
          <table:table-cell office:value-type="float" office:value="9195" table:style-name="ce59">
            <text:p>9,195</text:p>
          </table:table-cell>
          <table:table-cell office:value-type="float" office:value="29789" table:style-name="ce45">
            <text:p>29,789</text:p>
          </table:table-cell>
          <table:table-cell office:value-type="float" office:value="15364" table:style-name="ce45">
            <text:p>15,364</text:p>
          </table:table-cell>
          <table:table-cell office:value-type="float" office:value="14425" table:style-name="ce60">
            <text:p>14,4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芳苑鄉</text:p>
          </table:table-cell>
          <table:table-cell office:value-type="float" office:value="10143" table:style-name="ce59">
            <text:p>10,143</text:p>
          </table:table-cell>
          <table:table-cell office:value-type="float" office:value="32230" table:style-name="ce45">
            <text:p>32,230</text:p>
          </table:table-cell>
          <table:table-cell office:value-type="float" office:value="17009" table:style-name="ce45">
            <text:p>17,009</text:p>
          </table:table-cell>
          <table:table-cell office:value-type="float" office:value="15221" table:style-name="ce60">
            <text:p>15,2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城鄉</text:p>
          </table:table-cell>
          <table:table-cell office:value-type="float" office:value="5153" table:style-name="ce59">
            <text:p>5,153</text:p>
          </table:table-cell>
          <table:table-cell office:value-type="float" office:value="15800" table:style-name="ce45">
            <text:p>15,800</text:p>
          </table:table-cell>
          <table:table-cell office:value-type="float" office:value="8518" table:style-name="ce45">
            <text:p>8,518</text:p>
          </table:table-cell>
          <table:table-cell office:value-type="float" office:value="7282" table:style-name="ce60">
            <text:p>7,2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塘鄉</text:p>
          </table:table-cell>
          <table:table-cell office:value-type="float" office:value="4588" table:style-name="ce59">
            <text:p>4,588</text:p>
          </table:table-cell>
          <table:table-cell office:value-type="float" office:value="14620" table:style-name="ce45">
            <text:p>14,620</text:p>
          </table:table-cell>
          <table:table-cell office:value-type="float" office:value="7653" table:style-name="ce45">
            <text:p>7,653</text:p>
          </table:table-cell>
          <table:table-cell office:value-type="float" office:value="6967" table:style-name="ce60">
            <text:p>6,967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溪州鄉</text:p>
          </table:table-cell>
          <table:table-cell office:value-type="float" office:value="9076" table:style-name="ce62">
            <text:p>9,076</text:p>
          </table:table-cell>
          <table:table-cell office:value-type="float" office:value="28947" table:style-name="ce50">
            <text:p>28,947</text:p>
          </table:table-cell>
          <table:table-cell office:value-type="float" office:value="15094" table:style-name="ce50">
            <text:p>15,094</text:p>
          </table:table-cell>
          <table:table-cell office:value-type="float" office:value="13853" table:style-name="ce63">
            <text:p>13,853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南投縣</text:p>
          </table:table-cell>
          <table:table-cell office:value-type="float" office:value="179945" table:style-name="ce57">
            <text:p>179,945</text:p>
          </table:table-cell>
          <table:table-cell office:value-type="float" office:value="485983" table:style-name="ce41">
            <text:p>485,983</text:p>
          </table:table-cell>
          <table:table-cell office:value-type="float" office:value="248298" table:style-name="ce41">
            <text:p>248,298</text:p>
          </table:table-cell>
          <table:table-cell office:value-type="float" office:value="237685" table:style-name="ce58">
            <text:p>237,6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投市</text:p>
          </table:table-cell>
          <table:table-cell office:value-type="float" office:value="35660" table:style-name="ce59">
            <text:p>35,660</text:p>
          </table:table-cell>
          <table:table-cell office:value-type="float" office:value="98424" table:style-name="ce45">
            <text:p>98,424</text:p>
          </table:table-cell>
          <table:table-cell office:value-type="float" office:value="49166" table:style-name="ce45">
            <text:p>49,166</text:p>
          </table:table-cell>
          <table:table-cell office:value-type="float" office:value="49258" table:style-name="ce60">
            <text:p>49,2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里鎮</text:p>
          </table:table-cell>
          <table:table-cell office:value-type="float" office:value="29128" table:style-name="ce59">
            <text:p>29,128</text:p>
          </table:table-cell>
          <table:table-cell office:value-type="float" office:value="78362" table:style-name="ce45">
            <text:p>78,362</text:p>
          </table:table-cell>
          <table:table-cell office:value-type="float" office:value="38865" table:style-name="ce45">
            <text:p>38,865</text:p>
          </table:table-cell>
          <table:table-cell office:value-type="float" office:value="39497" table:style-name="ce60">
            <text:p>39,4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草屯鎮</text:p>
          </table:table-cell>
          <table:table-cell office:value-type="float" office:value="34298" table:style-name="ce59">
            <text:p>34,298</text:p>
          </table:table-cell>
          <table:table-cell office:value-type="float" office:value="97039" table:style-name="ce45">
            <text:p>97,039</text:p>
          </table:table-cell>
          <table:table-cell office:value-type="float" office:value="48826" table:style-name="ce45">
            <text:p>48,826</text:p>
          </table:table-cell>
          <table:table-cell office:value-type="float" office:value="48213" table:style-name="ce60">
            <text:p>48,2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山鎮</text:p>
          </table:table-cell>
          <table:table-cell office:value-type="float" office:value="20326" table:style-name="ce59">
            <text:p>20,326</text:p>
          </table:table-cell>
          <table:table-cell office:value-type="float" office:value="52808" table:style-name="ce45">
            <text:p>52,808</text:p>
          </table:table-cell>
          <table:table-cell office:value-type="float" office:value="26961" table:style-name="ce45">
            <text:p>26,961</text:p>
          </table:table-cell>
          <table:table-cell office:value-type="float" office:value="25847" table:style-name="ce60">
            <text:p>25,8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集集鎮</text:p>
          </table:table-cell>
          <table:table-cell office:value-type="float" office:value="4242" table:style-name="ce59">
            <text:p>4,242</text:p>
          </table:table-cell>
          <table:table-cell office:value-type="float" office:value="10270" table:style-name="ce45">
            <text:p>10,270</text:p>
          </table:table-cell>
          <table:table-cell office:value-type="float" office:value="5379" table:style-name="ce45">
            <text:p>5,379</text:p>
          </table:table-cell>
          <table:table-cell office:value-type="float" office:value="4891" table:style-name="ce60">
            <text:p>4,8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名間鄉</text:p>
          </table:table-cell>
          <table:table-cell office:value-type="float" office:value="12648" table:style-name="ce59">
            <text:p>12,648</text:p>
          </table:table-cell>
          <table:table-cell office:value-type="float" office:value="37051" table:style-name="ce45">
            <text:p>37,051</text:p>
          </table:table-cell>
          <table:table-cell office:value-type="float" office:value="19528" table:style-name="ce45">
            <text:p>19,528</text:p>
          </table:table-cell>
          <table:table-cell office:value-type="float" office:value="17523" table:style-name="ce60">
            <text:p>17,5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谷鄉</text:p>
          </table:table-cell>
          <table:table-cell office:value-type="float" office:value="7951" table:style-name="ce59">
            <text:p>7,951</text:p>
          </table:table-cell>
          <table:table-cell office:value-type="float" office:value="16907" table:style-name="ce45">
            <text:p>16,907</text:p>
          </table:table-cell>
          <table:table-cell office:value-type="float" office:value="9034" table:style-name="ce45">
            <text:p>9,034</text:p>
          </table:table-cell>
          <table:table-cell office:value-type="float" office:value="7873" table:style-name="ce60">
            <text:p>7,8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寮鄉</text:p>
          </table:table-cell>
          <table:table-cell office:value-type="float" office:value="5579" table:style-name="ce59">
            <text:p>5,579</text:p>
          </table:table-cell>
          <table:table-cell office:value-type="float" office:value="14050" table:style-name="ce45">
            <text:p>14,050</text:p>
          </table:table-cell>
          <table:table-cell office:value-type="float" office:value="7690" table:style-name="ce45">
            <text:p>7,690</text:p>
          </table:table-cell>
          <table:table-cell office:value-type="float" office:value="6360" table:style-name="ce60">
            <text:p>6,3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魚池鄉</text:p>
          </table:table-cell>
          <table:table-cell office:value-type="float" office:value="5738" table:style-name="ce59">
            <text:p>5,738</text:p>
          </table:table-cell>
          <table:table-cell office:value-type="float" office:value="15210" table:style-name="ce45">
            <text:p>15,210</text:p>
          </table:table-cell>
          <table:table-cell office:value-type="float" office:value="8030" table:style-name="ce45">
            <text:p>8,030</text:p>
          </table:table-cell>
          <table:table-cell office:value-type="float" office:value="7180" table:style-name="ce60">
            <text:p>7,1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國姓鄉</text:p>
          </table:table-cell>
          <table:table-cell office:value-type="float" office:value="7139" table:style-name="ce59">
            <text:p>7,139</text:p>
          </table:table-cell>
          <table:table-cell office:value-type="float" office:value="17608" table:style-name="ce45">
            <text:p>17,608</text:p>
          </table:table-cell>
          <table:table-cell office:value-type="float" office:value="9497" table:style-name="ce45">
            <text:p>9,497</text:p>
          </table:table-cell>
          <table:table-cell office:value-type="float" office:value="8111" table:style-name="ce60">
            <text:p>8,1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里鄉</text:p>
          </table:table-cell>
          <table:table-cell office:value-type="float" office:value="7090" table:style-name="ce59">
            <text:p>7,090</text:p>
          </table:table-cell>
          <table:table-cell office:value-type="float" office:value="16692" table:style-name="ce45">
            <text:p>16,692</text:p>
          </table:table-cell>
          <table:table-cell office:value-type="float" office:value="8779" table:style-name="ce45">
            <text:p>8,779</text:p>
          </table:table-cell>
          <table:table-cell office:value-type="float" office:value="7913" table:style-name="ce60">
            <text:p>7,9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信義鄉</text:p>
          </table:table-cell>
          <table:table-cell office:value-type="float" office:value="5306" table:style-name="ce59">
            <text:p>5,306</text:p>
          </table:table-cell>
          <table:table-cell office:value-type="float" office:value="15794" table:style-name="ce45">
            <text:p>15,794</text:p>
          </table:table-cell>
          <table:table-cell office:value-type="float" office:value="8449" table:style-name="ce45">
            <text:p>8,449</text:p>
          </table:table-cell>
          <table:table-cell office:value-type="float" office:value="7345" table:style-name="ce60">
            <text:p>7,34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仁愛鄉</text:p>
          </table:table-cell>
          <table:table-cell office:value-type="float" office:value="4840" table:style-name="ce62">
            <text:p>4,840</text:p>
          </table:table-cell>
          <table:table-cell office:value-type="float" office:value="15768" table:style-name="ce50">
            <text:p>15,768</text:p>
          </table:table-cell>
          <table:table-cell office:value-type="float" office:value="8094" table:style-name="ce50">
            <text:p>8,094</text:p>
          </table:table-cell>
          <table:table-cell office:value-type="float" office:value="7674" table:style-name="ce63">
            <text:p>7,67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815" table:style-name="ce57">
            <text:p>244,815</text:p>
          </table:table-cell>
          <table:table-cell office:value-type="float" office:value="671182" table:style-name="ce41">
            <text:p>671,182</text:p>
          </table:table-cell>
          <table:table-cell office:value-type="float" office:value="346966" table:style-name="ce41">
            <text:p>346,966</text:p>
          </table:table-cell>
          <table:table-cell office:value-type="float" office:value="324216" table:style-name="ce58">
            <text:p>324,2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六市</text:p>
          </table:table-cell>
          <table:table-cell office:value-type="float" office:value="39763" table:style-name="ce59">
            <text:p>39,763</text:p>
          </table:table-cell>
          <table:table-cell office:value-type="float" office:value="108249" table:style-name="ce45">
            <text:p>108,249</text:p>
          </table:table-cell>
          <table:table-cell office:value-type="float" office:value="53619" table:style-name="ce45">
            <text:p>53,619</text:p>
          </table:table-cell>
          <table:table-cell office:value-type="float" office:value="54630" table:style-name="ce60">
            <text:p>54,6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南鎮</text:p>
          </table:table-cell>
          <table:table-cell office:value-type="float" office:value="16221" table:style-name="ce59">
            <text:p>16,221</text:p>
          </table:table-cell>
          <table:table-cell office:value-type="float" office:value="43639" table:style-name="ce45">
            <text:p>43,639</text:p>
          </table:table-cell>
          <table:table-cell office:value-type="float" office:value="22124" table:style-name="ce45">
            <text:p>22,124</text:p>
          </table:table-cell>
          <table:table-cell office:value-type="float" office:value="21515" table:style-name="ce60">
            <text:p>21,5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虎尾鎮</text:p>
          </table:table-cell>
          <table:table-cell office:value-type="float" office:value="26185" table:style-name="ce59">
            <text:p>26,185</text:p>
          </table:table-cell>
          <table:table-cell office:value-type="float" office:value="70658" table:style-name="ce45">
            <text:p>70,658</text:p>
          </table:table-cell>
          <table:table-cell office:value-type="float" office:value="35644" table:style-name="ce45">
            <text:p>35,644</text:p>
          </table:table-cell>
          <table:table-cell office:value-type="float" office:value="35014" table:style-name="ce60">
            <text:p>35,0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螺鎮</text:p>
          </table:table-cell>
          <table:table-cell office:value-type="float" office:value="15136" table:style-name="ce59">
            <text:p>15,136</text:p>
          </table:table-cell>
          <table:table-cell office:value-type="float" office:value="45075" table:style-name="ce45">
            <text:p>45,075</text:p>
          </table:table-cell>
          <table:table-cell office:value-type="float" office:value="22644" table:style-name="ce45">
            <text:p>22,644</text:p>
          </table:table-cell>
          <table:table-cell office:value-type="float" office:value="22431" table:style-name="ce60">
            <text:p>22,4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庫鎮</text:p>
          </table:table-cell>
          <table:table-cell office:value-type="float" office:value="9595" table:style-name="ce59">
            <text:p>9,595</text:p>
          </table:table-cell>
          <table:table-cell office:value-type="float" office:value="27986" table:style-name="ce45">
            <text:p>27,986</text:p>
          </table:table-cell>
          <table:table-cell office:value-type="float" office:value="14623" table:style-name="ce45">
            <text:p>14,623</text:p>
          </table:table-cell>
          <table:table-cell office:value-type="float" office:value="13363" table:style-name="ce60">
            <text:p>13,3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港鎮</text:p>
          </table:table-cell>
          <table:table-cell office:value-type="float" office:value="16105" table:style-name="ce59">
            <text:p>16,105</text:p>
          </table:table-cell>
          <table:table-cell office:value-type="float" office:value="38529" table:style-name="ce45">
            <text:p>38,529</text:p>
          </table:table-cell>
          <table:table-cell office:value-type="float" office:value="19918" table:style-name="ce45">
            <text:p>19,918</text:p>
          </table:table-cell>
          <table:table-cell office:value-type="float" office:value="18611" table:style-name="ce60">
            <text:p>18,6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古坑鄉</text:p>
          </table:table-cell>
          <table:table-cell office:value-type="float" office:value="11309" table:style-name="ce59">
            <text:p>11,309</text:p>
          </table:table-cell>
          <table:table-cell office:value-type="float" office:value="30497" table:style-name="ce45">
            <text:p>30,497</text:p>
          </table:table-cell>
          <table:table-cell office:value-type="float" office:value="16050" table:style-name="ce45">
            <text:p>16,050</text:p>
          </table:table-cell>
          <table:table-cell office:value-type="float" office:value="14447" table:style-name="ce60">
            <text:p>14,4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埤鄉</text:p>
          </table:table-cell>
          <table:table-cell office:value-type="float" office:value="6698" table:style-name="ce59">
            <text:p>6,698</text:p>
          </table:table-cell>
          <table:table-cell office:value-type="float" office:value="18507" table:style-name="ce45">
            <text:p>18,507</text:p>
          </table:table-cell>
          <table:table-cell office:value-type="float" office:value="9823" table:style-name="ce45">
            <text:p>9,823</text:p>
          </table:table-cell>
          <table:table-cell office:value-type="float" office:value="8684" table:style-name="ce60">
            <text:p>8,6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莿桐鄉</text:p>
          </table:table-cell>
          <table:table-cell office:value-type="float" office:value="9477" table:style-name="ce59">
            <text:p>9,477</text:p>
          </table:table-cell>
          <table:table-cell office:value-type="float" office:value="28083" table:style-name="ce45">
            <text:p>28,083</text:p>
          </table:table-cell>
          <table:table-cell office:value-type="float" office:value="14651" table:style-name="ce45">
            <text:p>14,651</text:p>
          </table:table-cell>
          <table:table-cell office:value-type="float" office:value="13432" table:style-name="ce60">
            <text:p>13,4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內鄉</text:p>
          </table:table-cell>
          <table:table-cell office:value-type="float" office:value="6039" table:style-name="ce59">
            <text:p>6,039</text:p>
          </table:table-cell>
          <table:table-cell office:value-type="float" office:value="17200" table:style-name="ce45">
            <text:p>17,200</text:p>
          </table:table-cell>
          <table:table-cell office:value-type="float" office:value="8991" table:style-name="ce45">
            <text:p>8,991</text:p>
          </table:table-cell>
          <table:table-cell office:value-type="float" office:value="8209" table:style-name="ce60">
            <text:p>8,2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崙鄉</text:p>
          </table:table-cell>
          <table:table-cell office:value-type="float" office:value="8973" table:style-name="ce59">
            <text:p>8,973</text:p>
          </table:table-cell>
          <table:table-cell office:value-type="float" office:value="25712" table:style-name="ce45">
            <text:p>25,712</text:p>
          </table:table-cell>
          <table:table-cell office:value-type="float" office:value="13741" table:style-name="ce45">
            <text:p>13,741</text:p>
          </table:table-cell>
          <table:table-cell office:value-type="float" office:value="11971" table:style-name="ce60">
            <text:p>11,9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崙背鄉</text:p>
          </table:table-cell>
          <table:table-cell office:value-type="float" office:value="8643" table:style-name="ce59">
            <text:p>8,643</text:p>
          </table:table-cell>
          <table:table-cell office:value-type="float" office:value="23655" table:style-name="ce45">
            <text:p>23,655</text:p>
          </table:table-cell>
          <table:table-cell office:value-type="float" office:value="12459" table:style-name="ce45">
            <text:p>12,459</text:p>
          </table:table-cell>
          <table:table-cell office:value-type="float" office:value="11196" table:style-name="ce60">
            <text:p>11,1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麥寮鄉</text:p>
          </table:table-cell>
          <table:table-cell office:value-type="float" office:value="15276" table:style-name="ce59">
            <text:p>15,276</text:p>
          </table:table-cell>
          <table:table-cell office:value-type="float" office:value="48443" table:style-name="ce45">
            <text:p>48,443</text:p>
          </table:table-cell>
          <table:table-cell office:value-type="float" office:value="24052" table:style-name="ce45">
            <text:p>24,052</text:p>
          </table:table-cell>
          <table:table-cell office:value-type="float" office:value="24391" table:style-name="ce60">
            <text:p>24,3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勢鄉</text:p>
          </table:table-cell>
          <table:table-cell office:value-type="float" office:value="5749" table:style-name="ce59">
            <text:p>5,749</text:p>
          </table:table-cell>
          <table:table-cell office:value-type="float" office:value="13896" table:style-name="ce45">
            <text:p>13,896</text:p>
          </table:table-cell>
          <table:table-cell office:value-type="float" office:value="7694" table:style-name="ce45">
            <text:p>7,694</text:p>
          </table:table-cell>
          <table:table-cell office:value-type="float" office:value="6202" table:style-name="ce60">
            <text:p>6,2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褒忠鄉</text:p>
          </table:table-cell>
          <table:table-cell office:value-type="float" office:value="4441" table:style-name="ce59">
            <text:p>4,441</text:p>
          </table:table-cell>
          <table:table-cell office:value-type="float" office:value="12317" table:style-name="ce45">
            <text:p>12,317</text:p>
          </table:table-cell>
          <table:table-cell office:value-type="float" office:value="6623" table:style-name="ce45">
            <text:p>6,623</text:p>
          </table:table-cell>
          <table:table-cell office:value-type="float" office:value="5694" table:style-name="ce60">
            <text:p>5,6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西鄉</text:p>
          </table:table-cell>
          <table:table-cell office:value-type="float" office:value="8497" table:style-name="ce59">
            <text:p>8,497</text:p>
          </table:table-cell>
          <table:table-cell office:value-type="float" office:value="22654" table:style-name="ce45">
            <text:p>22,654</text:p>
          </table:table-cell>
          <table:table-cell office:value-type="float" office:value="12125" table:style-name="ce45">
            <text:p>12,125</text:p>
          </table:table-cell>
          <table:table-cell office:value-type="float" office:value="10529" table:style-name="ce60">
            <text:p>10,5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元長鄉</text:p>
          </table:table-cell>
          <table:table-cell office:value-type="float" office:value="9117" table:style-name="ce59">
            <text:p>9,117</text:p>
          </table:table-cell>
          <table:table-cell office:value-type="float" office:value="24269" table:style-name="ce45">
            <text:p>24,269</text:p>
          </table:table-cell>
          <table:table-cell office:value-type="float" office:value="13284" table:style-name="ce45">
            <text:p>13,284</text:p>
          </table:table-cell>
          <table:table-cell office:value-type="float" office:value="10985" table:style-name="ce60">
            <text:p>10,9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四湖鄉</text:p>
          </table:table-cell>
          <table:table-cell office:value-type="float" office:value="8659" table:style-name="ce59">
            <text:p>8,659</text:p>
          </table:table-cell>
          <table:table-cell office:value-type="float" office:value="21994" table:style-name="ce45">
            <text:p>21,994</text:p>
          </table:table-cell>
          <table:table-cell office:value-type="float" office:value="12012" table:style-name="ce45">
            <text:p>12,012</text:p>
          </table:table-cell>
          <table:table-cell office:value-type="float" office:value="9982" table:style-name="ce60">
            <text:p>9,9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口湖鄉</text:p>
          </table:table-cell>
          <table:table-cell office:value-type="float" office:value="9338" table:style-name="ce59">
            <text:p>9,338</text:p>
          </table:table-cell>
          <table:table-cell office:value-type="float" office:value="26044" table:style-name="ce45">
            <text:p>26,044</text:p>
          </table:table-cell>
          <table:table-cell office:value-type="float" office:value="13899" table:style-name="ce45">
            <text:p>13,899</text:p>
          </table:table-cell>
          <table:table-cell office:value-type="float" office:value="12145" table:style-name="ce60">
            <text:p>12,145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水林鄉</text:p>
          </table:table-cell>
          <table:table-cell office:value-type="float" office:value="9594" table:style-name="ce62">
            <text:p>9,594</text:p>
          </table:table-cell>
          <table:table-cell office:value-type="float" office:value="23775" table:style-name="ce50">
            <text:p>23,775</text:p>
          </table:table-cell>
          <table:table-cell office:value-type="float" office:value="12990" table:style-name="ce50">
            <text:p>12,990</text:p>
          </table:table-cell>
          <table:table-cell office:value-type="float" office:value="10785" table:style-name="ce63">
            <text:p>10,78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嘉義縣</text:p>
          </table:table-cell>
          <table:table-cell office:value-type="float" office:value="185095" table:style-name="ce57">
            <text:p>185,095</text:p>
          </table:table-cell>
          <table:table-cell office:value-type="float" office:value="494293" table:style-name="ce41">
            <text:p>494,293</text:p>
          </table:table-cell>
          <table:table-cell office:value-type="float" office:value="256417" table:style-name="ce41">
            <text:p>256,417</text:p>
          </table:table-cell>
          <table:table-cell office:value-type="float" office:value="237876" table:style-name="ce58">
            <text:p>237,8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保市</text:p>
          </table:table-cell>
          <table:table-cell office:value-type="float" office:value="13836" table:style-name="ce59">
            <text:p>13,836</text:p>
          </table:table-cell>
          <table:table-cell office:value-type="float" office:value="38573" table:style-name="ce45">
            <text:p>38,573</text:p>
          </table:table-cell>
          <table:table-cell office:value-type="float" office:value="19622" table:style-name="ce45">
            <text:p>19,622</text:p>
          </table:table-cell>
          <table:table-cell office:value-type="float" office:value="18951" table:style-name="ce60">
            <text:p>18,9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朴子市</text:p>
          </table:table-cell>
          <table:table-cell office:value-type="float" office:value="15934" table:style-name="ce59">
            <text:p>15,934</text:p>
          </table:table-cell>
          <table:table-cell office:value-type="float" office:value="41284" table:style-name="ce45">
            <text:p>41,284</text:p>
          </table:table-cell>
          <table:table-cell office:value-type="float" office:value="20810" table:style-name="ce45">
            <text:p>20,810</text:p>
          </table:table-cell>
          <table:table-cell office:value-type="float" office:value="20474" table:style-name="ce60">
            <text:p>20,4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布袋鎮</text:p>
          </table:table-cell>
          <table:table-cell office:value-type="float" office:value="9794" table:style-name="ce59">
            <text:p>9,794</text:p>
          </table:table-cell>
          <table:table-cell office:value-type="float" office:value="25591" table:style-name="ce45">
            <text:p>25,591</text:p>
          </table:table-cell>
          <table:table-cell office:value-type="float" office:value="13030" table:style-name="ce45">
            <text:p>13,030</text:p>
          </table:table-cell>
          <table:table-cell office:value-type="float" office:value="12561" table:style-name="ce60">
            <text:p>12,5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林鎮</text:p>
          </table:table-cell>
          <table:table-cell office:value-type="float" office:value="11464" table:style-name="ce59">
            <text:p>11,464</text:p>
          </table:table-cell>
          <table:table-cell office:value-type="float" office:value="30125" table:style-name="ce45">
            <text:p>30,125</text:p>
          </table:table-cell>
          <table:table-cell office:value-type="float" office:value="15330" table:style-name="ce45">
            <text:p>15,330</text:p>
          </table:table-cell>
          <table:table-cell office:value-type="float" office:value="14795" table:style-name="ce60">
            <text:p>14,7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民雄鄉</text:p>
          </table:table-cell>
          <table:table-cell office:value-type="float" office:value="25912" table:style-name="ce59">
            <text:p>25,912</text:p>
          </table:table-cell>
          <table:table-cell office:value-type="float" office:value="70792" table:style-name="ce45">
            <text:p>70,792</text:p>
          </table:table-cell>
          <table:table-cell office:value-type="float" office:value="36153" table:style-name="ce45">
            <text:p>36,153</text:p>
          </table:table-cell>
          <table:table-cell office:value-type="float" office:value="34639" table:style-name="ce60">
            <text:p>34,6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溪口鄉</text:p>
          </table:table-cell>
          <table:table-cell office:value-type="float" office:value="5279" table:style-name="ce59">
            <text:p>5,279</text:p>
          </table:table-cell>
          <table:table-cell office:value-type="float" office:value="13792" table:style-name="ce45">
            <text:p>13,792</text:p>
          </table:table-cell>
          <table:table-cell office:value-type="float" office:value="7375" table:style-name="ce45">
            <text:p>7,375</text:p>
          </table:table-cell>
          <table:table-cell office:value-type="float" office:value="6417" table:style-name="ce60">
            <text:p>6,41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港鄉</text:p>
          </table:table-cell>
          <table:table-cell office:value-type="float" office:value="10853" table:style-name="ce59">
            <text:p>10,853</text:p>
          </table:table-cell>
          <table:table-cell office:value-type="float" office:value="30771" table:style-name="ce45">
            <text:p>30,771</text:p>
          </table:table-cell>
          <table:table-cell office:value-type="float" office:value="16242" table:style-name="ce45">
            <text:p>16,242</text:p>
          </table:table-cell>
          <table:table-cell office:value-type="float" office:value="14529" table:style-name="ce60">
            <text:p>14,5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腳鄉</text:p>
          </table:table-cell>
          <table:table-cell office:value-type="float" office:value="8736" table:style-name="ce59">
            <text:p>8,736</text:p>
          </table:table-cell>
          <table:table-cell office:value-type="float" office:value="21847" table:style-name="ce45">
            <text:p>21,847</text:p>
          </table:table-cell>
          <table:table-cell office:value-type="float" office:value="11595" table:style-name="ce45">
            <text:p>11,595</text:p>
          </table:table-cell>
          <table:table-cell office:value-type="float" office:value="10252" table:style-name="ce60">
            <text:p>10,2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石鄉</text:p>
          </table:table-cell>
          <table:table-cell office:value-type="float" office:value="9072" table:style-name="ce59">
            <text:p>9,072</text:p>
          </table:table-cell>
          <table:table-cell office:value-type="float" office:value="23518" table:style-name="ce45">
            <text:p>23,518</text:p>
          </table:table-cell>
          <table:table-cell office:value-type="float" office:value="12446" table:style-name="ce45">
            <text:p>12,446</text:p>
          </table:table-cell>
          <table:table-cell office:value-type="float" office:value="11072" table:style-name="ce60">
            <text:p>11,0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義竹鄉</text:p>
          </table:table-cell>
          <table:table-cell office:value-type="float" office:value="7207" table:style-name="ce59">
            <text:p>7,207</text:p>
          </table:table-cell>
          <table:table-cell office:value-type="float" office:value="17279" table:style-name="ce45">
            <text:p>17,279</text:p>
          </table:table-cell>
          <table:table-cell office:value-type="float" office:value="9018" table:style-name="ce45">
            <text:p>9,018</text:p>
          </table:table-cell>
          <table:table-cell office:value-type="float" office:value="8261" table:style-name="ce60">
            <text:p>8,2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草鄉</text:p>
          </table:table-cell>
          <table:table-cell office:value-type="float" office:value="5720" table:style-name="ce59">
            <text:p>5,720</text:p>
          </table:table-cell>
          <table:table-cell office:value-type="float" office:value="14694" table:style-name="ce45">
            <text:p>14,694</text:p>
          </table:table-cell>
          <table:table-cell office:value-type="float" office:value="7898" table:style-name="ce45">
            <text:p>7,898</text:p>
          </table:table-cell>
          <table:table-cell office:value-type="float" office:value="6796" table:style-name="ce60">
            <text:p>6,7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上鄉</text:p>
          </table:table-cell>
          <table:table-cell office:value-type="float" office:value="18588" table:style-name="ce59">
            <text:p>18,588</text:p>
          </table:table-cell>
          <table:table-cell office:value-type="float" office:value="48576" table:style-name="ce45">
            <text:p>48,576</text:p>
          </table:table-cell>
          <table:table-cell office:value-type="float" office:value="25103" table:style-name="ce45">
            <text:p>25,103</text:p>
          </table:table-cell>
          <table:table-cell office:value-type="float" office:value="23473" table:style-name="ce60">
            <text:p>23,4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埔鄉</text:p>
          </table:table-cell>
          <table:table-cell office:value-type="float" office:value="16196" table:style-name="ce59">
            <text:p>16,196</text:p>
          </table:table-cell>
          <table:table-cell office:value-type="float" office:value="43736" table:style-name="ce45">
            <text:p>43,736</text:p>
          </table:table-cell>
          <table:table-cell office:value-type="float" office:value="22690" table:style-name="ce45">
            <text:p>22,690</text:p>
          </table:table-cell>
          <table:table-cell office:value-type="float" office:value="21046" table:style-name="ce60">
            <text:p>21,0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崎鄉</text:p>
          </table:table-cell>
          <table:table-cell office:value-type="float" office:value="11706" table:style-name="ce59">
            <text:p>11,706</text:p>
          </table:table-cell>
          <table:table-cell office:value-type="float" office:value="34300" table:style-name="ce45">
            <text:p>34,300</text:p>
          </table:table-cell>
          <table:table-cell office:value-type="float" office:value="18243" table:style-name="ce45">
            <text:p>18,243</text:p>
          </table:table-cell>
          <table:table-cell office:value-type="float" office:value="16057" table:style-name="ce60">
            <text:p>16,0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梅山鄉</text:p>
          </table:table-cell>
          <table:table-cell office:value-type="float" office:value="6743" table:style-name="ce59">
            <text:p>6,743</text:p>
          </table:table-cell>
          <table:table-cell office:value-type="float" office:value="18389" table:style-name="ce45">
            <text:p>18,389</text:p>
          </table:table-cell>
          <table:table-cell office:value-type="float" office:value="9773" table:style-name="ce45">
            <text:p>9,773</text:p>
          </table:table-cell>
          <table:table-cell office:value-type="float" office:value="8616" table:style-name="ce60">
            <text:p>8,6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番路鄉</text:p>
          </table:table-cell>
          <table:table-cell office:value-type="float" office:value="4238" table:style-name="ce59">
            <text:p>4,238</text:p>
          </table:table-cell>
          <table:table-cell office:value-type="float" office:value="11058" table:style-name="ce45">
            <text:p>11,058</text:p>
          </table:table-cell>
          <table:table-cell office:value-type="float" office:value="5932" table:style-name="ce45">
            <text:p>5,932</text:p>
          </table:table-cell>
          <table:table-cell office:value-type="float" office:value="5126" table:style-name="ce60">
            <text:p>5,1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埔鄉</text:p>
          </table:table-cell>
          <table:table-cell office:value-type="float" office:value="1935" table:style-name="ce59">
            <text:p>1,935</text:p>
          </table:table-cell>
          <table:table-cell office:value-type="float" office:value="4546" table:style-name="ce45">
            <text:p>4,546</text:p>
          </table:table-cell>
          <table:table-cell office:value-type="float" office:value="2314" table:style-name="ce45">
            <text:p>2,314</text:p>
          </table:table-cell>
          <table:table-cell office:value-type="float" office:value="2232" table:style-name="ce60">
            <text:p>2,232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阿里山鄉</text:p>
          </table:table-cell>
          <table:table-cell office:value-type="float" office:value="1882" table:style-name="ce62">
            <text:p>1,882</text:p>
          </table:table-cell>
          <table:table-cell office:value-type="float" office:value="5422" table:style-name="ce50">
            <text:p>5,422</text:p>
          </table:table-cell>
          <table:table-cell office:value-type="float" office:value="2843" table:style-name="ce50">
            <text:p>2,843</text:p>
          </table:table-cell>
          <table:table-cell office:value-type="float" office:value="2579" table:style-name="ce63">
            <text:p>2,57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154" table:style-name="ce57">
            <text:p>293,154</text:p>
          </table:table-cell>
          <table:table-cell office:value-type="float" office:value="805717" table:style-name="ce41">
            <text:p>805,717</text:p>
          </table:table-cell>
          <table:table-cell office:value-type="float" office:value="410328" table:style-name="ce41">
            <text:p>410,328</text:p>
          </table:table-cell>
          <table:table-cell office:value-type="float" office:value="395389" table:style-name="ce58">
            <text:p>395,3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屏東市</text:p>
          </table:table-cell>
          <table:table-cell office:value-type="float" office:value="75403" table:style-name="ce59">
            <text:p>75,403</text:p>
          </table:table-cell>
          <table:table-cell office:value-type="float" office:value="195902" table:style-name="ce45">
            <text:p>195,902</text:p>
          </table:table-cell>
          <table:table-cell office:value-type="float" office:value="96515" table:style-name="ce45">
            <text:p>96,515</text:p>
          </table:table-cell>
          <table:table-cell office:value-type="float" office:value="99387" table:style-name="ce60">
            <text:p>99,3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潮州鎮</text:p>
          </table:table-cell>
          <table:table-cell office:value-type="float" office:value="20400" table:style-name="ce59">
            <text:p>20,400</text:p>
          </table:table-cell>
          <table:table-cell office:value-type="float" office:value="53693" table:style-name="ce45">
            <text:p>53,693</text:p>
          </table:table-cell>
          <table:table-cell office:value-type="float" office:value="26666" table:style-name="ce45">
            <text:p>26,666</text:p>
          </table:table-cell>
          <table:table-cell office:value-type="float" office:value="27027" table:style-name="ce60">
            <text:p>27,0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港鎮</text:p>
          </table:table-cell>
          <table:table-cell office:value-type="float" office:value="17244" table:style-name="ce59">
            <text:p>17,244</text:p>
          </table:table-cell>
          <table:table-cell office:value-type="float" office:value="46377" table:style-name="ce45">
            <text:p>46,377</text:p>
          </table:table-cell>
          <table:table-cell office:value-type="float" office:value="23363" table:style-name="ce45">
            <text:p>23,363</text:p>
          </table:table-cell>
          <table:table-cell office:value-type="float" office:value="23014" table:style-name="ce60">
            <text:p>23,0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恆春鎮</text:p>
          </table:table-cell>
          <table:table-cell office:value-type="float" office:value="11941" table:style-name="ce59">
            <text:p>11,941</text:p>
          </table:table-cell>
          <table:table-cell office:value-type="float" office:value="30148" table:style-name="ce45">
            <text:p>30,148</text:p>
          </table:table-cell>
          <table:table-cell office:value-type="float" office:value="15433" table:style-name="ce45">
            <text:p>15,433</text:p>
          </table:table-cell>
          <table:table-cell office:value-type="float" office:value="14715" table:style-name="ce60">
            <text:p>14,7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丹鄉</text:p>
          </table:table-cell>
          <table:table-cell office:value-type="float" office:value="15682" table:style-name="ce59">
            <text:p>15,682</text:p>
          </table:table-cell>
          <table:table-cell office:value-type="float" office:value="49802" table:style-name="ce45">
            <text:p>49,802</text:p>
          </table:table-cell>
          <table:table-cell office:value-type="float" office:value="25808" table:style-name="ce45">
            <text:p>25,808</text:p>
          </table:table-cell>
          <table:table-cell office:value-type="float" office:value="23994" table:style-name="ce60">
            <text:p>23,9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治鄉</text:p>
          </table:table-cell>
          <table:table-cell office:value-type="float" office:value="10527" table:style-name="ce59">
            <text:p>10,527</text:p>
          </table:table-cell>
          <table:table-cell office:value-type="float" office:value="29426" table:style-name="ce45">
            <text:p>29,426</text:p>
          </table:table-cell>
          <table:table-cell office:value-type="float" office:value="15220" table:style-name="ce45">
            <text:p>15,220</text:p>
          </table:table-cell>
          <table:table-cell office:value-type="float" office:value="14206" table:style-name="ce60">
            <text:p>14,2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麟洛鄉</text:p>
          </table:table-cell>
          <table:table-cell office:value-type="float" office:value="3914" table:style-name="ce59">
            <text:p>3,914</text:p>
          </table:table-cell>
          <table:table-cell office:value-type="float" office:value="10678" table:style-name="ce45">
            <text:p>10,678</text:p>
          </table:table-cell>
          <table:table-cell office:value-type="float" office:value="5513" table:style-name="ce45">
            <text:p>5,513</text:p>
          </table:table-cell>
          <table:table-cell office:value-type="float" office:value="5165" table:style-name="ce60">
            <text:p>5,1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九如鄉</text:p>
          </table:table-cell>
          <table:table-cell office:value-type="float" office:value="7369" table:style-name="ce59">
            <text:p>7,369</text:p>
          </table:table-cell>
          <table:table-cell office:value-type="float" office:value="21749" table:style-name="ce45">
            <text:p>21,749</text:p>
          </table:table-cell>
          <table:table-cell office:value-type="float" office:value="11140" table:style-name="ce45">
            <text:p>11,140</text:p>
          </table:table-cell>
          <table:table-cell office:value-type="float" office:value="10609" table:style-name="ce60">
            <text:p>10,6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里港鄉</text:p>
          </table:table-cell>
          <table:table-cell office:value-type="float" office:value="8388" table:style-name="ce59">
            <text:p>8,388</text:p>
          </table:table-cell>
          <table:table-cell office:value-type="float" office:value="25665" table:style-name="ce45">
            <text:p>25,665</text:p>
          </table:table-cell>
          <table:table-cell office:value-type="float" office:value="13036" table:style-name="ce45">
            <text:p>13,036</text:p>
          </table:table-cell>
          <table:table-cell office:value-type="float" office:value="12629" table:style-name="ce60">
            <text:p>12,6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埔鄉</text:p>
          </table:table-cell>
          <table:table-cell office:value-type="float" office:value="7976" table:style-name="ce59">
            <text:p>7,976</text:p>
          </table:table-cell>
          <table:table-cell office:value-type="float" office:value="24668" table:style-name="ce45">
            <text:p>24,668</text:p>
          </table:table-cell>
          <table:table-cell office:value-type="float" office:value="12794" table:style-name="ce45">
            <text:p>12,794</text:p>
          </table:table-cell>
          <table:table-cell office:value-type="float" office:value="11874" table:style-name="ce60">
            <text:p>11,8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高樹鄉</text:p>
          </table:table-cell>
          <table:table-cell office:value-type="float" office:value="9174" table:style-name="ce59">
            <text:p>9,174</text:p>
          </table:table-cell>
          <table:table-cell office:value-type="float" office:value="23516" table:style-name="ce45">
            <text:p>23,516</text:p>
          </table:table-cell>
          <table:table-cell office:value-type="float" office:value="12476" table:style-name="ce45">
            <text:p>12,476</text:p>
          </table:table-cell>
          <table:table-cell office:value-type="float" office:value="11040" table:style-name="ce60">
            <text:p>11,0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巒鄉</text:p>
          </table:table-cell>
          <table:table-cell office:value-type="float" office:value="6604" table:style-name="ce59">
            <text:p>6,604</text:p>
          </table:table-cell>
          <table:table-cell office:value-type="float" office:value="19936" table:style-name="ce45">
            <text:p>19,936</text:p>
          </table:table-cell>
          <table:table-cell office:value-type="float" office:value="10363" table:style-name="ce45">
            <text:p>10,363</text:p>
          </table:table-cell>
          <table:table-cell office:value-type="float" office:value="9573" table:style-name="ce60">
            <text:p>9,5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埔鄉</text:p>
          </table:table-cell>
          <table:table-cell office:value-type="float" office:value="19199" table:style-name="ce59">
            <text:p>19,199</text:p>
          </table:table-cell>
          <table:table-cell office:value-type="float" office:value="52715" table:style-name="ce45">
            <text:p>52,715</text:p>
          </table:table-cell>
          <table:table-cell office:value-type="float" office:value="27079" table:style-name="ce45">
            <text:p>27,079</text:p>
          </table:table-cell>
          <table:table-cell office:value-type="float" office:value="25636" table:style-name="ce60">
            <text:p>25,6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田鄉</text:p>
          </table:table-cell>
          <table:table-cell office:value-type="float" office:value="5687" table:style-name="ce59">
            <text:p>5,687</text:p>
          </table:table-cell>
          <table:table-cell office:value-type="float" office:value="16378" table:style-name="ce45">
            <text:p>16,378</text:p>
          </table:table-cell>
          <table:table-cell office:value-type="float" office:value="8694" table:style-name="ce45">
            <text:p>8,694</text:p>
          </table:table-cell>
          <table:table-cell office:value-type="float" office:value="7684" table:style-name="ce60">
            <text:p>7,6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埤鄉</text:p>
          </table:table-cell>
          <table:table-cell office:value-type="float" office:value="3415" table:style-name="ce59">
            <text:p>3,415</text:p>
          </table:table-cell>
          <table:table-cell office:value-type="float" office:value="9437" table:style-name="ce45">
            <text:p>9,437</text:p>
          </table:table-cell>
          <table:table-cell office:value-type="float" office:value="5022" table:style-name="ce45">
            <text:p>5,022</text:p>
          </table:table-cell>
          <table:table-cell office:value-type="float" office:value="4415" table:style-name="ce60">
            <text:p>4,4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寮鄉</text:p>
          </table:table-cell>
          <table:table-cell office:value-type="float" office:value="8662" table:style-name="ce59">
            <text:p>8,662</text:p>
          </table:table-cell>
          <table:table-cell office:value-type="float" office:value="23313" table:style-name="ce45">
            <text:p>23,313</text:p>
          </table:table-cell>
          <table:table-cell office:value-type="float" office:value="12177" table:style-name="ce45">
            <text:p>12,177</text:p>
          </table:table-cell>
          <table:table-cell office:value-type="float" office:value="11136" table:style-name="ce60">
            <text:p>11,1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園鄉</text:p>
          </table:table-cell>
          <table:table-cell office:value-type="float" office:value="11913" table:style-name="ce59">
            <text:p>11,913</text:p>
          </table:table-cell>
          <table:table-cell office:value-type="float" office:value="33532" table:style-name="ce45">
            <text:p>33,532</text:p>
          </table:table-cell>
          <table:table-cell office:value-type="float" office:value="17401" table:style-name="ce45">
            <text:p>17,401</text:p>
          </table:table-cell>
          <table:table-cell office:value-type="float" office:value="16131" table:style-name="ce60">
            <text:p>16,1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崁頂鄉</text:p>
          </table:table-cell>
          <table:table-cell office:value-type="float" office:value="4549" table:style-name="ce59">
            <text:p>4,549</text:p>
          </table:table-cell>
          <table:table-cell office:value-type="float" office:value="15254" table:style-name="ce45">
            <text:p>15,254</text:p>
          </table:table-cell>
          <table:table-cell office:value-type="float" office:value="7668" table:style-name="ce45">
            <text:p>7,668</text:p>
          </table:table-cell>
          <table:table-cell office:value-type="float" office:value="7586" table:style-name="ce60">
            <text:p>7,5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邊鄉</text:p>
          </table:table-cell>
          <table:table-cell office:value-type="float" office:value="6674" table:style-name="ce59">
            <text:p>6,674</text:p>
          </table:table-cell>
          <table:table-cell office:value-type="float" office:value="17080" table:style-name="ce45">
            <text:p>17,080</text:p>
          </table:table-cell>
          <table:table-cell office:value-type="float" office:value="8706" table:style-name="ce45">
            <text:p>8,706</text:p>
          </table:table-cell>
          <table:table-cell office:value-type="float" office:value="8374" table:style-name="ce60">
            <text:p>8,3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州鄉</text:p>
          </table:table-cell>
          <table:table-cell office:value-type="float" office:value="3797" table:style-name="ce59">
            <text:p>3,797</text:p>
          </table:table-cell>
          <table:table-cell office:value-type="float" office:value="10184" table:style-name="ce45">
            <text:p>10,184</text:p>
          </table:table-cell>
          <table:table-cell office:value-type="float" office:value="5212" table:style-name="ce45">
            <text:p>5,212</text:p>
          </table:table-cell>
          <table:table-cell office:value-type="float" office:value="4972" table:style-name="ce60">
            <text:p>4,9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佳冬鄉</text:p>
          </table:table-cell>
          <table:table-cell office:value-type="float" office:value="6994" table:style-name="ce59">
            <text:p>6,994</text:p>
          </table:table-cell>
          <table:table-cell office:value-type="float" office:value="18381" table:style-name="ce45">
            <text:p>18,381</text:p>
          </table:table-cell>
          <table:table-cell office:value-type="float" office:value="9505" table:style-name="ce45">
            <text:p>9,505</text:p>
          </table:table-cell>
          <table:table-cell office:value-type="float" office:value="8876" table:style-name="ce60">
            <text:p>8,8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琉球鄉</text:p>
          </table:table-cell>
          <table:table-cell office:value-type="float" office:value="4722" table:style-name="ce59">
            <text:p>4,722</text:p>
          </table:table-cell>
          <table:table-cell office:value-type="float" office:value="12098" table:style-name="ce45">
            <text:p>12,098</text:p>
          </table:table-cell>
          <table:table-cell office:value-type="float" office:value="6605" table:style-name="ce45">
            <text:p>6,605</text:p>
          </table:table-cell>
          <table:table-cell office:value-type="float" office:value="5493" table:style-name="ce60">
            <text:p>5,4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車城鄉</text:p>
          </table:table-cell>
          <table:table-cell office:value-type="float" office:value="3514" table:style-name="ce59">
            <text:p>3,514</text:p>
          </table:table-cell>
          <table:table-cell office:value-type="float" office:value="8181" table:style-name="ce45">
            <text:p>8,181</text:p>
          </table:table-cell>
          <table:table-cell office:value-type="float" office:value="4363" table:style-name="ce45">
            <text:p>4,363</text:p>
          </table:table-cell>
          <table:table-cell office:value-type="float" office:value="3818" table:style-name="ce60">
            <text:p>3,8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滿州鄉</text:p>
          </table:table-cell>
          <table:table-cell office:value-type="float" office:value="3025" table:style-name="ce59">
            <text:p>3,025</text:p>
          </table:table-cell>
          <table:table-cell office:value-type="float" office:value="7365" table:style-name="ce45">
            <text:p>7,365</text:p>
          </table:table-cell>
          <table:table-cell office:value-type="float" office:value="4001" table:style-name="ce45">
            <text:p>4,001</text:p>
          </table:table-cell>
          <table:table-cell office:value-type="float" office:value="3364" table:style-name="ce60">
            <text:p>3,3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山鄉</text:p>
          </table:table-cell>
          <table:table-cell office:value-type="float" office:value="2039" table:style-name="ce59">
            <text:p>2,039</text:p>
          </table:table-cell>
          <table:table-cell office:value-type="float" office:value="5133" table:style-name="ce45">
            <text:p>5,133</text:p>
          </table:table-cell>
          <table:table-cell office:value-type="float" office:value="2698" table:style-name="ce45">
            <text:p>2,698</text:p>
          </table:table-cell>
          <table:table-cell office:value-type="float" office:value="2435" table:style-name="ce60">
            <text:p>2,43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三地門鄉</text:p>
          </table:table-cell>
          <table:table-cell office:value-type="float" office:value="2385" table:style-name="ce59">
            <text:p>2,385</text:p>
          </table:table-cell>
          <table:table-cell office:value-type="float" office:value="7714" table:style-name="ce45">
            <text:p>7,714</text:p>
          </table:table-cell>
          <table:table-cell office:value-type="float" office:value="3887" table:style-name="ce45">
            <text:p>3,887</text:p>
          </table:table-cell>
          <table:table-cell office:value-type="float" office:value="3827" table:style-name="ce60">
            <text:p>3,82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霧臺鄉</text:p>
          </table:table-cell>
          <table:table-cell office:value-type="float" office:value="1095" table:style-name="ce59">
            <text:p>1,095</text:p>
          </table:table-cell>
          <table:table-cell office:value-type="float" office:value="3253" table:style-name="ce45">
            <text:p>3,253</text:p>
          </table:table-cell>
          <table:table-cell office:value-type="float" office:value="1665" table:style-name="ce45">
            <text:p>1,665</text:p>
          </table:table-cell>
          <table:table-cell office:value-type="float" office:value="1588" table:style-name="ce60">
            <text:p>1,58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瑪家鄉</text:p>
          </table:table-cell>
          <table:table-cell office:value-type="float" office:value="2094" table:style-name="ce59">
            <text:p>2,094</text:p>
          </table:table-cell>
          <table:table-cell office:value-type="float" office:value="6717" table:style-name="ce45">
            <text:p>6,717</text:p>
          </table:table-cell>
          <table:table-cell office:value-type="float" office:value="3392" table:style-name="ce45">
            <text:p>3,392</text:p>
          </table:table-cell>
          <table:table-cell office:value-type="float" office:value="3325" table:style-name="ce60">
            <text:p>3,32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泰武鄉</text:p>
          </table:table-cell>
          <table:table-cell office:value-type="float" office:value="1425" table:style-name="ce59">
            <text:p>1,425</text:p>
          </table:table-cell>
          <table:table-cell office:value-type="float" office:value="5358" table:style-name="ce45">
            <text:p>5,358</text:p>
          </table:table-cell>
          <table:table-cell office:value-type="float" office:value="2786" table:style-name="ce45">
            <text:p>2,786</text:p>
          </table:table-cell>
          <table:table-cell office:value-type="float" office:value="2572" table:style-name="ce60">
            <text:p>2,57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來義鄉</text:p>
          </table:table-cell>
          <table:table-cell office:value-type="float" office:value="2271" table:style-name="ce59">
            <text:p>2,271</text:p>
          </table:table-cell>
          <table:table-cell office:value-type="float" office:value="7405" table:style-name="ce45">
            <text:p>7,405</text:p>
          </table:table-cell>
          <table:table-cell office:value-type="float" office:value="3718" table:style-name="ce45">
            <text:p>3,718</text:p>
          </table:table-cell>
          <table:table-cell office:value-type="float" office:value="3687" table:style-name="ce60">
            <text:p>3,68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春日鄉</text:p>
          </table:table-cell>
          <table:table-cell office:value-type="float" office:value="1448" table:style-name="ce59">
            <text:p>1,448</text:p>
          </table:table-cell>
          <table:table-cell office:value-type="float" office:value="4927" table:style-name="ce45">
            <text:p>4,927</text:p>
          </table:table-cell>
          <table:table-cell office:value-type="float" office:value="2496" table:style-name="ce45">
            <text:p>2,496</text:p>
          </table:table-cell>
          <table:table-cell office:value-type="float" office:value="2431" table:style-name="ce60">
            <text:p>2,43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獅子鄉</text:p>
          </table:table-cell>
          <table:table-cell office:value-type="float" office:value="1620" table:style-name="ce59">
            <text:p>1,620</text:p>
          </table:table-cell>
          <table:table-cell office:value-type="float" office:value="4874" table:style-name="ce45">
            <text:p>4,874</text:p>
          </table:table-cell>
          <table:table-cell office:value-type="float" office:value="2510" table:style-name="ce45">
            <text:p>2,510</text:p>
          </table:table-cell>
          <table:table-cell office:value-type="float" office:value="2364" table:style-name="ce60">
            <text:p>2,364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牡丹鄉</text:p>
          </table:table-cell>
          <table:table-cell office:value-type="float" office:value="2004" table:style-name="ce62">
            <text:p>2,004</text:p>
          </table:table-cell>
          <table:table-cell office:value-type="float" office:value="4858" table:style-name="ce50">
            <text:p>4,858</text:p>
          </table:table-cell>
          <table:table-cell office:value-type="float" office:value="2416" table:style-name="ce50">
            <text:p>2,416</text:p>
          </table:table-cell>
          <table:table-cell office:value-type="float" office:value="2442" table:style-name="ce63">
            <text:p>2,442</text:p>
          </table:table-cell>
          <table:table-cell table:number-columns-repeated="16379"/>
        </table:table-row>
        <table:table-row table:style-name="ro8">
          <table:table-cell table:style-name="ce98"/>
          <table:table-cell table:style-name="ce99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0">
            <text:p>臺東縣</text:p>
          </table:table-cell>
          <table:table-cell office:value-type="float" office:value="84087" table:style-name="ce57">
            <text:p>84,087</text:p>
          </table:table-cell>
          <table:table-cell office:value-type="float" office:value="213718" table:style-name="ce41">
            <text:p>213,718</text:p>
          </table:table-cell>
          <table:table-cell office:value-type="float" office:value="109715" table:style-name="ce41">
            <text:p>109,715</text:p>
          </table:table-cell>
          <table:table-cell office:value-type="float" office:value="104003" table:style-name="ce58">
            <text:p>104,0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東市</text:p>
          </table:table-cell>
          <table:table-cell office:value-type="float" office:value="40625" table:style-name="ce59">
            <text:p>40,625</text:p>
          </table:table-cell>
          <table:table-cell office:value-type="float" office:value="104119" table:style-name="ce45">
            <text:p>104,119</text:p>
          </table:table-cell>
          <table:table-cell office:value-type="float" office:value="51816" table:style-name="ce45">
            <text:p>51,816</text:p>
          </table:table-cell>
          <table:table-cell office:value-type="float" office:value="52303" table:style-name="ce60">
            <text:p>52,3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成功鎮</text:p>
          </table:table-cell>
          <table:table-cell office:value-type="float" office:value="5361" table:style-name="ce59">
            <text:p>5,361</text:p>
          </table:table-cell>
          <table:table-cell office:value-type="float" office:value="13373" table:style-name="ce45">
            <text:p>13,373</text:p>
          </table:table-cell>
          <table:table-cell office:value-type="float" office:value="7043" table:style-name="ce45">
            <text:p>7,043</text:p>
          </table:table-cell>
          <table:table-cell office:value-type="float" office:value="6330" table:style-name="ce60">
            <text:p>6,3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關山鎮</text:p>
          </table:table-cell>
          <table:table-cell office:value-type="float" office:value="3203" table:style-name="ce59">
            <text:p>3,203</text:p>
          </table:table-cell>
          <table:table-cell office:value-type="float" office:value="8299" table:style-name="ce45">
            <text:p>8,299</text:p>
          </table:table-cell>
          <table:table-cell office:value-type="float" office:value="4278" table:style-name="ce45">
            <text:p>4,278</text:p>
          </table:table-cell>
          <table:table-cell office:value-type="float" office:value="4021" table:style-name="ce60">
            <text:p>4,0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卑南鄉</text:p>
          </table:table-cell>
          <table:table-cell office:value-type="float" office:value="6881" table:style-name="ce59">
            <text:p>6,881</text:p>
          </table:table-cell>
          <table:table-cell office:value-type="float" office:value="16865" table:style-name="ce45">
            <text:p>16,865</text:p>
          </table:table-cell>
          <table:table-cell office:value-type="float" office:value="8866" table:style-name="ce45">
            <text:p>8,866</text:p>
          </table:table-cell>
          <table:table-cell office:value-type="float" office:value="7999" table:style-name="ce60">
            <text:p>7,9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武鄉</text:p>
          </table:table-cell>
          <table:table-cell office:value-type="float" office:value="2477" table:style-name="ce59">
            <text:p>2,477</text:p>
          </table:table-cell>
          <table:table-cell office:value-type="float" office:value="5658" table:style-name="ce45">
            <text:p>5,658</text:p>
          </table:table-cell>
          <table:table-cell office:value-type="float" office:value="2949" table:style-name="ce45">
            <text:p>2,949</text:p>
          </table:table-cell>
          <table:table-cell office:value-type="float" office:value="2709" table:style-name="ce60">
            <text:p>2,7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麻里鄉</text:p>
          </table:table-cell>
          <table:table-cell office:value-type="float" office:value="4827" table:style-name="ce59">
            <text:p>4,827</text:p>
          </table:table-cell>
          <table:table-cell office:value-type="float" office:value="10842" table:style-name="ce45">
            <text:p>10,842</text:p>
          </table:table-cell>
          <table:table-cell office:value-type="float" office:value="5748" table:style-name="ce45">
            <text:p>5,748</text:p>
          </table:table-cell>
          <table:table-cell office:value-type="float" office:value="5094" table:style-name="ce60">
            <text:p>5,0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河鄉</text:p>
          </table:table-cell>
          <table:table-cell office:value-type="float" office:value="3693" table:style-name="ce59">
            <text:p>3,693</text:p>
          </table:table-cell>
          <table:table-cell office:value-type="float" office:value="8119" table:style-name="ce45">
            <text:p>8,119</text:p>
          </table:table-cell>
          <table:table-cell office:value-type="float" office:value="4461" table:style-name="ce45">
            <text:p>4,461</text:p>
          </table:table-cell>
          <table:table-cell office:value-type="float" office:value="3658" table:style-name="ce60">
            <text:p>3,6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濱鄉</text:p>
          </table:table-cell>
          <table:table-cell office:value-type="float" office:value="2881" table:style-name="ce59">
            <text:p>2,881</text:p>
          </table:table-cell>
          <table:table-cell office:value-type="float" office:value="6803" table:style-name="ce45">
            <text:p>6,803</text:p>
          </table:table-cell>
          <table:table-cell office:value-type="float" office:value="3839" table:style-name="ce45">
            <text:p>3,839</text:p>
          </table:table-cell>
          <table:table-cell office:value-type="float" office:value="2964" table:style-name="ce60">
            <text:p>2,9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野鄉</text:p>
          </table:table-cell>
          <table:table-cell office:value-type="float" office:value="3016" table:style-name="ce59">
            <text:p>3,016</text:p>
          </table:table-cell>
          <table:table-cell office:value-type="float" office:value="7497" table:style-name="ce45">
            <text:p>7,497</text:p>
          </table:table-cell>
          <table:table-cell office:value-type="float" office:value="3965" table:style-name="ce45">
            <text:p>3,965</text:p>
          </table:table-cell>
          <table:table-cell office:value-type="float" office:value="3532" table:style-name="ce60">
            <text:p>3,5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池上鄉</text:p>
          </table:table-cell>
          <table:table-cell office:value-type="float" office:value="3170" table:style-name="ce59">
            <text:p>3,170</text:p>
          </table:table-cell>
          <table:table-cell office:value-type="float" office:value="7998" table:style-name="ce45">
            <text:p>7,998</text:p>
          </table:table-cell>
          <table:table-cell office:value-type="float" office:value="4127" table:style-name="ce45">
            <text:p>4,127</text:p>
          </table:table-cell>
          <table:table-cell office:value-type="float" office:value="3871" table:style-name="ce60">
            <text:p>3,8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綠島鄉</text:p>
          </table:table-cell>
          <table:table-cell office:value-type="float" office:value="1200" table:style-name="ce59">
            <text:p>1,200</text:p>
          </table:table-cell>
          <table:table-cell office:value-type="float" office:value="4108" table:style-name="ce45">
            <text:p>4,108</text:p>
          </table:table-cell>
          <table:table-cell office:value-type="float" office:value="2202" table:style-name="ce45">
            <text:p>2,202</text:p>
          </table:table-cell>
          <table:table-cell office:value-type="float" office:value="1906" table:style-name="ce60">
            <text:p>1,90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延平鄉</text:p>
          </table:table-cell>
          <table:table-cell office:value-type="float" office:value="1074" table:style-name="ce59">
            <text:p>1,074</text:p>
          </table:table-cell>
          <table:table-cell office:value-type="float" office:value="3575" table:style-name="ce45">
            <text:p>3,575</text:p>
          </table:table-cell>
          <table:table-cell office:value-type="float" office:value="1901" table:style-name="ce45">
            <text:p>1,901</text:p>
          </table:table-cell>
          <table:table-cell office:value-type="float" office:value="1674" table:style-name="ce60">
            <text:p>1,67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海端鄉</text:p>
          </table:table-cell>
          <table:table-cell office:value-type="float" office:value="1089" table:style-name="ce59">
            <text:p>1,089</text:p>
          </table:table-cell>
          <table:table-cell office:value-type="float" office:value="4146" table:style-name="ce45">
            <text:p>4,146</text:p>
          </table:table-cell>
          <table:table-cell office:value-type="float" office:value="2197" table:style-name="ce45">
            <text:p>2,197</text:p>
          </table:table-cell>
          <table:table-cell office:value-type="float" office:value="1949" table:style-name="ce60">
            <text:p>1,94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達仁鄉</text:p>
          </table:table-cell>
          <table:table-cell office:value-type="float" office:value="1437" table:style-name="ce59">
            <text:p>1,437</text:p>
          </table:table-cell>
          <table:table-cell office:value-type="float" office:value="3425" table:style-name="ce45">
            <text:p>3,425</text:p>
          </table:table-cell>
          <table:table-cell office:value-type="float" office:value="1860" table:style-name="ce45">
            <text:p>1,860</text:p>
          </table:table-cell>
          <table:table-cell office:value-type="float" office:value="1565" table:style-name="ce60">
            <text:p>1,56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金峰鄉</text:p>
          </table:table-cell>
          <table:table-cell office:value-type="float" office:value="1189" table:style-name="ce59">
            <text:p>1,189</text:p>
          </table:table-cell>
          <table:table-cell office:value-type="float" office:value="3659" table:style-name="ce45">
            <text:p>3,659</text:p>
          </table:table-cell>
          <table:table-cell office:value-type="float" office:value="1847" table:style-name="ce45">
            <text:p>1,847</text:p>
          </table:table-cell>
          <table:table-cell office:value-type="float" office:value="1812" table:style-name="ce60">
            <text:p>1,812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蘭嶼鄉</text:p>
          </table:table-cell>
          <table:table-cell office:value-type="float" office:value="1964" table:style-name="ce62">
            <text:p>1,964</text:p>
          </table:table-cell>
          <table:table-cell office:value-type="float" office:value="5232" table:style-name="ce50">
            <text:p>5,232</text:p>
          </table:table-cell>
          <table:table-cell office:value-type="float" office:value="2616" table:style-name="ce50">
            <text:p>2,616</text:p>
          </table:table-cell>
          <table:table-cell office:value-type="float" office:value="2616" table:style-name="ce63">
            <text:p>2,61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939" table:style-name="ce57">
            <text:p>127,939</text:p>
          </table:table-cell>
          <table:table-cell office:value-type="float" office:value="321971" table:style-name="ce41">
            <text:p>321,971</text:p>
          </table:table-cell>
          <table:table-cell office:value-type="float" office:value="162726" table:style-name="ce41">
            <text:p>162,726</text:p>
          </table:table-cell>
          <table:table-cell office:value-type="float" office:value="159245" table:style-name="ce58">
            <text:p>159,2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花蓮市</text:p>
          </table:table-cell>
          <table:table-cell office:value-type="float" office:value="41763" table:style-name="ce59">
            <text:p>41,763</text:p>
          </table:table-cell>
          <table:table-cell office:value-type="float" office:value="101253" table:style-name="ce45">
            <text:p>101,253</text:p>
          </table:table-cell>
          <table:table-cell office:value-type="float" office:value="48652" table:style-name="ce45">
            <text:p>48,652</text:p>
          </table:table-cell>
          <table:table-cell office:value-type="float" office:value="52601" table:style-name="ce60">
            <text:p>52,6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林鎮</text:p>
          </table:table-cell>
          <table:table-cell office:value-type="float" office:value="4382" table:style-name="ce59">
            <text:p>4,382</text:p>
          </table:table-cell>
          <table:table-cell office:value-type="float" office:value="10718" table:style-name="ce45">
            <text:p>10,718</text:p>
          </table:table-cell>
          <table:table-cell office:value-type="float" office:value="5539" table:style-name="ce45">
            <text:p>5,539</text:p>
          </table:table-cell>
          <table:table-cell office:value-type="float" office:value="5179" table:style-name="ce60">
            <text:p>5,1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玉里鎮</text:p>
          </table:table-cell>
          <table:table-cell office:value-type="float" office:value="8909" table:style-name="ce59">
            <text:p>8,909</text:p>
          </table:table-cell>
          <table:table-cell office:value-type="float" office:value="22987" table:style-name="ce45">
            <text:p>22,987</text:p>
          </table:table-cell>
          <table:table-cell office:value-type="float" office:value="12156" table:style-name="ce45">
            <text:p>12,156</text:p>
          </table:table-cell>
          <table:table-cell office:value-type="float" office:value="10831" table:style-name="ce60">
            <text:p>10,8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城鄉</text:p>
          </table:table-cell>
          <table:table-cell office:value-type="float" office:value="8067" table:style-name="ce59">
            <text:p>8,067</text:p>
          </table:table-cell>
          <table:table-cell office:value-type="float" office:value="20165" table:style-name="ce45">
            <text:p>20,165</text:p>
          </table:table-cell>
          <table:table-cell office:value-type="float" office:value="10275" table:style-name="ce45">
            <text:p>10,275</text:p>
          </table:table-cell>
          <table:table-cell office:value-type="float" office:value="9890" table:style-name="ce60">
            <text:p>9,8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吉安鄉</text:p>
          </table:table-cell>
          <table:table-cell office:value-type="float" office:value="33096" table:style-name="ce59">
            <text:p>33,096</text:p>
          </table:table-cell>
          <table:table-cell office:value-type="float" office:value="83306" table:style-name="ce45">
            <text:p>83,306</text:p>
          </table:table-cell>
          <table:table-cell office:value-type="float" office:value="41655" table:style-name="ce45">
            <text:p>41,655</text:p>
          </table:table-cell>
          <table:table-cell office:value-type="float" office:value="41651" table:style-name="ce60">
            <text:p>41,6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壽豐鄉</text:p>
          </table:table-cell>
          <table:table-cell office:value-type="float" office:value="7367" table:style-name="ce59">
            <text:p>7,367</text:p>
          </table:table-cell>
          <table:table-cell office:value-type="float" office:value="17386" table:style-name="ce45">
            <text:p>17,386</text:p>
          </table:table-cell>
          <table:table-cell office:value-type="float" office:value="9224" table:style-name="ce45">
            <text:p>9,224</text:p>
          </table:table-cell>
          <table:table-cell office:value-type="float" office:value="8162" table:style-name="ce60">
            <text:p>8,1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光復鄉</text:p>
          </table:table-cell>
          <table:table-cell office:value-type="float" office:value="4963" table:style-name="ce59">
            <text:p>4,963</text:p>
          </table:table-cell>
          <table:table-cell office:value-type="float" office:value="12210" table:style-name="ce45">
            <text:p>12,210</text:p>
          </table:table-cell>
          <table:table-cell office:value-type="float" office:value="6491" table:style-name="ce45">
            <text:p>6,491</text:p>
          </table:table-cell>
          <table:table-cell office:value-type="float" office:value="5719" table:style-name="ce60">
            <text:p>5,7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豐濱鄉</text:p>
          </table:table-cell>
          <table:table-cell office:value-type="float" office:value="1688" table:style-name="ce59">
            <text:p>1,688</text:p>
          </table:table-cell>
          <table:table-cell office:value-type="float" office:value="4326" table:style-name="ce45">
            <text:p>4,326</text:p>
          </table:table-cell>
          <table:table-cell office:value-type="float" office:value="2437" table:style-name="ce45">
            <text:p>2,437</text:p>
          </table:table-cell>
          <table:table-cell office:value-type="float" office:value="1889" table:style-name="ce60">
            <text:p>1,8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穗鄉</text:p>
          </table:table-cell>
          <table:table-cell office:value-type="float" office:value="4810" table:style-name="ce59">
            <text:p>4,810</text:p>
          </table:table-cell>
          <table:table-cell office:value-type="float" office:value="11177" table:style-name="ce45">
            <text:p>11,177</text:p>
          </table:table-cell>
          <table:table-cell office:value-type="float" office:value="5987" table:style-name="ce45">
            <text:p>5,987</text:p>
          </table:table-cell>
          <table:table-cell office:value-type="float" office:value="5190" table:style-name="ce60">
            <text:p>5,1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富里鄉</text:p>
          </table:table-cell>
          <table:table-cell office:value-type="float" office:value="4060" table:style-name="ce59">
            <text:p>4,060</text:p>
          </table:table-cell>
          <table:table-cell office:value-type="float" office:value="9861" table:style-name="ce45">
            <text:p>9,861</text:p>
          </table:table-cell>
          <table:table-cell office:value-type="float" office:value="5349" table:style-name="ce45">
            <text:p>5,349</text:p>
          </table:table-cell>
          <table:table-cell office:value-type="float" office:value="4512" table:style-name="ce60">
            <text:p>4,51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秀林鄉</text:p>
          </table:table-cell>
          <table:table-cell office:value-type="float" office:value="5002" table:style-name="ce59">
            <text:p>5,002</text:p>
          </table:table-cell>
          <table:table-cell office:value-type="float" office:value="16440" table:style-name="ce45">
            <text:p>16,440</text:p>
          </table:table-cell>
          <table:table-cell office:value-type="float" office:value="8441" table:style-name="ce45">
            <text:p>8,441</text:p>
          </table:table-cell>
          <table:table-cell office:value-type="float" office:value="7999" table:style-name="ce60">
            <text:p>7,99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萬榮鄉</text:p>
          </table:table-cell>
          <table:table-cell office:value-type="float" office:value="2124" table:style-name="ce59">
            <text:p>2,124</text:p>
          </table:table-cell>
          <table:table-cell office:value-type="float" office:value="6171" table:style-name="ce45">
            <text:p>6,171</text:p>
          </table:table-cell>
          <table:table-cell office:value-type="float" office:value="3254" table:style-name="ce45">
            <text:p>3,254</text:p>
          </table:table-cell>
          <table:table-cell office:value-type="float" office:value="2917" table:style-name="ce60">
            <text:p>2,917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卓溪鄉</text:p>
          </table:table-cell>
          <table:table-cell office:value-type="float" office:value="1708" table:style-name="ce62">
            <text:p>1,708</text:p>
          </table:table-cell>
          <table:table-cell office:value-type="float" office:value="5971" table:style-name="ce50">
            <text:p>5,971</text:p>
          </table:table-cell>
          <table:table-cell office:value-type="float" office:value="3266" table:style-name="ce50">
            <text:p>3,266</text:p>
          </table:table-cell>
          <table:table-cell office:value-type="float" office:value="2705" table:style-name="ce63">
            <text:p>2,705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64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澎湖縣</text:p>
          </table:table-cell>
          <table:table-cell office:value-type="float" office:value="42316" table:style-name="ce57">
            <text:p>42,316</text:p>
          </table:table-cell>
          <table:table-cell office:value-type="float" office:value="106147" table:style-name="ce41">
            <text:p>106,147</text:p>
          </table:table-cell>
          <table:table-cell office:value-type="float" office:value="54656" table:style-name="ce41">
            <text:p>54,656</text:p>
          </table:table-cell>
          <table:table-cell office:value-type="float" office:value="51491" table:style-name="ce58">
            <text:p>51,4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馬公市</text:p>
          </table:table-cell>
          <table:table-cell office:value-type="float" office:value="25853" table:style-name="ce59">
            <text:p>25,853</text:p>
          </table:table-cell>
          <table:table-cell office:value-type="float" office:value="63240" table:style-name="ce45">
            <text:p>63,240</text:p>
          </table:table-cell>
          <table:table-cell office:value-type="float" office:value="32173" table:style-name="ce45">
            <text:p>32,173</text:p>
          </table:table-cell>
          <table:table-cell office:value-type="float" office:value="31067" table:style-name="ce60">
            <text:p>31,0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西鄉</text:p>
          </table:table-cell>
          <table:table-cell office:value-type="float" office:value="6182" table:style-name="ce59">
            <text:p>6,182</text:p>
          </table:table-cell>
          <table:table-cell office:value-type="float" office:value="15369" table:style-name="ce45">
            <text:p>15,369</text:p>
          </table:table-cell>
          <table:table-cell office:value-type="float" office:value="8132" table:style-name="ce45">
            <text:p>8,132</text:p>
          </table:table-cell>
          <table:table-cell office:value-type="float" office:value="7237" table:style-name="ce60">
            <text:p>7,2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白沙鄉</text:p>
          </table:table-cell>
          <table:table-cell office:value-type="float" office:value="3646" table:style-name="ce59">
            <text:p>3,646</text:p>
          </table:table-cell>
          <table:table-cell office:value-type="float" office:value="9949" table:style-name="ce45">
            <text:p>9,949</text:p>
          </table:table-cell>
          <table:table-cell office:value-type="float" office:value="5151" table:style-name="ce45">
            <text:p>5,151</text:p>
          </table:table-cell>
          <table:table-cell office:value-type="float" office:value="4798" table:style-name="ce60">
            <text:p>4,7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嶼鄉</text:p>
          </table:table-cell>
          <table:table-cell office:value-type="float" office:value="3094" table:style-name="ce59">
            <text:p>3,094</text:p>
          </table:table-cell>
          <table:table-cell office:value-type="float" office:value="8331" table:style-name="ce45">
            <text:p>8,331</text:p>
          </table:table-cell>
          <table:table-cell office:value-type="float" office:value="4301" table:style-name="ce45">
            <text:p>4,301</text:p>
          </table:table-cell>
          <table:table-cell office:value-type="float" office:value="4030" table:style-name="ce60">
            <text:p>4,0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望安鄉</text:p>
          </table:table-cell>
          <table:table-cell office:value-type="float" office:value="2067" table:style-name="ce59">
            <text:p>2,067</text:p>
          </table:table-cell>
          <table:table-cell office:value-type="float" office:value="5400" table:style-name="ce45">
            <text:p>5,400</text:p>
          </table:table-cell>
          <table:table-cell office:value-type="float" office:value="2919" table:style-name="ce45">
            <text:p>2,919</text:p>
          </table:table-cell>
          <table:table-cell office:value-type="float" office:value="2481" table:style-name="ce60">
            <text:p>2,481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七美鄉</text:p>
          </table:table-cell>
          <table:table-cell office:value-type="float" office:value="1474" table:style-name="ce62">
            <text:p>1,474</text:p>
          </table:table-cell>
          <table:table-cell office:value-type="float" office:value="3858" table:style-name="ce50">
            <text:p>3,858</text:p>
          </table:table-cell>
          <table:table-cell office:value-type="float" office:value="1980" table:style-name="ce50">
            <text:p>1,980</text:p>
          </table:table-cell>
          <table:table-cell office:value-type="float" office:value="1878" table:style-name="ce63">
            <text:p>1,878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101"/>
          <table:table-cell office:value-type="string" table:style-name="ce3">
            <text:p>中華民國110年10月底</text:p>
          </table:table-cell>
          <table:table-cell table:number-columns-repeated="2" table:style-name="ce10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2">
            <text:p>基隆市</text:p>
          </table:table-cell>
          <table:table-cell office:value-type="float" office:value="156177" table:style-name="ce57">
            <text:p>156,177</text:p>
          </table:table-cell>
          <table:table-cell office:value-type="float" office:value="364766" table:style-name="ce41">
            <text:p>364,766</text:p>
          </table:table-cell>
          <table:table-cell office:value-type="float" office:value="181861" table:style-name="ce41">
            <text:p>181,861</text:p>
          </table:table-cell>
          <table:table-cell office:value-type="float" office:value="182905" table:style-name="ce58">
            <text:p>182,905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中正區</text:p>
          </table:table-cell>
          <table:table-cell office:value-type="float" office:value="22907" table:style-name="ce59">
            <text:p>22,907</text:p>
          </table:table-cell>
          <table:table-cell office:value-type="float" office:value="50760" table:style-name="ce45">
            <text:p>50,760</text:p>
          </table:table-cell>
          <table:table-cell office:value-type="float" office:value="25768" table:style-name="ce45">
            <text:p>25,768</text:p>
          </table:table-cell>
          <table:table-cell office:value-type="float" office:value="24992" table:style-name="ce60">
            <text:p>24,992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七堵區</text:p>
          </table:table-cell>
          <table:table-cell office:value-type="float" office:value="22026" table:style-name="ce59">
            <text:p>22,026</text:p>
          </table:table-cell>
          <table:table-cell office:value-type="float" office:value="53419" table:style-name="ce45">
            <text:p>53,419</text:p>
          </table:table-cell>
          <table:table-cell office:value-type="float" office:value="26684" table:style-name="ce45">
            <text:p>26,684</text:p>
          </table:table-cell>
          <table:table-cell office:value-type="float" office:value="26735" table:style-name="ce60">
            <text:p>26,735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暖暖區</text:p>
          </table:table-cell>
          <table:table-cell office:value-type="float" office:value="16245" table:style-name="ce59">
            <text:p>16,245</text:p>
          </table:table-cell>
          <table:table-cell office:value-type="float" office:value="38470" table:style-name="ce45">
            <text:p>38,470</text:p>
          </table:table-cell>
          <table:table-cell office:value-type="float" office:value="19197" table:style-name="ce45">
            <text:p>19,197</text:p>
          </table:table-cell>
          <table:table-cell office:value-type="float" office:value="19273" table:style-name="ce60">
            <text:p>19,273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仁愛區</text:p>
          </table:table-cell>
          <table:table-cell office:value-type="float" office:value="18911" table:style-name="ce59">
            <text:p>18,911</text:p>
          </table:table-cell>
          <table:table-cell office:value-type="float" office:value="41976" table:style-name="ce45">
            <text:p>41,976</text:p>
          </table:table-cell>
          <table:table-cell office:value-type="float" office:value="20670" table:style-name="ce45">
            <text:p>20,670</text:p>
          </table:table-cell>
          <table:table-cell office:value-type="float" office:value="21306" table:style-name="ce60">
            <text:p>21,306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中山區</text:p>
          </table:table-cell>
          <table:table-cell office:value-type="float" office:value="19232" table:style-name="ce59">
            <text:p>19,232</text:p>
          </table:table-cell>
          <table:table-cell office:value-type="float" office:value="45903" table:style-name="ce45">
            <text:p>45,903</text:p>
          </table:table-cell>
          <table:table-cell office:value-type="float" office:value="23289" table:style-name="ce45">
            <text:p>23,289</text:p>
          </table:table-cell>
          <table:table-cell office:value-type="float" office:value="22614" table:style-name="ce60">
            <text:p>22,614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安樂區</text:p>
          </table:table-cell>
          <table:table-cell office:value-type="float" office:value="34064" table:style-name="ce59">
            <text:p>34,064</text:p>
          </table:table-cell>
          <table:table-cell office:value-type="float" office:value="81112" table:style-name="ce45">
            <text:p>81,112</text:p>
          </table:table-cell>
          <table:table-cell office:value-type="float" office:value="40163" table:style-name="ce45">
            <text:p>40,163</text:p>
          </table:table-cell>
          <table:table-cell office:value-type="float" office:value="40949" table:style-name="ce60">
            <text:p>40,949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信義區</text:p>
          </table:table-cell>
          <table:table-cell office:value-type="float" office:value="22792" table:style-name="ce62">
            <text:p>22,792</text:p>
          </table:table-cell>
          <table:table-cell office:value-type="float" office:value="53126" table:style-name="ce50">
            <text:p>53,126</text:p>
          </table:table-cell>
          <table:table-cell office:value-type="float" office:value="26090" table:style-name="ce50">
            <text:p>26,090</text:p>
          </table:table-cell>
          <table:table-cell office:value-type="float" office:value="27036" table:style-name="ce63">
            <text:p>27,036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3984" table:style-name="ce57">
            <text:p>173,984</text:p>
          </table:table-cell>
          <table:table-cell office:value-type="float" office:value="452844" table:style-name="ce41">
            <text:p>452,844</text:p>
          </table:table-cell>
          <table:table-cell office:value-type="float" office:value="223672" table:style-name="ce41">
            <text:p>223,672</text:p>
          </table:table-cell>
          <table:table-cell office:value-type="float" office:value="229172" table:style-name="ce58">
            <text:p>229,17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85382" table:style-name="ce59">
            <text:p>85,382</text:p>
          </table:table-cell>
          <table:table-cell office:value-type="float" office:value="221610" table:style-name="ce45">
            <text:p>221,610</text:p>
          </table:table-cell>
          <table:table-cell office:value-type="float" office:value="109284" table:style-name="ce45">
            <text:p>109,284</text:p>
          </table:table-cell>
          <table:table-cell office:value-type="float" office:value="112326" table:style-name="ce60">
            <text:p>112,3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9816" table:style-name="ce59">
            <text:p>59,816</text:p>
          </table:table-cell>
          <table:table-cell office:value-type="float" office:value="152490" table:style-name="ce45">
            <text:p>152,490</text:p>
          </table:table-cell>
          <table:table-cell office:value-type="float" office:value="74393" table:style-name="ce45">
            <text:p>74,393</text:p>
          </table:table-cell>
          <table:table-cell office:value-type="float" office:value="78097" table:style-name="ce60">
            <text:p>78,097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香山區</text:p>
          </table:table-cell>
          <table:table-cell office:value-type="float" office:value="28786" table:style-name="ce62">
            <text:p>28,786</text:p>
          </table:table-cell>
          <table:table-cell office:value-type="float" office:value="78744" table:style-name="ce50">
            <text:p>78,744</text:p>
          </table:table-cell>
          <table:table-cell office:value-type="float" office:value="39995" table:style-name="ce50">
            <text:p>39,995</text:p>
          </table:table-cell>
          <table:table-cell office:value-type="float" office:value="38749" table:style-name="ce63">
            <text:p>38,749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851" table:style-name="ce57">
            <text:p>101,851</text:p>
          </table:table-cell>
          <table:table-cell office:value-type="float" office:value="265208" table:style-name="ce41">
            <text:p>265,208</text:p>
          </table:table-cell>
          <table:table-cell office:value-type="float" office:value="128102" table:style-name="ce41">
            <text:p>128,102</text:p>
          </table:table-cell>
          <table:table-cell office:value-type="float" office:value="137106" table:style-name="ce58">
            <text:p>137,10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46176" table:style-name="ce59">
            <text:p>46,176</text:p>
          </table:table-cell>
          <table:table-cell office:value-type="float" office:value="119258" table:style-name="ce45">
            <text:p>119,258</text:p>
          </table:table-cell>
          <table:table-cell office:value-type="float" office:value="57101" table:style-name="ce45">
            <text:p>57,101</text:p>
          </table:table-cell>
          <table:table-cell office:value-type="float" office:value="62157" table:style-name="ce60">
            <text:p>62,157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西 <text:s text:c="3"/>區</text:p>
          </table:table-cell>
          <table:table-cell office:value-type="float" office:value="55675" table:style-name="ce62">
            <text:p>55,675</text:p>
          </table:table-cell>
          <table:table-cell office:value-type="float" office:value="145950" table:style-name="ce50">
            <text:p>145,950</text:p>
          </table:table-cell>
          <table:table-cell office:value-type="float" office:value="71001" table:style-name="ce50">
            <text:p>71,001</text:p>
          </table:table-cell>
          <table:table-cell office:value-type="float" office:value="74949" table:style-name="ce63">
            <text:p>74,94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493" table:style-name="ce57">
            <text:p>42,493</text:p>
          </table:table-cell>
          <table:table-cell office:value-type="float" office:value="141180" table:style-name="ce41">
            <text:p>141,180</text:p>
          </table:table-cell>
          <table:table-cell office:value-type="float" office:value="70367" table:style-name="ce41">
            <text:p>70,367</text:p>
          </table:table-cell>
          <table:table-cell office:value-type="float" office:value="70813" table:style-name="ce58">
            <text:p>70,8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城鎮</text:p>
          </table:table-cell>
          <table:table-cell office:value-type="float" office:value="13274" table:style-name="ce59">
            <text:p>13,274</text:p>
          </table:table-cell>
          <table:table-cell office:value-type="float" office:value="42814" table:style-name="ce45">
            <text:p>42,814</text:p>
          </table:table-cell>
          <table:table-cell office:value-type="float" office:value="21327" table:style-name="ce45">
            <text:p>21,327</text:p>
          </table:table-cell>
          <table:table-cell office:value-type="float" office:value="21487" table:style-name="ce60">
            <text:p>21,4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湖鎮</text:p>
          </table:table-cell>
          <table:table-cell office:value-type="float" office:value="9510" table:style-name="ce59">
            <text:p>9,510</text:p>
          </table:table-cell>
          <table:table-cell office:value-type="float" office:value="30531" table:style-name="ce45">
            <text:p>30,531</text:p>
          </table:table-cell>
          <table:table-cell office:value-type="float" office:value="15271" table:style-name="ce45">
            <text:p>15,271</text:p>
          </table:table-cell>
          <table:table-cell office:value-type="float" office:value="15260" table:style-name="ce60">
            <text:p>15,2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沙鎮</text:p>
          </table:table-cell>
          <table:table-cell office:value-type="float" office:value="6517" table:style-name="ce59">
            <text:p>6,517</text:p>
          </table:table-cell>
          <table:table-cell office:value-type="float" office:value="20713" table:style-name="ce45">
            <text:p>20,713</text:p>
          </table:table-cell>
          <table:table-cell office:value-type="float" office:value="10178" table:style-name="ce45">
            <text:p>10,178</text:p>
          </table:table-cell>
          <table:table-cell office:value-type="float" office:value="10535" table:style-name="ce60">
            <text:p>10,5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寧鄉</text:p>
          </table:table-cell>
          <table:table-cell office:value-type="float" office:value="9792" table:style-name="ce59">
            <text:p>9,792</text:p>
          </table:table-cell>
          <table:table-cell office:value-type="float" office:value="33759" table:style-name="ce45">
            <text:p>33,759</text:p>
          </table:table-cell>
          <table:table-cell office:value-type="float" office:value="16929" table:style-name="ce45">
            <text:p>16,929</text:p>
          </table:table-cell>
          <table:table-cell office:value-type="float" office:value="16830" table:style-name="ce60">
            <text:p>16,8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烈嶼鄉</text:p>
          </table:table-cell>
          <table:table-cell office:value-type="float" office:value="3268" table:style-name="ce59">
            <text:p>3,268</text:p>
          </table:table-cell>
          <table:table-cell office:value-type="float" office:value="12698" table:style-name="ce45">
            <text:p>12,698</text:p>
          </table:table-cell>
          <table:table-cell office:value-type="float" office:value="6323" table:style-name="ce45">
            <text:p>6,323</text:p>
          </table:table-cell>
          <table:table-cell office:value-type="float" office:value="6375" table:style-name="ce60">
            <text:p>6,375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烏坵鄉</text:p>
          </table:table-cell>
          <table:table-cell office:value-type="float" office:value="132" table:style-name="ce62">
            <text:p>132</text:p>
          </table:table-cell>
          <table:table-cell office:value-type="float" office:value="665" table:style-name="ce50">
            <text:p>665</text:p>
          </table:table-cell>
          <table:table-cell office:value-type="float" office:value="339" table:style-name="ce50">
            <text:p>339</text:p>
          </table:table-cell>
          <table:table-cell office:value-type="float" office:value="326" table:style-name="ce63">
            <text:p>32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10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01" table:style-name="ce57">
            <text:p>3,501</text:p>
          </table:table-cell>
          <table:table-cell office:value-type="float" office:value="13516" table:style-name="ce41">
            <text:p>13,516</text:p>
          </table:table-cell>
          <table:table-cell office:value-type="float" office:value="7822" table:style-name="ce41">
            <text:p>7,822</text:p>
          </table:table-cell>
          <table:table-cell office:value-type="float" office:value="5694" table:style-name="ce58">
            <text:p>5,6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竿鄉</text:p>
          </table:table-cell>
          <table:table-cell office:value-type="float" office:value="1988" table:style-name="ce59">
            <text:p>1,988</text:p>
          </table:table-cell>
          <table:table-cell office:value-type="float" office:value="7627" table:style-name="ce45">
            <text:p>7,627</text:p>
          </table:table-cell>
          <table:table-cell office:value-type="float" office:value="4292" table:style-name="ce45">
            <text:p>4,292</text:p>
          </table:table-cell>
          <table:table-cell office:value-type="float" office:value="3335" table:style-name="ce60">
            <text:p>3,3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竿鄉</text:p>
          </table:table-cell>
          <table:table-cell office:value-type="float" office:value="832" table:style-name="ce59">
            <text:p>832</text:p>
          </table:table-cell>
          <table:table-cell office:value-type="float" office:value="2932" table:style-name="ce45">
            <text:p>2,932</text:p>
          </table:table-cell>
          <table:table-cell office:value-type="float" office:value="1694" table:style-name="ce45">
            <text:p>1,694</text:p>
          </table:table-cell>
          <table:table-cell office:value-type="float" office:value="1238" table:style-name="ce60">
            <text:p>1,2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莒光鄉</text:p>
          </table:table-cell>
          <table:table-cell office:value-type="float" office:value="326" table:style-name="ce59">
            <text:p>326</text:p>
          </table:table-cell>
          <table:table-cell office:value-type="float" office:value="1482" table:style-name="ce45">
            <text:p>1,482</text:p>
          </table:table-cell>
          <table:table-cell office:value-type="float" office:value="933" table:style-name="ce45">
            <text:p>933</text:p>
          </table:table-cell>
          <table:table-cell office:value-type="float" office:value="549" table:style-name="ce60">
            <text:p>549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東引鄉</text:p>
          </table:table-cell>
          <table:table-cell office:value-type="float" office:value="355" table:style-name="ce62">
            <text:p>355</text:p>
          </table:table-cell>
          <table:table-cell office:value-type="float" office:value="1475" table:style-name="ce50">
            <text:p>1,475</text:p>
          </table:table-cell>
          <table:table-cell office:value-type="float" office:value="903" table:style-name="ce50">
            <text:p>903</text:p>
          </table:table-cell>
          <table:table-cell office:value-type="float" office:value="572" table:style-name="ce63">
            <text:p>57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42:38Z</meta:creation-date>
    <dc:date>2021-11-03T03:43:48Z</dc:date>
  </office:meta>
</office:document-meta>
</file>